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9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48">
      <style:table-cell-properties fo:background-color="#FFFFFF"/>
    </style:style>
    <style:style style:name="ce95" style:family="table-cell" style:parent-style-name="Default" style:data-style-name="N0">
      <style:table-cell-properties fo:background-color="#FFFFFF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0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0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0 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0 年 11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1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1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1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1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5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2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2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">
            <text:p><text:span text:style-name="T7">戶　數</text:span></text:p>
          </table:table-cell>
          <table:table-cell table:number-columns-repeated="3" table:style-name="ce20"/>
          <table:table-cell office:value-type="string" table:number-columns-spanned="1" table:number-rows-spanned="3" table:style-name="ce221">
            <text:p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男</text:span></text:p>
          </table:table-cell>
          <table:table-cell office:value-type="string" table:number-columns-spanned="1" table:number-rows-spanned="3" table:style-name="ce221">
            <text:p><text:span text:style-name="T7">女</text:span></text:p>
          </table:table-cell>
          <table:table-cell office:value-type="string" table:style-name="ce23">
            <text:p><text:span text:style-name="T7">折合年</text:span></text:p>
          </table:table-cell>
          <table:table-cell office:value-type="string" table:number-columns-spanned="1" table:number-rows-spanned="3" table:style-name="ce221">
            <text:p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男</text:span></text:p>
          </table:table-cell>
          <table:table-cell office:value-type="string" table:number-columns-spanned="1" table:number-rows-spanned="3" table:style-name="ce221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style-name="ce20">
            <text:p><text:s/></text:p>
          </table:table-cell>
          <table:table-cell office:value-type="string" table:style-name="ce25">
            <text:p><text:span text:style-name="T7">折合年自</text:span></text:p>
          </table:table-cell>
          <table:table-cell office:value-type="string" table:number-columns-spanned="1" table:number-rows-spanned="3" table:style-name="ce2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不同性別</text:span></text:p>
          </table:table-cell>
          <table:table-cell office:value-type="string" table:number-columns-spanned="3" table:number-rows-spanned="1" table:style-name="ce221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不同性別</text:span></text:p>
          </table:table-cell>
          <table:table-cell office:value-type="string" table:number-columns-spanned="3" table:number-rows-spanned="1" table:style-name="ce221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0">
            <text:p><text:span text:style-name="T7">計</text:span></text:p>
          </table:table-cell>
          <table:table-cell office:value-type="string" table:style-name="ce30">
            <text:p><text:span text:style-name="T7">男</text:span></text:p>
          </table:table-cell>
          <table:table-cell office:value-type="string" table:style-name="ce30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死亡率</text:span></text:p>
          </table:table-cell>
          <table:table-cell office:value-type="string" table:style-name="ce30">
            <text:p><text:span text:style-name="T7">人數</text:span></text:p>
          </table:table-cell>
          <table:table-cell office:value-type="string" table:style-name="ce25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7">計</text:span></text:p>
          </table:table-cell>
          <table:table-cell office:value-type="string" table:number-columns-spanned="1" table:number-rows-spanned="2" table:style-name="ce221">
            <text:p><text:span text:style-name="T7">男</text:span></text:p>
          </table:table-cell>
          <table:table-cell office:value-type="string" table:number-columns-spanned="1" table:number-rows-spanned="2" table:style-name="ce223">
            <text:p><text:span text:style-name="T7">女</text:span></text:p>
          </table:table-cell>
          <table:table-cell office:value-type="string" table:style-name="ce3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1">
            <text:p><text:span text:style-name="T7">計</text:span></text:p>
          </table:table-cell>
          <table:table-cell office:value-type="string" table:number-columns-spanned="1" table:number-rows-spanned="2" table:style-name="ce221">
            <text:p><text:span text:style-name="T7">男</text:span></text:p>
          </table:table-cell>
          <table:table-cell office:value-type="string" table:number-columns-spanned="1" table:number-rows-spanned="2" table:style-name="ce223">
            <text:p><text:span text:style-name="T7">女</text:span></text:p>
          </table:table-cell>
          <table:table-cell office:value-type="string" table:style-name="ce3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7"/>
          <table:table-cell table:style-name="ce38"/>
          <table:table-cell table:number-columns-repeated="2" table:style-name="ce39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42">
            <text:p>‰</text:p>
          </table:table-cell>
          <table:table-cell table:style-name="ce39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3"/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office:value-type="float" office:value="0" table:style-name="ce50">
            <text:p>—</text:p>
          </table:table-cell>
          <table:table-cell table:number-columns-repeated="2" table:style-name="ce23"/>
          <table:table-cell table:style-name="ce49"/>
          <table:table-cell table:number-columns-repeated="3" table:style-name="ce23"/>
          <table:table-cell table:style-name="ce49"/>
          <table:table-cell office:value-type="float" office:value="0" table:style-name="ce51">
            <text:p>—</text:p>
          </table:table-cell>
          <table:table-cell table:style-name="ce25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number-columns-repeated="2" table:style-name="ce23"/>
          <table:table-cell table:style-name="ce53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5">
            <text:p>40<text:s/><text:span text:style-name="T9">年</text:span>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8">
            <text:p>38.40</text:p>
          </table:table-cell>
          <table:table-cell table:style-name="ce56"/>
          <table:table-cell office:value-type="float" office:value="73676" table:style-name="ce56">
            <text:p>73,676</text:p>
          </table:table-cell>
          <table:table-cell table:number-columns-repeated="3" table:style-name="ce56"/>
          <table:table-cell office:value-type="float" office:value="9.5500000000000007" table:style-name="ce57">
            <text:p>9.55</text:p>
          </table:table-cell>
          <table:table-cell table:style-name="ce56"/>
          <table:table-cell office:value-type="float" office:value="3858" table:style-name="ce56">
            <text:p>3,858</text:p>
          </table:table-cell>
          <table:table-cell table:number-columns-repeated="3" table:style-name="ce56"/>
          <table:table-cell office:value-type="float" office:value="0.5" table:style-name="ce57">
            <text:p>0.5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170729" table:style-name="ce59">
            <text:p>170,729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50<text:s/><text:span text:style-name="T9">年</text:span>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8">
            <text:p>31.58</text:p>
          </table:table-cell>
          <table:table-cell table:style-name="ce56"/>
          <table:table-cell office:value-type="float" office:value="83797" table:style-name="ce56">
            <text:p>83,797</text:p>
          </table:table-cell>
          <table:table-cell table:number-columns-repeated="3" table:style-name="ce56"/>
          <table:table-cell office:value-type="float" office:value="7.51" table:style-name="ce57">
            <text:p>7.51</text:p>
          </table:table-cell>
          <table:table-cell table:style-name="ce56"/>
          <table:table-cell office:value-type="float" office:value="4487" table:style-name="ce56">
            <text:p>4,487</text:p>
          </table:table-cell>
          <table:table-cell table:number-columns-repeated="3" table:style-name="ce56"/>
          <table:table-cell office:value-type="float" office:value="0.4" table:style-name="ce57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60<text:s/><text:span text:style-name="T9">年</text:span>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8">
            <text:p>20.86</text:p>
          </table:table-cell>
          <table:table-cell table:style-name="ce56"/>
          <table:table-cell office:value-type="float" office:value="106812" table:style-name="ce56">
            <text:p>106,812</text:p>
          </table:table-cell>
          <table:table-cell table:number-columns-repeated="3" table:style-name="ce56"/>
          <table:table-cell office:value-type="float" office:value="7.2" table:style-name="ce57">
            <text:p>7.20</text:p>
          </table:table-cell>
          <table:table-cell table:style-name="ce56"/>
          <table:table-cell office:value-type="float" office:value="5310" table:style-name="ce56">
            <text:p>5,310</text:p>
          </table:table-cell>
          <table:table-cell table:number-columns-repeated="3" table:style-name="ce56"/>
          <table:table-cell office:value-type="float" office:value="0.36" table:style-name="ce57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70<text:s/><text:span text:style-name="T9">年</text:span>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8">
            <text:p>18.14</text:p>
          </table:table-cell>
          <table:table-cell table:style-name="ce56"/>
          <table:table-cell office:value-type="float" office:value="167496" table:style-name="ce56">
            <text:p>167,496</text:p>
          </table:table-cell>
          <table:table-cell table:number-columns-repeated="3" table:style-name="ce56"/>
          <table:table-cell office:value-type="float" office:value="9.2899999999999991" table:style-name="ce57">
            <text:p>9.29</text:p>
          </table:table-cell>
          <table:table-cell table:style-name="ce56"/>
          <table:table-cell office:value-type="float" office:value="14875" table:style-name="ce56">
            <text:p>14,875</text:p>
          </table:table-cell>
          <table:table-cell table:number-columns-repeated="3" table:style-name="ce56"/>
          <table:table-cell office:value-type="float" office:value="0.83" table:style-name="ce57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80<text:s/><text:span text:style-name="T9">年</text:span>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8">
            <text:p>10.52</text:p>
          </table:table-cell>
          <table:table-cell table:style-name="ce56"/>
          <table:table-cell office:value-type="float" office:value="162972" table:style-name="ce56">
            <text:p>162,972</text:p>
          </table:table-cell>
          <table:table-cell table:number-columns-repeated="3" table:style-name="ce56"/>
          <table:table-cell office:value-type="float" office:value="7.95" table:style-name="ce57">
            <text:p>7.95</text:p>
          </table:table-cell>
          <table:table-cell table:style-name="ce56"/>
          <table:table-cell office:value-type="float" office:value="28298" table:style-name="ce56">
            <text:p>28,298</text:p>
          </table:table-cell>
          <table:table-cell table:number-columns-repeated="3" table:style-name="ce56"/>
          <table:table-cell office:value-type="float" office:value="1.38" table:style-name="ce57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6">
            <text:p>345,5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0<text:s/><text:span text:style-name="T9">年</text:span>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8">
            <text:p>5.94</text:p>
          </table:table-cell>
          <table:table-cell table:style-name="ce56"/>
          <table:table-cell office:value-type="float" office:value="170515" table:style-name="ce56">
            <text:p>170,515</text:p>
          </table:table-cell>
          <table:table-cell table:number-columns-repeated="3" table:style-name="ce56"/>
          <table:table-cell office:value-type="float" office:value="7.63" table:style-name="ce57">
            <text:p>7.63</text:p>
          </table:table-cell>
          <table:table-cell table:style-name="ce56"/>
          <table:table-cell office:value-type="float" office:value="56538" table:style-name="ce56">
            <text:p>56,538</text:p>
          </table:table-cell>
          <table:table-cell table:number-columns-repeated="3" table:style-name="ce56"/>
          <table:table-cell office:value-type="float" office:value="2.5299999999999998" table:style-name="ce57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6">
            <text:p>420,8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5<text:s/><text:span text:style-name="T9">年</text:span>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8">
            <text:p>3.01</text:p>
          </table:table-cell>
          <table:table-cell table:style-name="ce56"/>
          <table:table-cell office:value-type="float" office:value="142669" table:style-name="ce56">
            <text:p>142,669</text:p>
          </table:table-cell>
          <table:table-cell table:number-columns-repeated="3" table:style-name="ce56"/>
          <table:table-cell office:value-type="float" office:value="6.25" table:style-name="ce57">
            <text:p>6.25</text:p>
          </table:table-cell>
          <table:table-cell table:style-name="ce56"/>
          <table:table-cell office:value-type="float" office:value="64540" table:style-name="ce56">
            <text:p>64,540</text:p>
          </table:table-cell>
          <table:table-cell table:number-columns-repeated="3" table:style-name="ce56"/>
          <table:table-cell office:value-type="float" office:value="2.83" table:style-name="ce57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6">
            <text:p>474,91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6<text:s/><text:span text:style-name="T9">年</text:span>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8">
            <text:p>2.76</text:p>
          </table:table-cell>
          <table:table-cell table:style-name="ce56"/>
          <table:table-cell office:value-type="float" office:value="135041" table:style-name="ce56">
            <text:p>135,041</text:p>
          </table:table-cell>
          <table:table-cell table:number-columns-repeated="3" table:style-name="ce56"/>
          <table:table-cell office:value-type="float" office:value="5.89" table:style-name="ce57">
            <text:p>5.89</text:p>
          </table:table-cell>
          <table:table-cell table:style-name="ce56"/>
          <table:table-cell office:value-type="float" office:value="58518" table:style-name="ce56">
            <text:p>58,518</text:p>
          </table:table-cell>
          <table:table-cell table:number-columns-repeated="3" table:style-name="ce56"/>
          <table:table-cell office:value-type="float" office:value="2.5499999999999998" table:style-name="ce57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6">
            <text:p>484,1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7<text:s/><text:span text:style-name="T9">年</text:span>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8">
            <text:p>2.40</text:p>
          </table:table-cell>
          <table:table-cell table:style-name="ce56"/>
          <table:table-cell office:value-type="float" office:value="154866" table:style-name="ce56">
            <text:p>154,866</text:p>
          </table:table-cell>
          <table:table-cell table:number-columns-repeated="3" table:style-name="ce56"/>
          <table:table-cell office:value-type="float" office:value="6.73" table:style-name="ce57">
            <text:p>6.73</text:p>
          </table:table-cell>
          <table:table-cell table:style-name="ce56"/>
          <table:table-cell office:value-type="float" office:value="55995" table:style-name="ce56">
            <text:p>55,995</text:p>
          </table:table-cell>
          <table:table-cell table:number-columns-repeated="3" table:style-name="ce56"/>
          <table:table-cell office:value-type="float" office:value="2.4300000000000002" table:style-name="ce57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6">
            <text:p>494,10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8<text:s/><text:span text:style-name="T9">年</text:span>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8">
            <text:p>2.07</text:p>
          </table:table-cell>
          <table:table-cell table:style-name="ce56"/>
          <table:table-cell office:value-type="float" office:value="117099" table:style-name="ce56">
            <text:p>117,099</text:p>
          </table:table-cell>
          <table:table-cell table:number-columns-repeated="3" table:style-name="ce56"/>
          <table:table-cell office:value-type="float" office:value="5.07" table:style-name="ce57">
            <text:p>5.07</text:p>
          </table:table-cell>
          <table:table-cell table:style-name="ce56"/>
          <table:table-cell office:value-type="float" office:value="57223" table:style-name="ce56">
            <text:p>57,223</text:p>
          </table:table-cell>
          <table:table-cell table:number-columns-repeated="3" table:style-name="ce56"/>
          <table:table-cell office:value-type="float" office:value="2.48" table:style-name="ce57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6">
            <text:p>504,531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9<text:s/><text:span text:style-name="T9">年</text:span>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8">
            <text:p>0.91</text:p>
          </table:table-cell>
          <table:table-cell table:style-name="ce56"/>
          <table:table-cell office:value-type="float" office:value="138819" table:style-name="ce56">
            <text:p>138,819</text:p>
          </table:table-cell>
          <table:table-cell table:number-columns-repeated="3" table:style-name="ce56"/>
          <table:table-cell office:value-type="float" office:value="6" table:style-name="ce57">
            <text:p>6.00</text:p>
          </table:table-cell>
          <table:table-cell table:style-name="ce56"/>
          <table:table-cell office:value-type="float" office:value="58115" table:style-name="ce56">
            <text:p>58,115</text:p>
          </table:table-cell>
          <table:table-cell table:number-columns-repeated="3" table:style-name="ce56"/>
          <table:table-cell office:value-type="float" office:value="2.5099999999999998" table:style-name="ce57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6">
            <text:p>512,7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0<text:span text:style-name="T9">年</text:span>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8">
            <text:p>1.88</text:p>
          </table:table-cell>
          <table:table-cell table:style-name="ce56"/>
          <table:table-cell office:value-type="float" office:value="165327" table:style-name="ce56">
            <text:p>165,327</text:p>
          </table:table-cell>
          <table:table-cell table:number-columns-repeated="3" table:style-name="ce56"/>
          <table:table-cell office:value-type="float" office:value="7.13" table:style-name="ce57">
            <text:p>7.13</text:p>
          </table:table-cell>
          <table:table-cell table:style-name="ce56"/>
          <table:table-cell office:value-type="float" office:value="57008" table:style-name="ce56">
            <text:p>57,008</text:p>
          </table:table-cell>
          <table:table-cell table:number-columns-repeated="3" table:style-name="ce56"/>
          <table:table-cell office:value-type="float" office:value="2.46" table:style-name="ce57">
            <text:p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6">
            <text:p>519,98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1<text:span text:style-name="T9">年</text:span>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57">
            <text:p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8">
            <text:p>3.23</text:p>
          </table:table-cell>
          <table:table-cell table:style-name="ce56"/>
          <table:table-cell office:value-type="float" office:value="143384" table:style-name="ce56">
            <text:p>143,384</text:p>
          </table:table-cell>
          <table:table-cell table:number-columns-repeated="3" table:style-name="ce56"/>
          <table:table-cell office:value-type="float" office:value="6.16" table:style-name="ce57">
            <text:p>6.16</text:p>
          </table:table-cell>
          <table:table-cell table:style-name="ce56"/>
          <table:table-cell office:value-type="float" office:value="55980" table:style-name="ce56">
            <text:p>55,980</text:p>
          </table:table-cell>
          <table:table-cell table:number-columns-repeated="3" table:style-name="ce56"/>
          <table:table-cell office:value-type="float" office:value="2.41" table:style-name="ce57">
            <text:p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6">
            <text:p>527,25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2<text:span text:style-name="T9">年</text:span>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8">
            <text:p>1.85</text:p>
          </table:table-cell>
          <table:table-cell table:style-name="ce56"/>
          <table:table-cell office:value-type="float" office:value="147636" table:style-name="ce56">
            <text:p>147,636</text:p>
          </table:table-cell>
          <table:table-cell table:number-columns-repeated="3" table:style-name="ce56"/>
          <table:table-cell office:value-type="float" office:value="6.32" table:style-name="ce57">
            <text:p>6.32</text:p>
          </table:table-cell>
          <table:table-cell table:style-name="ce56"/>
          <table:table-cell office:value-type="float" office:value="53604" table:style-name="ce56">
            <text:p>53,604</text:p>
          </table:table-cell>
          <table:table-cell table:number-columns-repeated="3" table:style-name="ce56"/>
          <table:table-cell office:value-type="float" office:value="2.2999999999999998" table:style-name="ce57">
            <text:p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6">
            <text:p>533,6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3<text:span text:style-name="T9">年</text:span>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8">
            <text:p>1.98</text:p>
          </table:table-cell>
          <table:table-cell table:style-name="ce56"/>
          <table:table-cell office:value-type="float" office:value="149287" table:style-name="ce56">
            <text:p>149,287</text:p>
          </table:table-cell>
          <table:table-cell table:number-columns-repeated="3" table:style-name="ce56"/>
          <table:table-cell office:value-type="float" office:value="6.38" table:style-name="ce57">
            <text:p>6.38</text:p>
          </table:table-cell>
          <table:table-cell table:style-name="ce56"/>
          <table:table-cell office:value-type="float" office:value="53190" table:style-name="ce56">
            <text:p>53,190</text:p>
          </table:table-cell>
          <table:table-cell table:number-columns-repeated="3" table:style-name="ce56"/>
          <table:table-cell office:value-type="float" office:value="2.27" table:style-name="ce57">
            <text:p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6">
            <text:p>540,0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4<text:span text:style-name="T9">年</text:span>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8">
            <text:p>2.12</text:p>
          </table:table-cell>
          <table:table-cell table:style-name="ce56"/>
          <table:table-cell office:value-type="float" office:value="154346" table:style-name="ce56">
            <text:p>154,346</text:p>
          </table:table-cell>
          <table:table-cell table:number-columns-repeated="3" table:style-name="ce56"/>
          <table:table-cell office:value-type="float" office:value="6.58" table:style-name="ce57">
            <text:p>6.58</text:p>
          </table:table-cell>
          <table:table-cell table:style-name="ce56"/>
          <table:table-cell office:value-type="float" office:value="53459" table:style-name="ce56">
            <text:p>53,459</text:p>
          </table:table-cell>
          <table:table-cell table:number-columns-repeated="3" table:style-name="ce56"/>
          <table:table-cell office:value-type="float" office:value="2.2799999999999998" table:style-name="ce57">
            <text:p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6">
            <text:p>546,6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5<text:span text:style-name="T9">年</text:span>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8">
            <text:p>1.53</text:p>
          </table:table-cell>
          <table:table-cell table:style-name="ce56"/>
          <table:table-cell office:value-type="float" office:value="147861" table:style-name="ce56">
            <text:p>147,861</text:p>
          </table:table-cell>
          <table:table-cell table:number-columns-repeated="3" table:style-name="ce56"/>
          <table:table-cell office:value-type="float" office:value="6.29" table:style-name="ce57">
            <text:p>6.29</text:p>
          </table:table-cell>
          <table:table-cell table:style-name="ce56"/>
          <table:table-cell office:value-type="float" office:value="53837" table:style-name="ce56">
            <text:p>53,837</text:p>
          </table:table-cell>
          <table:table-cell table:number-columns-repeated="3" table:style-name="ce56"/>
          <table:table-cell office:value-type="float" office:value="2.29" table:style-name="ce57">
            <text:p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6">
            <text:p>553,22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6<text:span text:style-name="T9">年</text:span></text:p>
          </table:table-cell>
          <table:covered-table-cell/>
          <table:table-cell office:value-type="float" office:value="8649000" table:style-name="ce56">
            <text:p>8,649,000</text:p>
          </table:table-cell>
          <table:table-cell office:value-type="float" office:value="23571227" table:style-name="ce56">
            <text:p>23,571,227</text:p>
          </table:table-cell>
          <table:table-cell office:value-type="float" office:value="11719580" table:style-name="ce56">
            <text:p>11,719,580</text:p>
          </table:table-cell>
          <table:table-cell office:value-type="float" office:value="11851647" table:style-name="ce56">
            <text:p>11,851,647</text:p>
          </table:table-cell>
          <table:table-cell office:value-type="float" office:value="193844" table:style-name="ce56">
            <text:p>193,844</text:p>
          </table:table-cell>
          <table:table-cell office:value-type="float" office:value="100477" table:style-name="ce56">
            <text:p>100,477</text:p>
          </table:table-cell>
          <table:table-cell office:value-type="float" office:value="93367" table:style-name="ce56">
            <text:p>93,367</text:p>
          </table:table-cell>
          <table:table-cell office:value-type="float" office:value="8.23" table:style-name="ce57">
            <text:p>8.23</text:p>
          </table:table-cell>
          <table:table-cell office:value-type="float" office:value="171242" table:style-name="ce56">
            <text:p>171,242</text:p>
          </table:table-cell>
          <table:table-cell office:value-type="float" office:value="101555" table:style-name="ce56">
            <text:p>101,555</text:p>
          </table:table-cell>
          <table:table-cell office:value-type="float" office:value="69687" table:style-name="ce56">
            <text:p>69,687</text:p>
          </table:table-cell>
          <table:table-cell office:value-type="float" office:value="7.27" table:style-name="ce57">
            <text:p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58">
            <text:p>0.96</text:p>
          </table:table-cell>
          <table:table-cell table:style-name="ce56"/>
          <table:table-cell office:value-type="float" office:value="138034" table:style-name="ce56">
            <text:p>138,034</text:p>
          </table:table-cell>
          <table:table-cell table:number-columns-repeated="3" table:style-name="ce56"/>
          <table:table-cell office:value-type="float" office:value="5.86" table:style-name="ce57">
            <text:p>5.86</text:p>
          </table:table-cell>
          <table:table-cell table:style-name="ce56"/>
          <table:table-cell office:value-type="float" office:value="54412" table:style-name="ce56">
            <text:p>54,412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48049" table:style-name="ce56">
            <text:p>948,049</text:p>
          </table:table-cell>
          <table:table-cell office:value-type="float" office:value="939240" table:style-name="ce56">
            <text:p>939,240</text:p>
          </table:table-cell>
          <table:table-cell office:value-type="float" office:value="559426" table:style-name="ce56">
            <text:p>559,42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7<text:span text:style-name="T9">年</text:span></text:p>
          </table:table-cell>
          <table:covered-table-cell/>
          <table:table-cell office:value-type="float" office:value="8734477" table:style-name="ce56">
            <text:p>8,734,477</text:p>
          </table:table-cell>
          <table:table-cell office:value-type="float" office:value="23588932" table:style-name="ce56">
            <text:p>23,588,932</text:p>
          </table:table-cell>
          <table:table-cell office:value-type="float" office:value="11712913" table:style-name="ce56">
            <text:p>11,712,913</text:p>
          </table:table-cell>
          <table:table-cell office:value-type="float" office:value="11876019" table:style-name="ce56">
            <text:p>11,876,019</text:p>
          </table:table-cell>
          <table:table-cell office:value-type="float" office:value="181601" table:style-name="ce56">
            <text:p>181,601</text:p>
          </table:table-cell>
          <table:table-cell office:value-type="float" office:value="93876" table:style-name="ce56">
            <text:p>93,876</text:p>
          </table:table-cell>
          <table:table-cell office:value-type="float" office:value="87725" table:style-name="ce56">
            <text:p>87,725</text:p>
          </table:table-cell>
          <table:table-cell office:value-type="float" office:value="7.7" table:style-name="ce57">
            <text:p>7.70</text:p>
          </table:table-cell>
          <table:table-cell office:value-type="float" office:value="172784" table:style-name="ce56">
            <text:p>172,784</text:p>
          </table:table-cell>
          <table:table-cell office:value-type="float" office:value="101931" table:style-name="ce56">
            <text:p>101,931</text:p>
          </table:table-cell>
          <table:table-cell office:value-type="float" office:value="70853" table:style-name="ce56">
            <text:p>70,853</text:p>
          </table:table-cell>
          <table:table-cell office:value-type="float" office:value="7.33" table:style-name="ce57">
            <text:p>7.33</text:p>
          </table:table-cell>
          <table:table-cell office:value-type="float" office:value="8817" table:style-name="ce56">
            <text:p>8,817</text:p>
          </table:table-cell>
          <table:table-cell office:value-type="float" office:value="0.37" table:style-name="ce58">
            <text:p>0.37</text:p>
          </table:table-cell>
          <table:table-cell office:value-type="float" office:value="135403" table:style-name="ce56">
            <text:p>135,403</text:p>
          </table:table-cell>
          <table:table-cell office:value-type="float" office:value="135403" table:style-name="ce56">
            <text:p>135,403</text:p>
          </table:table-cell>
          <table:table-cell table:number-columns-repeated="3" table:style-name="ce56"/>
          <table:table-cell office:value-type="float" office:value="5.74" table:style-name="ce57">
            <text:p>5.74</text:p>
          </table:table-cell>
          <table:table-cell table:style-name="ce56"/>
          <table:table-cell office:value-type="float" office:value="54443" table:style-name="ce56">
            <text:p>54,443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84815" table:style-name="ce56">
            <text:p>984,815</text:p>
          </table:table-cell>
          <table:table-cell office:value-type="float" office:value="975927" table:style-name="ce56">
            <text:p>975,927</text:p>
          </table:table-cell>
          <table:table-cell office:value-type="float" office:value="565561" table:style-name="ce56">
            <text:p>565,56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8<text:span text:style-name="T9">年</text:span></text:p>
          </table:table-cell>
          <table:covered-table-cell/>
          <table:table-cell office:value-type="float" office:value="8832745" table:style-name="ce56">
            <text:p>8,832,745</text:p>
          </table:table-cell>
          <table:table-cell office:value-type="float" office:value="23603121" table:style-name="ce56">
            <text:p>23,603,121</text:p>
          </table:table-cell>
          <table:table-cell office:value-type="float" office:value="11705186" table:style-name="ce56">
            <text:p>11,705,186</text:p>
          </table:table-cell>
          <table:table-cell office:value-type="float" office:value="11897935" table:style-name="ce56">
            <text:p>11,897,935</text:p>
          </table:table-cell>
          <table:table-cell office:value-type="float" office:value="177767" table:style-name="ce56">
            <text:p>177,767</text:p>
          </table:table-cell>
          <table:table-cell office:value-type="float" office:value="92237" table:style-name="ce56">
            <text:p>92,237</text:p>
          </table:table-cell>
          <table:table-cell office:value-type="float" office:value="85530" table:style-name="ce56">
            <text:p>85,530</text:p>
          </table:table-cell>
          <table:table-cell office:value-type="float" office:value="7.53" table:style-name="ce57">
            <text:p>7.53</text:p>
          </table:table-cell>
          <table:table-cell office:value-type="float" office:value="176296" table:style-name="ce56">
            <text:p>176,296</text:p>
          </table:table-cell>
          <table:table-cell office:value-type="float" office:value="103720" table:style-name="ce56">
            <text:p>103,720</text:p>
          </table:table-cell>
          <table:table-cell office:value-type="float" office:value="72576" table:style-name="ce56">
            <text:p>72,576</text:p>
          </table:table-cell>
          <table:table-cell office:value-type="float" office:value="7.47" table:style-name="ce57">
            <text:p>7.47</text:p>
          </table:table-cell>
          <table:table-cell office:value-type="float" office:value="1471" table:style-name="ce56">
            <text:p>1,471</text:p>
          </table:table-cell>
          <table:table-cell office:value-type="float" office:value="6.2E-2" table:style-name="ce58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6">
            <text:p>131,585</text:p>
          </table:table-cell>
          <table:table-cell office:value-type="float" office:value="2939" table:style-name="ce56">
            <text:p>2,939</text:p>
          </table:table-cell>
          <table:table-cell office:value-type="float" office:value="928" table:style-name="ce56">
            <text:p>928</text:p>
          </table:table-cell>
          <table:table-cell office:value-type="float" office:value="2011" table:style-name="ce56">
            <text:p>2,011</text:p>
          </table:table-cell>
          <table:table-cell office:value-type="float" office:value="5.7" table:style-name="ce57">
            <text:p>5.70</text:p>
          </table:table-cell>
          <table:table-cell office:value-type="float" office:value="54473" table:style-name="ce56">
            <text:p>54,473</text:p>
          </table:table-cell>
          <table:table-cell office:value-type="float" office:value="54363" table:style-name="ce56">
            <text:p>54,363</text:p>
          </table:table-cell>
          <table:table-cell office:value-type="float" office:value="110" table:style-name="ce56">
            <text:p>11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2.31" table:style-name="ce57">
            <text:p>2.31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571427" table:style-name="ce56">
            <text:p>571,42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64">
            <text:p>517</text:p>
          </table:table-cell>
          <table:table-cell office:value-type="float" office:value="0.26" table:style-name="ce66">
            <text:p>0.26</text:p>
          </table:table-cell>
          <table:table-cell office:value-type="float" office:value="13902" table:style-name="ce64">
            <text:p>13,902</text:p>
          </table:table-cell>
          <table:table-cell office:value-type="float" office:value="13902" table:style-name="ce64">
            <text:p>13,902</text:p>
          </table:table-cell>
          <table:table-cell table:number-columns-repeated="3" table:style-name="ce64"/>
          <table:table-cell office:value-type="float" office:value="6.94" table:style-name="ce65">
            <text:p>6.94</text:p>
          </table:table-cell>
          <table:table-cell office:value-type="float" office:value="4775" table:style-name="ce64">
            <text:p>4,775</text:p>
          </table:table-cell>
          <table:table-cell office:value-type="float" office:value="4775" table:style-name="ce64">
            <text:p>4,775</text:p>
          </table:table-cell>
          <table:table-cell table:number-columns-repeated="3" table:style-name="ce64"/>
          <table:table-cell office:value-type="float" office:value="2.38" table:style-name="ce65">
            <text:p>2.38</text:p>
          </table:table-cell>
          <table:table-cell office:value-type="float" office:value="88882" table:style-name="ce64">
            <text:p>88,882</text:p>
          </table:table-cell>
          <table:table-cell office:value-type="float" office:value="87587" table:style-name="ce64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64">
            <text:p>–855</text:p>
          </table:table-cell>
          <table:table-cell office:value-type="float" office:value="-0.47" table:style-name="ce66">
            <text:p>–0.47</text:p>
          </table:table-cell>
          <table:table-cell office:value-type="float" office:value="9986" table:style-name="ce64">
            <text:p>9,986</text:p>
          </table:table-cell>
          <table:table-cell office:value-type="float" office:value="9986" table:style-name="ce64">
            <text:p>9,986</text:p>
          </table:table-cell>
          <table:table-cell table:number-columns-repeated="3" table:style-name="ce64"/>
          <table:table-cell office:value-type="float" office:value="5.52" table:style-name="ce65">
            <text:p>5.52</text:p>
          </table:table-cell>
          <table:table-cell office:value-type="float" office:value="3505" table:style-name="ce64">
            <text:p>3,505</text:p>
          </table:table-cell>
          <table:table-cell office:value-type="float" office:value="3505" table:style-name="ce64">
            <text:p>3,505</text:p>
          </table:table-cell>
          <table:table-cell table:number-columns-repeated="3" table:style-name="ce64"/>
          <table:table-cell office:value-type="float" office:value="1.94" table:style-name="ce65">
            <text:p>1.94</text:p>
          </table:table-cell>
          <table:table-cell office:value-type="float" office:value="68557" table:style-name="ce64">
            <text:p>68,557</text:p>
          </table:table-cell>
          <table:table-cell office:value-type="float" office:value="68442" table:style-name="ce64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64">
            <text:p>–604</text:p>
          </table:table-cell>
          <table:table-cell office:value-type="float" office:value="-0.3" table:style-name="ce66">
            <text:p>–0.30</text:p>
          </table:table-cell>
          <table:table-cell office:value-type="float" office:value="11180" table:style-name="ce64">
            <text:p>11,180</text:p>
          </table:table-cell>
          <table:table-cell office:value-type="float" office:value="11180" table:style-name="ce64">
            <text:p>11,180</text:p>
          </table:table-cell>
          <table:table-cell table:number-columns-repeated="3" table:style-name="ce64"/>
          <table:table-cell office:value-type="float" office:value="5.58" table:style-name="ce65">
            <text:p>5.58</text:p>
          </table:table-cell>
          <table:table-cell office:value-type="float" office:value="4456" table:style-name="ce64">
            <text:p>4,456</text:p>
          </table:table-cell>
          <table:table-cell office:value-type="float" office:value="4456" table:style-name="ce64">
            <text:p>4,456</text:p>
          </table:table-cell>
          <table:table-cell table:number-columns-repeated="3" table:style-name="ce64"/>
          <table:table-cell office:value-type="float" office:value="2.2200000000000002" table:style-name="ce65">
            <text:p>2.22</text:p>
          </table:table-cell>
          <table:table-cell office:value-type="float" office:value="84368" table:style-name="ce64">
            <text:p>84,368</text:p>
          </table:table-cell>
          <table:table-cell office:value-type="float" office:value="84576" table:style-name="ce64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64">
            <text:p>–711</text:p>
          </table:table-cell>
          <table:table-cell office:value-type="float" office:value="-0.37" table:style-name="ce66">
            <text:p>–0.37</text:p>
          </table:table-cell>
          <table:table-cell office:value-type="float" office:value="9387" table:style-name="ce64">
            <text:p>9,387</text:p>
          </table:table-cell>
          <table:table-cell office:value-type="float" office:value="9387" table:style-name="ce64">
            <text:p>9,387</text:p>
          </table:table-cell>
          <table:table-cell table:number-columns-repeated="3" table:style-name="ce64"/>
          <table:table-cell office:value-type="float" office:value="4.84" table:style-name="ce65">
            <text:p>4.84</text:p>
          </table:table-cell>
          <table:table-cell office:value-type="float" office:value="4627" table:style-name="ce64">
            <text:p>4,627</text:p>
          </table:table-cell>
          <table:table-cell office:value-type="float" office:value="4627" table:style-name="ce64">
            <text:p>4,627</text:p>
          </table:table-cell>
          <table:table-cell table:number-columns-repeated="3" table:style-name="ce64"/>
          <table:table-cell office:value-type="float" office:value="2.39" table:style-name="ce65">
            <text:p>2.39</text:p>
          </table:table-cell>
          <table:table-cell office:value-type="float" office:value="84757" table:style-name="ce64">
            <text:p>84,757</text:p>
          </table:table-cell>
          <table:table-cell office:value-type="float" office:value="83926" table:style-name="ce64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64">
            <text:p>–68</text:p>
          </table:table-cell>
          <table:table-cell office:value-type="float" office:value="-0.03" table:style-name="ce66">
            <text:p>–0.03</text:p>
          </table:table-cell>
          <table:table-cell office:value-type="float" office:value="13106" table:style-name="ce64">
            <text:p>13,106</text:p>
          </table:table-cell>
          <table:table-cell office:value-type="float" office:value="12332" table:style-name="ce64">
            <text:p>12,332</text:p>
          </table:table-cell>
          <table:table-cell office:value-type="float" office:value="774" table:style-name="ce64">
            <text:p>774</text:p>
          </table:table-cell>
          <table:table-cell office:value-type="float" office:value="265" table:style-name="ce64">
            <text:p>265</text:p>
          </table:table-cell>
          <table:table-cell office:value-type="float" office:value="509" table:style-name="ce64">
            <text:p>509</text:p>
          </table:table-cell>
          <table:table-cell office:value-type="float" office:value="6.54" table:style-name="ce65">
            <text:p>6.54</text:p>
          </table:table-cell>
          <table:table-cell office:value-type="float" office:value="4916" table:style-name="ce64">
            <text:p>4,916</text:p>
          </table:table-cell>
          <table:table-cell office:value-type="float" office:value="4916" table:style-name="ce64">
            <text:p>4,91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500000000000002" table:style-name="ce65">
            <text:p>2.45</text:p>
          </table:table-cell>
          <table:table-cell office:value-type="float" office:value="92651" table:style-name="ce64">
            <text:p>92,651</text:p>
          </table:table-cell>
          <table:table-cell office:value-type="float" office:value="92025" table:style-name="ce64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64">
            <text:p>–416</text:p>
          </table:table-cell>
          <table:table-cell office:value-type="float" office:value="-0.21" table:style-name="ce66">
            <text:p>–0.21</text:p>
          </table:table-cell>
          <table:table-cell office:value-type="float" office:value="11326" table:style-name="ce64">
            <text:p>11,326</text:p>
          </table:table-cell>
          <table:table-cell office:value-type="float" office:value="10810" table:style-name="ce64">
            <text:p>10,810</text:p>
          </table:table-cell>
          <table:table-cell office:value-type="float" office:value="516" table:style-name="ce64">
            <text:p>516</text:p>
          </table:table-cell>
          <table:table-cell office:value-type="float" office:value="150" table:style-name="ce64">
            <text:p>150</text:p>
          </table:table-cell>
          <table:table-cell office:value-type="float" office:value="366" table:style-name="ce64">
            <text:p>366</text:p>
          </table:table-cell>
          <table:table-cell office:value-type="float" office:value="5.84" table:style-name="ce65">
            <text:p>5.84</text:p>
          </table:table-cell>
          <table:table-cell office:value-type="float" office:value="4400" table:style-name="ce64">
            <text:p>4,400</text:p>
          </table:table-cell>
          <table:table-cell office:value-type="float" office:value="4398" table:style-name="ce64">
            <text:p>4,398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27" table:style-name="ce65">
            <text:p>2.27</text:p>
          </table:table-cell>
          <table:table-cell office:value-type="float" office:value="76443" table:style-name="ce64">
            <text:p>76,443</text:p>
          </table:table-cell>
          <table:table-cell office:value-type="float" office:value="74866" table:style-name="ce64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64">
            <text:p>–750</text:p>
          </table:table-cell>
          <table:table-cell office:value-type="float" office:value="-0.37" table:style-name="ce66">
            <text:p>–0.37</text:p>
          </table:table-cell>
          <table:table-cell office:value-type="float" office:value="10432" table:style-name="ce64">
            <text:p>10,432</text:p>
          </table:table-cell>
          <table:table-cell office:value-type="float" office:value="10098" table:style-name="ce64">
            <text:p>10,098</text:p>
          </table:table-cell>
          <table:table-cell office:value-type="float" office:value="334" table:style-name="ce64">
            <text:p>334</text:p>
          </table:table-cell>
          <table:table-cell office:value-type="float" office:value="126" table:style-name="ce64">
            <text:p>126</text:p>
          </table:table-cell>
          <table:table-cell office:value-type="float" office:value="208" table:style-name="ce64">
            <text:p>208</text:p>
          </table:table-cell>
          <table:table-cell office:value-type="float" office:value="5.21" table:style-name="ce65">
            <text:p>5.21</text:p>
          </table:table-cell>
          <table:table-cell office:value-type="float" office:value="5035" table:style-name="ce64">
            <text:p>5,035</text:p>
          </table:table-cell>
          <table:table-cell office:value-type="float" office:value="5022" table:style-name="ce64">
            <text:p>5,022</text:p>
          </table:table-cell>
          <table:table-cell office:value-type="float" office:value="13" table:style-name="ce64">
            <text:p>13</text:p>
          </table:table-cell>
          <table:table-cell office:value-type="float" office:value="10" table:style-name="ce64">
            <text:p>10</text:p>
          </table:table-cell>
          <table:table-cell office:value-type="float" office:value="3" table:style-name="ce64">
            <text:p>3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98131" table:style-name="ce64">
            <text:p>98,131</text:p>
          </table:table-cell>
          <table:table-cell office:value-type="float" office:value="95814" table:style-name="ce64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802401" table:style-name="ce64">
            <text:p>8,802,401</text:p>
          </table:table-cell>
          <table:table-cell office:value-type="float" office:value="23593794" table:style-name="ce64">
            <text:p>23,593,794</text:p>
          </table:table-cell>
          <table:table-cell office:value-type="float" office:value="11705234" table:style-name="ce64">
            <text:p>11,705,234</text:p>
          </table:table-cell>
          <table:table-cell office:value-type="float" office:value="11888560" table:style-name="ce64">
            <text:p>11,888,560</text:p>
          </table:table-cell>
          <table:table-cell office:value-type="float" office:value="14330" table:style-name="ce64">
            <text:p>14,330</text:p>
          </table:table-cell>
          <table:table-cell office:value-type="float" office:value="7427" table:style-name="ce64">
            <text:p>7,427</text:p>
          </table:table-cell>
          <table:table-cell office:value-type="float" office:value="6903" table:style-name="ce64">
            <text:p>6,903</text:p>
          </table:table-cell>
          <table:table-cell office:value-type="float" office:value="7.15" table:style-name="ce65">
            <text:p>7.15</text:p>
          </table:table-cell>
          <table:table-cell office:value-type="float" office:value="13983" table:style-name="ce64">
            <text:p>13,983</text:p>
          </table:table-cell>
          <table:table-cell office:value-type="float" office:value="8190" table:style-name="ce64">
            <text:p>8,190</text:p>
          </table:table-cell>
          <table:table-cell office:value-type="float" office:value="5793" table:style-name="ce64">
            <text:p>5,793</text:p>
          </table:table-cell>
          <table:table-cell office:value-type="float" office:value="6.98" table:style-name="ce65">
            <text:p>6.98</text:p>
          </table:table-cell>
          <table:table-cell office:value-type="float" office:value="347" table:style-name="ce64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64">
            <text:p>5,121</text:p>
          </table:table-cell>
          <table:table-cell office:value-type="float" office:value="4918" table:style-name="ce64">
            <text:p>4,918</text:p>
          </table:table-cell>
          <table:table-cell office:value-type="float" office:value="203" table:style-name="ce64">
            <text:p>203</text:p>
          </table:table-cell>
          <table:table-cell office:value-type="float" office:value="64" table:style-name="ce64">
            <text:p>64</text:p>
          </table:table-cell>
          <table:table-cell office:value-type="float" office:value="139" table:style-name="ce64">
            <text:p>139</text:p>
          </table:table-cell>
          <table:table-cell office:value-type="float" office:value="2.56" table:style-name="ce65">
            <text:p>2.56</text:p>
          </table:table-cell>
          <table:table-cell office:value-type="float" office:value="4665" table:style-name="ce64">
            <text:p>4,665</text:p>
          </table:table-cell>
          <table:table-cell office:value-type="float" office:value="4646" table:style-name="ce64">
            <text:p>4,646</text:p>
          </table:table-cell>
          <table:table-cell office:value-type="float" office:value="19" table:style-name="ce64">
            <text:p>19</text:p>
          </table:table-cell>
          <table:table-cell office:value-type="float" office:value="7" table:style-name="ce64">
            <text:p>7</text:p>
          </table:table-cell>
          <table:table-cell office:value-type="float" office:value="12" table:style-name="ce64">
            <text:p>12</text:p>
          </table:table-cell>
          <table:table-cell office:value-type="float" office:value="2.33" table:style-name="ce65">
            <text:p>2.33</text:p>
          </table:table-cell>
          <table:table-cell office:value-type="float" office:value="92486" table:style-name="ce64">
            <text:p>92,486</text:p>
          </table:table-cell>
          <table:table-cell office:value-type="float" office:value="91637" table:style-name="ce64">
            <text:p>91,637</text:p>
          </table:table-cell>
          <table:table-cell office:value-type="float" office:value="569677" table:style-name="ce64">
            <text:p>569,67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824319" table:style-name="ce64">
            <text:p>8,824,319</text:p>
          </table:table-cell>
          <table:table-cell office:value-type="float" office:value="23593783" table:style-name="ce64">
            <text:p>23,593,783</text:p>
          </table:table-cell>
          <table:table-cell office:value-type="float" office:value="11704227" table:style-name="ce64">
            <text:p>11,704,227</text:p>
          </table:table-cell>
          <table:table-cell office:value-type="float" office:value="11889556" table:style-name="ce64">
            <text:p>11,889,556</text:p>
          </table:table-cell>
          <table:table-cell office:value-type="float" office:value="14533" table:style-name="ce64">
            <text:p>14,533</text:p>
          </table:table-cell>
          <table:table-cell office:value-type="float" office:value="7515" table:style-name="ce64">
            <text:p>7,515</text:p>
          </table:table-cell>
          <table:table-cell office:value-type="float" office:value="7018" table:style-name="ce64">
            <text:p>7,018</text:p>
          </table:table-cell>
          <table:table-cell office:value-type="float" office:value="7.49" table:style-name="ce65">
            <text:p>7.49</text:p>
          </table:table-cell>
          <table:table-cell office:value-type="float" office:value="13866" table:style-name="ce64">
            <text:p>13,866</text:p>
          </table:table-cell>
          <table:table-cell office:value-type="float" office:value="8148" table:style-name="ce64">
            <text:p>8,148</text:p>
          </table:table-cell>
          <table:table-cell office:value-type="float" office:value="5718" table:style-name="ce64">
            <text:p>5,718</text:p>
          </table:table-cell>
          <table:table-cell office:value-type="float" office:value="7.15" table:style-name="ce65">
            <text:p>7.15</text:p>
          </table:table-cell>
          <table:table-cell office:value-type="float" office:value="667" table:style-name="ce64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64">
            <text:p>11,656</text:p>
          </table:table-cell>
          <table:table-cell office:value-type="float" office:value="11328" table:style-name="ce64">
            <text:p>11,328</text:p>
          </table:table-cell>
          <table:table-cell office:value-type="float" office:value="328" table:style-name="ce64">
            <text:p>328</text:p>
          </table:table-cell>
          <table:table-cell office:value-type="float" office:value="89" table:style-name="ce64">
            <text:p>89</text:p>
          </table:table-cell>
          <table:table-cell office:value-type="float" office:value="239" table:style-name="ce64">
            <text:p>239</text:p>
          </table:table-cell>
          <table:table-cell office:value-type="float" office:value="6.01" table:style-name="ce65">
            <text:p>6.01</text:p>
          </table:table-cell>
          <table:table-cell office:value-type="float" office:value="4402" table:style-name="ce64">
            <text:p>4,402</text:p>
          </table:table-cell>
          <table:table-cell office:value-type="float" office:value="4386" table:style-name="ce64">
            <text:p>4,386</text:p>
          </table:table-cell>
          <table:table-cell office:value-type="float" office:value="16" table:style-name="ce64">
            <text:p>16</text:p>
          </table:table-cell>
          <table:table-cell office:value-type="float" office:value="10" table:style-name="ce64">
            <text:p>10</text:p>
          </table:table-cell>
          <table:table-cell office:value-type="float" office:value="6" table:style-name="ce64">
            <text:p>6</text:p>
          </table:table-cell>
          <table:table-cell office:value-type="float" office:value="2.27" table:style-name="ce65">
            <text:p>2.27</text:p>
          </table:table-cell>
          <table:table-cell office:value-type="float" office:value="90276" table:style-name="ce64">
            <text:p>90,276</text:p>
          </table:table-cell>
          <table:table-cell office:value-type="float" office:value="90954" table:style-name="ce64">
            <text:p>90,954</text:p>
          </table:table-cell>
          <table:table-cell office:value-type="float" office:value="570074" table:style-name="ce64">
            <text:p>570,0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826808" table:style-name="ce64">
            <text:p>8,826,808</text:p>
          </table:table-cell>
          <table:table-cell office:value-type="float" office:value="23596266" table:style-name="ce64">
            <text:p>23,596,266</text:p>
          </table:table-cell>
          <table:table-cell office:value-type="float" office:value="11704142" table:style-name="ce64">
            <text:p>11,704,142</text:p>
          </table:table-cell>
          <table:table-cell office:value-type="float" office:value="11892124" table:style-name="ce64">
            <text:p>11,892,124</text:p>
          </table:table-cell>
          <table:table-cell office:value-type="float" office:value="16236" table:style-name="ce64">
            <text:p>16,236</text:p>
          </table:table-cell>
          <table:table-cell office:value-type="float" office:value="8413" table:style-name="ce64">
            <text:p>8,413</text:p>
          </table:table-cell>
          <table:table-cell office:value-type="float" office:value="7823" table:style-name="ce64">
            <text:p>7,823</text:p>
          </table:table-cell>
          <table:table-cell office:value-type="float" office:value="8.1" table:style-name="ce65">
            <text:p>8.10</text:p>
          </table:table-cell>
          <table:table-cell office:value-type="float" office:value="15350" table:style-name="ce64">
            <text:p>15,350</text:p>
          </table:table-cell>
          <table:table-cell office:value-type="float" office:value="9024" table:style-name="ce64">
            <text:p>9,024</text:p>
          </table:table-cell>
          <table:table-cell office:value-type="float" office:value="6326" table:style-name="ce64">
            <text:p>6,326</text:p>
          </table:table-cell>
          <table:table-cell office:value-type="float" office:value="7.66" table:style-name="ce65">
            <text:p>7.66</text:p>
          </table:table-cell>
          <table:table-cell office:value-type="float" office:value="886" table:style-name="ce64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64">
            <text:p>12,000</text:p>
          </table:table-cell>
          <table:table-cell office:value-type="float" office:value="11765" table:style-name="ce64">
            <text:p>11,765</text:p>
          </table:table-cell>
          <table:table-cell office:value-type="float" office:value="235" table:style-name="ce64">
            <text:p>235</text:p>
          </table:table-cell>
          <table:table-cell office:value-type="float" office:value="77" table:style-name="ce64">
            <text:p>77</text:p>
          </table:table-cell>
          <table:table-cell office:value-type="float" office:value="158" table:style-name="ce64">
            <text:p>158</text:p>
          </table:table-cell>
          <table:table-cell office:value-type="float" office:value="5.99" table:style-name="ce65">
            <text:p>5.99</text:p>
          </table:table-cell>
          <table:table-cell office:value-type="float" office:value="4779" table:style-name="ce64">
            <text:p>4,779</text:p>
          </table:table-cell>
          <table:table-cell office:value-type="float" office:value="4758" table:style-name="ce64">
            <text:p>4,758</text:p>
          </table:table-cell>
          <table:table-cell office:value-type="float" office:value="21" table:style-name="ce64">
            <text:p>21</text:p>
          </table:table-cell>
          <table:table-cell office:value-type="float" office:value="11" table:style-name="ce64">
            <text:p>11</text:p>
          </table:table-cell>
          <table:table-cell office:value-type="float" office:value="10" table:style-name="ce64">
            <text:p>10</text:p>
          </table:table-cell>
          <table:table-cell office:value-type="float" office:value="2.38" table:style-name="ce65">
            <text:p>2.38</text:p>
          </table:table-cell>
          <table:table-cell office:value-type="float" office:value="69619" table:style-name="ce64">
            <text:p>69,619</text:p>
          </table:table-cell>
          <table:table-cell office:value-type="float" office:value="68022" table:style-name="ce64">
            <text:p>68,022</text:p>
          </table:table-cell>
          <table:table-cell office:value-type="float" office:value="570608" table:style-name="ce64">
            <text:p>570,6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830422" table:style-name="ce64">
            <text:p>8,830,422</text:p>
          </table:table-cell>
          <table:table-cell office:value-type="float" office:value="23598776" table:style-name="ce64">
            <text:p>23,598,776</text:p>
          </table:table-cell>
          <table:table-cell office:value-type="float" office:value="11704260" table:style-name="ce64">
            <text:p>11,704,260</text:p>
          </table:table-cell>
          <table:table-cell office:value-type="float" office:value="11894516" table:style-name="ce64">
            <text:p>11,894,516</text:p>
          </table:table-cell>
          <table:table-cell office:value-type="float" office:value="14687" table:style-name="ce64">
            <text:p>14,687</text:p>
          </table:table-cell>
          <table:table-cell office:value-type="float" office:value="7770" table:style-name="ce64">
            <text:p>7,770</text:p>
          </table:table-cell>
          <table:table-cell office:value-type="float" office:value="6917" table:style-name="ce64">
            <text:p>6,917</text:p>
          </table:table-cell>
          <table:table-cell office:value-type="float" office:value="7.57" table:style-name="ce65">
            <text:p>7.57</text:p>
          </table:table-cell>
          <table:table-cell office:value-type="float" office:value="13739" table:style-name="ce64">
            <text:p>13,739</text:p>
          </table:table-cell>
          <table:table-cell office:value-type="float" office:value="8113" table:style-name="ce64">
            <text:p>8,113</text:p>
          </table:table-cell>
          <table:table-cell office:value-type="float" office:value="5626" table:style-name="ce64">
            <text:p>5,626</text:p>
          </table:table-cell>
          <table:table-cell office:value-type="float" office:value="7.08" table:style-name="ce65">
            <text:p>7.08</text:p>
          </table:table-cell>
          <table:table-cell office:value-type="float" office:value="948" table:style-name="ce64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64">
            <text:p>12,497</text:p>
          </table:table-cell>
          <table:table-cell office:value-type="float" office:value="12264" table:style-name="ce64">
            <text:p>12,264</text:p>
          </table:table-cell>
          <table:table-cell office:value-type="float" office:value="233" table:style-name="ce64">
            <text:p>233</text:p>
          </table:table-cell>
          <table:table-cell office:value-type="float" office:value="66" table:style-name="ce64">
            <text:p>66</text:p>
          </table:table-cell>
          <table:table-cell office:value-type="float" office:value="167" table:style-name="ce64">
            <text:p>167</text:p>
          </table:table-cell>
          <table:table-cell office:value-type="float" office:value="6.44" table:style-name="ce65">
            <text:p>6.44</text:p>
          </table:table-cell>
          <table:table-cell office:value-type="float" office:value="4476" table:style-name="ce64">
            <text:p>4,476</text:p>
          </table:table-cell>
          <table:table-cell office:value-type="float" office:value="4452" table:style-name="ce64">
            <text:p>4,452</text:p>
          </table:table-cell>
          <table:table-cell office:value-type="float" office:value="24" table:style-name="ce64">
            <text:p>24</text:p>
          </table:table-cell>
          <table:table-cell office:value-type="float" office:value="9" table:style-name="ce64">
            <text:p>9</text:p>
          </table:table-cell>
          <table:table-cell office:value-type="float" office:value="15" table:style-name="ce64">
            <text:p>15</text:p>
          </table:table-cell>
          <table:table-cell office:value-type="float" office:value="2.31" table:style-name="ce65">
            <text:p>2.31</text:p>
          </table:table-cell>
          <table:table-cell office:value-type="float" office:value="62816" table:style-name="ce64">
            <text:p>62,816</text:p>
          </table:table-cell>
          <table:table-cell office:value-type="float" office:value="61254" table:style-name="ce64">
            <text:p>61,254</text:p>
          </table:table-cell>
          <table:table-cell office:value-type="float" office:value="570952" table:style-name="ce64">
            <text:p>570,95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832745" table:style-name="ce64">
            <text:p>8,832,745</text:p>
          </table:table-cell>
          <table:table-cell office:value-type="float" office:value="23603121" table:style-name="ce64">
            <text:p>23,603,121</text:p>
          </table:table-cell>
          <table:table-cell office:value-type="float" office:value="11705186" table:style-name="ce64">
            <text:p>11,705,186</text:p>
          </table:table-cell>
          <table:table-cell office:value-type="float" office:value="11897935" table:style-name="ce64">
            <text:p>11,897,935</text:p>
          </table:table-cell>
          <table:table-cell office:value-type="float" office:value="16916" table:style-name="ce64">
            <text:p>16,916</text:p>
          </table:table-cell>
          <table:table-cell office:value-type="float" office:value="8764" table:style-name="ce64">
            <text:p>8,764</text:p>
          </table:table-cell>
          <table:table-cell office:value-type="float" office:value="8152" table:style-name="ce64">
            <text:p>8,152</text:p>
          </table:table-cell>
          <table:table-cell office:value-type="float" office:value="8.44" table:style-name="ce65">
            <text:p>8.44</text:p>
          </table:table-cell>
          <table:table-cell office:value-type="float" office:value="15406" table:style-name="ce64">
            <text:p>15,406</text:p>
          </table:table-cell>
          <table:table-cell office:value-type="float" office:value="9025" table:style-name="ce64">
            <text:p>9,025</text:p>
          </table:table-cell>
          <table:table-cell office:value-type="float" office:value="6381" table:style-name="ce64">
            <text:p>6,381</text:p>
          </table:table-cell>
          <table:table-cell office:value-type="float" office:value="7.69" table:style-name="ce65">
            <text:p>7.69</text:p>
          </table:table-cell>
          <table:table-cell office:value-type="float" office:value="1510" table:style-name="ce64">
            <text:p>1,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64">
            <text:p>13,931</text:p>
          </table:table-cell>
          <table:table-cell office:value-type="float" office:value="13615" table:style-name="ce64">
            <text:p>13,615</text:p>
          </table:table-cell>
          <table:table-cell office:value-type="float" office:value="316" table:style-name="ce64">
            <text:p>316</text:p>
          </table:table-cell>
          <table:table-cell office:value-type="float" office:value="91" table:style-name="ce64">
            <text:p>91</text:p>
          </table:table-cell>
          <table:table-cell office:value-type="float" office:value="225" table:style-name="ce64">
            <text:p>225</text:p>
          </table:table-cell>
          <table:table-cell office:value-type="float" office:value="6.95" table:style-name="ce65">
            <text:p>6.95</text:p>
          </table:table-cell>
          <table:table-cell office:value-type="float" office:value="4437" table:style-name="ce64">
            <text:p>4,437</text:p>
          </table:table-cell>
          <table:table-cell office:value-type="float" office:value="4422" table:style-name="ce64">
            <text:p>4,422</text:p>
          </table:table-cell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3" table:style-name="ce64">
            <text:p>13</text:p>
          </table:table-cell>
          <table:table-cell office:value-type="float" office:value="2.21" table:style-name="ce65">
            <text:p>2.21</text:p>
          </table:table-cell>
          <table:table-cell office:value-type="float" office:value="63057" table:style-name="ce64">
            <text:p>63,057</text:p>
          </table:table-cell>
          <table:table-cell office:value-type="float" office:value="60222" table:style-name="ce64">
            <text:p>60,222</text:p>
          </table:table-cell>
          <table:table-cell office:value-type="float" office:value="571427" table:style-name="ce64">
            <text:p>571,4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9<text:span text:style-name="T9">年</text:span></text:p>
          </table:table-cell>
          <table:covered-table-cell/>
          <table:table-cell office:value-type="float" office:value="8933814" table:style-name="ce56">
            <text:p>8,933,814</text:p>
          </table:table-cell>
          <table:table-cell office:value-type="float" office:value="23561236" table:style-name="ce56">
            <text:p>23,561,236</text:p>
          </table:table-cell>
          <table:table-cell office:value-type="float" office:value="11673765" table:style-name="ce56">
            <text:p>11,673,765</text:p>
          </table:table-cell>
          <table:table-cell office:value-type="float" office:value="11887471" table:style-name="ce56">
            <text:p>11,887,471</text:p>
          </table:table-cell>
          <table:table-cell office:value-type="float" office:value="165249" table:style-name="ce56">
            <text:p>165,249</text:p>
          </table:table-cell>
          <table:table-cell office:value-type="float" office:value="85704" table:style-name="ce56">
            <text:p>85,704</text:p>
          </table:table-cell>
          <table:table-cell office:value-type="float" office:value="79545" table:style-name="ce56">
            <text:p>79,545</text:p>
          </table:table-cell>
          <table:table-cell office:value-type="float" office:value="7.0073678731589624" table:style-name="ce67">
            <text:p>7.01</text:p>
          </table:table-cell>
          <table:table-cell office:value-type="float" office:value="173156" table:style-name="ce56">
            <text:p>173,156</text:p>
          </table:table-cell>
          <table:table-cell office:value-type="float" office:value="101468" table:style-name="ce56">
            <text:p>101,468</text:p>
          </table:table-cell>
          <table:table-cell office:value-type="float" office:value="71688" table:style-name="ce56">
            <text:p>71,688</text:p>
          </table:table-cell>
          <table:table-cell office:value-type="float" office:value="7.342663443922282" table:style-name="ce67">
            <text:p>7.34</text:p>
          </table:table-cell>
          <table:table-cell office:value-type="float" office:value="-7907" table:style-name="ce56">
            <text:p>–7,907</text:p>
          </table:table-cell>
          <table:table-cell office:value-type="float" office:value="-0.33529557076332028" table:style-name="ce68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6">
            <text:p>119,315</text:p>
          </table:table-cell>
          <table:table-cell office:value-type="float" office:value="2387" table:style-name="ce56">
            <text:p>2,387</text:p>
          </table:table-cell>
          <table:table-cell office:value-type="float" office:value="674" table:style-name="ce56">
            <text:p>674</text:p>
          </table:table-cell>
          <table:table-cell office:value-type="float" office:value="1713" table:style-name="ce56">
            <text:p>1,713</text:p>
          </table:table-cell>
          <table:table-cell office:value-type="float" office:value="5.1607615471149115" table:style-name="ce67">
            <text:p>5.16</text:p>
          </table:table-cell>
          <table:table-cell office:value-type="float" office:value="51680" table:style-name="ce56">
            <text:p>51,680</text:p>
          </table:table-cell>
          <table:table-cell office:value-type="float" office:value="51309" table:style-name="ce56">
            <text:p>51,309</text:p>
          </table:table-cell>
          <table:table-cell office:value-type="float" office:value="371" table:style-name="ce56">
            <text:p>371</text:p>
          </table:table-cell>
          <table:table-cell office:value-type="float" office:value="100" table:style-name="ce56">
            <text:p>100</text:p>
          </table:table-cell>
          <table:table-cell office:value-type="float" office:value="271" table:style-name="ce56">
            <text:p>271</text:p>
          </table:table-cell>
          <table:table-cell office:value-type="float" office:value="2.1914854049637524" table:style-name="ce67">
            <text:p>2.19</text:p>
          </table:table-cell>
          <table:table-cell office:value-type="float" office:value="946251" table:style-name="ce56">
            <text:p>946,251</text:p>
          </table:table-cell>
          <table:table-cell office:value-type="float" office:value="980229" table:style-name="ce56">
            <text:p>980,229</text:p>
          </table:table-cell>
          <table:table-cell office:value-type="float" office:value="576792" table:style-name="ce56">
            <text:p>576,79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835281" table:style-name="ce64">
            <text:p>8,835,281</text:p>
          </table:table-cell>
          <table:table-cell office:value-type="float" office:value="23604265" table:style-name="ce64">
            <text:p>23,604,265</text:p>
          </table:table-cell>
          <table:table-cell office:value-type="float" office:value="11704308" table:style-name="ce64">
            <text:p>11,704,308</text:p>
          </table:table-cell>
          <table:table-cell office:value-type="float" office:value="11899957" table:style-name="ce64">
            <text:p>11,899,957</text:p>
          </table:table-cell>
          <table:table-cell office:value-type="float" office:value="12510" table:style-name="ce64">
            <text:p>12,510</text:p>
          </table:table-cell>
          <table:table-cell office:value-type="float" office:value="6445" table:style-name="ce64">
            <text:p>6,445</text:p>
          </table:table-cell>
          <table:table-cell office:value-type="float" office:value="6065" table:style-name="ce64">
            <text:p>6,065</text:p>
          </table:table-cell>
          <table:table-cell office:value-type="float" office:value="6.26" table:style-name="ce65">
            <text:p>6.26</text:p>
          </table:table-cell>
          <table:table-cell office:value-type="float" office:value="14673" table:style-name="ce64">
            <text:p>14,673</text:p>
          </table:table-cell>
          <table:table-cell office:value-type="float" office:value="8649" table:style-name="ce64">
            <text:p>8,649</text:p>
          </table:table-cell>
          <table:table-cell office:value-type="float" office:value="6024" table:style-name="ce64">
            <text:p>6,024</text:p>
          </table:table-cell>
          <table:table-cell office:value-type="float" office:value="7.34" table:style-name="ce65">
            <text:p>7.34</text:p>
          </table:table-cell>
          <table:table-cell office:value-type="float" office:value="-2163" table:style-name="ce64">
            <text:p>–2,163</text:p>
          </table:table-cell>
          <table:table-cell office:value-type="float" office:value="-1.08" table:style-name="ce66">
            <text:p>–1.08</text:p>
          </table:table-cell>
          <table:table-cell office:value-type="float" office:value="12677" table:style-name="ce64">
            <text:p>12,677</text:p>
          </table:table-cell>
          <table:table-cell office:value-type="float" office:value="12473" table:style-name="ce64">
            <text:p>12,473</text:p>
          </table:table-cell>
          <table:table-cell office:value-type="float" office:value="204" table:style-name="ce64">
            <text:p>204</text:p>
          </table:table-cell>
          <table:table-cell office:value-type="float" office:value="69" table:style-name="ce64">
            <text:p>69</text:p>
          </table:table-cell>
          <table:table-cell office:value-type="float" office:value="135" table:style-name="ce64">
            <text:p>135</text:p>
          </table:table-cell>
          <table:table-cell office:value-type="float" office:value="6.34" table:style-name="ce65">
            <text:p>6.34</text:p>
          </table:table-cell>
          <table:table-cell office:value-type="float" office:value="3672" table:style-name="ce64">
            <text:p>3,672</text:p>
          </table:table-cell>
          <table:table-cell office:value-type="float" office:value="3648" table:style-name="ce64">
            <text:p>3,648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1.84" table:style-name="ce65">
            <text:p>1.84</text:p>
          </table:table-cell>
          <table:table-cell office:value-type="float" office:value="73313" table:style-name="ce64">
            <text:p>73,313</text:p>
          </table:table-cell>
          <table:table-cell office:value-type="float" office:value="70006" table:style-name="ce64">
            <text:p>70,006</text:p>
          </table:table-cell>
          <table:table-cell office:value-type="float" office:value="571816" table:style-name="ce64">
            <text:p>571,81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841182" table:style-name="ce64">
            <text:p>8,841,182</text:p>
          </table:table-cell>
          <table:table-cell office:value-type="float" office:value="23600903" table:style-name="ce64">
            <text:p>23,600,903</text:p>
          </table:table-cell>
          <table:table-cell office:value-type="float" office:value="11701322" table:style-name="ce64">
            <text:p>11,701,322</text:p>
          </table:table-cell>
          <table:table-cell office:value-type="float" office:value="11899581" table:style-name="ce64">
            <text:p>11,899,581</text:p>
          </table:table-cell>
          <table:table-cell office:value-type="float" office:value="13536" table:style-name="ce64">
            <text:p>13,536</text:p>
          </table:table-cell>
          <table:table-cell office:value-type="float" office:value="6926" table:style-name="ce64">
            <text:p>6,926</text:p>
          </table:table-cell>
          <table:table-cell office:value-type="float" office:value="6610" table:style-name="ce64">
            <text:p>6,610</text:p>
          </table:table-cell>
          <table:table-cell office:value-type="float" office:value="7.24" table:style-name="ce65">
            <text:p>7.24</text:p>
          </table:table-cell>
          <table:table-cell office:value-type="float" office:value="16211" table:style-name="ce64">
            <text:p>16,211</text:p>
          </table:table-cell>
          <table:table-cell office:value-type="float" office:value="9525" table:style-name="ce64">
            <text:p>9,525</text:p>
          </table:table-cell>
          <table:table-cell office:value-type="float" office:value="6686" table:style-name="ce64">
            <text:p>6,686</text:p>
          </table:table-cell>
          <table:table-cell office:value-type="float" office:value="8.67" table:style-name="ce65">
            <text:p>8.67</text:p>
          </table:table-cell>
          <table:table-cell office:value-type="float" office:value="-2675" table:style-name="ce64">
            <text:p>–2,675</text:p>
          </table:table-cell>
          <table:table-cell office:value-type="float" office:value="-1.43" table:style-name="ce66">
            <text:p>–1.43</text:p>
          </table:table-cell>
          <table:table-cell office:value-type="float" office:value="11092" table:style-name="ce64">
            <text:p>11,092</text:p>
          </table:table-cell>
          <table:table-cell office:value-type="float" office:value="10833" table:style-name="ce64">
            <text:p>10,833</text:p>
          </table:table-cell>
          <table:table-cell office:value-type="float" office:value="259" table:style-name="ce64">
            <text:p>259</text:p>
          </table:table-cell>
          <table:table-cell office:value-type="float" office:value="75" table:style-name="ce64">
            <text:p>75</text:p>
          </table:table-cell>
          <table:table-cell office:value-type="float" office:value="184" table:style-name="ce64">
            <text:p>184</text:p>
          </table:table-cell>
          <table:table-cell office:value-type="float" office:value="5.93" table:style-name="ce65">
            <text:p>5.93</text:p>
          </table:table-cell>
          <table:table-cell office:value-type="float" office:value="4234" table:style-name="ce64">
            <text:p>4,234</text:p>
          </table:table-cell>
          <table:table-cell office:value-type="float" office:value="4210" table:style-name="ce64">
            <text:p>4,210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2.2599999999999998" table:style-name="ce65">
            <text:p>2.26</text:p>
          </table:table-cell>
          <table:table-cell office:value-type="float" office:value="82908" table:style-name="ce64">
            <text:p>82,908</text:p>
          </table:table-cell>
          <table:table-cell office:value-type="float" office:value="83595" table:style-name="ce64">
            <text:p>83,595</text:p>
          </table:table-cell>
          <table:table-cell office:value-type="float" office:value="572224" table:style-name="ce64">
            <text:p>572,22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848368" table:style-name="ce64">
            <text:p>8,848,368</text:p>
          </table:table-cell>
          <table:table-cell office:value-type="float" office:value="23596493" table:style-name="ce64">
            <text:p>23,596,493</text:p>
          </table:table-cell>
          <table:table-cell office:value-type="float" office:value="11697977" table:style-name="ce64">
            <text:p>11,697,977</text:p>
          </table:table-cell>
          <table:table-cell office:value-type="float" office:value="11898516" table:style-name="ce64">
            <text:p>11,898,516</text:p>
          </table:table-cell>
          <table:table-cell office:value-type="float" office:value="14368" table:style-name="ce64">
            <text:p>14,368</text:p>
          </table:table-cell>
          <table:table-cell office:value-type="float" office:value="7439" table:style-name="ce64">
            <text:p>7,439</text:p>
          </table:table-cell>
          <table:table-cell office:value-type="float" office:value="6929" table:style-name="ce64">
            <text:p>6,929</text:p>
          </table:table-cell>
          <table:table-cell office:value-type="float" office:value="7.19" table:style-name="ce65">
            <text:p>7.19</text:p>
          </table:table-cell>
          <table:table-cell office:value-type="float" office:value="16083" table:style-name="ce64">
            <text:p>16,083</text:p>
          </table:table-cell>
          <table:table-cell office:value-type="float" office:value="9449" table:style-name="ce64">
            <text:p>9,449</text:p>
          </table:table-cell>
          <table:table-cell office:value-type="float" office:value="6634" table:style-name="ce64">
            <text:p>6,634</text:p>
          </table:table-cell>
          <table:table-cell office:value-type="float" office:value="8.0500000000000007" table:style-name="ce65">
            <text:p>8.05</text:p>
          </table:table-cell>
          <table:table-cell office:value-type="float" office:value="-1715" table:style-name="ce64">
            <text:p>–1,715</text:p>
          </table:table-cell>
          <table:table-cell office:value-type="float" office:value="-0.86" table:style-name="ce66">
            <text:p>–0.86</text:p>
          </table:table-cell>
          <table:table-cell office:value-type="float" office:value="9378" table:style-name="ce64">
            <text:p>9,378</text:p>
          </table:table-cell>
          <table:table-cell office:value-type="float" office:value="9227" table:style-name="ce64">
            <text:p>9,227</text:p>
          </table:table-cell>
          <table:table-cell office:value-type="float" office:value="151" table:style-name="ce64">
            <text:p>151</text:p>
          </table:table-cell>
          <table:table-cell office:value-type="float" office:value="50" table:style-name="ce64">
            <text:p>50</text:p>
          </table:table-cell>
          <table:table-cell office:value-type="float" office:value="101" table:style-name="ce64">
            <text:p>101</text:p>
          </table:table-cell>
          <table:table-cell office:value-type="float" office:value="4.6900000000000004" table:style-name="ce65">
            <text:p>4.69</text:p>
          </table:table-cell>
          <table:table-cell office:value-type="float" office:value="4654" table:style-name="ce64">
            <text:p>4,654</text:p>
          </table:table-cell>
          <table:table-cell office:value-type="float" office:value="4624" table:style-name="ce64">
            <text:p>4,624</text:p>
          </table:table-cell>
          <table:table-cell office:value-type="float" office:value="30" table:style-name="ce64">
            <text:p>30</text:p>
          </table:table-cell>
          <table:table-cell office:value-type="float" office:value="10" table:style-name="ce64">
            <text:p>10</text:p>
          </table:table-cell>
          <table:table-cell office:value-type="float" office:value="20" table:style-name="ce64">
            <text:p>20</text:p>
          </table:table-cell>
          <table:table-cell office:value-type="float" office:value="2.33" table:style-name="ce65">
            <text:p>2.33</text:p>
          </table:table-cell>
          <table:table-cell office:value-type="float" office:value="87117" table:style-name="ce64">
            <text:p>87,117</text:p>
          </table:table-cell>
          <table:table-cell office:value-type="float" office:value="89812" table:style-name="ce64">
            <text:p>89,812</text:p>
          </table:table-cell>
          <table:table-cell office:value-type="float" office:value="572675" table:style-name="ce64">
            <text:p>572,67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854938" table:style-name="ce64">
            <text:p>8,854,938</text:p>
          </table:table-cell>
          <table:table-cell office:value-type="float" office:value="23591920" table:style-name="ce64">
            <text:p>23,591,920</text:p>
          </table:table-cell>
          <table:table-cell office:value-type="float" office:value="11694751" table:style-name="ce64">
            <text:p>11,694,751</text:p>
          </table:table-cell>
          <table:table-cell office:value-type="float" office:value="11897169" table:style-name="ce64">
            <text:p>11,897,169</text:p>
          </table:table-cell>
          <table:table-cell office:value-type="float" office:value="12864" table:style-name="ce64">
            <text:p>12,864</text:p>
          </table:table-cell>
          <table:table-cell office:value-type="float" office:value="6642" table:style-name="ce64">
            <text:p>6,642</text:p>
          </table:table-cell>
          <table:table-cell office:value-type="float" office:value="6222" table:style-name="ce64">
            <text:p>6,222</text:p>
          </table:table-cell>
          <table:table-cell office:value-type="float" office:value="6.65" table:style-name="ce65">
            <text:p>6.65</text:p>
          </table:table-cell>
          <table:table-cell office:value-type="float" office:value="14423" table:style-name="ce64">
            <text:p>14,423</text:p>
          </table:table-cell>
          <table:table-cell office:value-type="float" office:value="8417" table:style-name="ce64">
            <text:p>8,417</text:p>
          </table:table-cell>
          <table:table-cell office:value-type="float" office:value="6006" table:style-name="ce64">
            <text:p>6,006</text:p>
          </table:table-cell>
          <table:table-cell office:value-type="float" office:value="7.46" table:style-name="ce65">
            <text:p>7.46</text:p>
          </table:table-cell>
          <table:table-cell office:value-type="float" office:value="-1559" table:style-name="ce64">
            <text:p>–1,559</text:p>
          </table:table-cell>
          <table:table-cell office:value-type="float" office:value="-0.81" table:style-name="ce66">
            <text:p>–0.81</text:p>
          </table:table-cell>
          <table:table-cell office:value-type="float" office:value="6939" table:style-name="ce64">
            <text:p>6,939</text:p>
          </table:table-cell>
          <table:table-cell office:value-type="float" office:value="6807" table:style-name="ce64">
            <text:p>6,807</text:p>
          </table:table-cell>
          <table:table-cell office:value-type="float" office:value="132" table:style-name="ce64">
            <text:p>132</text:p>
          </table:table-cell>
          <table:table-cell office:value-type="float" office:value="39" table:style-name="ce64">
            <text:p>39</text:p>
          </table:table-cell>
          <table:table-cell office:value-type="float" office:value="93" table:style-name="ce64">
            <text:p>93</text:p>
          </table:table-cell>
          <table:table-cell office:value-type="float" office:value="3.59" table:style-name="ce65">
            <text:p>3.59</text:p>
          </table:table-cell>
          <table:table-cell office:value-type="float" office:value="4024" table:style-name="ce64">
            <text:p>4,024</text:p>
          </table:table-cell>
          <table:table-cell office:value-type="float" office:value="3989" table:style-name="ce64">
            <text:p>3,989</text:p>
          </table:table-cell>
          <table:table-cell office:value-type="float" office:value="35" table:style-name="ce64">
            <text:p>35</text:p>
          </table:table-cell>
          <table:table-cell office:value-type="float" office:value="11" table:style-name="ce64">
            <text:p>11</text:p>
          </table:table-cell>
          <table:table-cell office:value-type="float" office:value="24" table:style-name="ce64">
            <text:p>24</text:p>
          </table:table-cell>
          <table:table-cell office:value-type="float" office:value="2.08" table:style-name="ce65">
            <text:p>2.08</text:p>
          </table:table-cell>
          <table:table-cell office:value-type="float" office:value="74075" table:style-name="ce64">
            <text:p>74,075</text:p>
          </table:table-cell>
          <table:table-cell office:value-type="float" office:value="77089" table:style-name="ce64">
            <text:p>77,089</text:p>
          </table:table-cell>
          <table:table-cell office:value-type="float" office:value="573086" table:style-name="ce64">
            <text:p>573,08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865759" table:style-name="ce64">
            <text:p>8,865,759</text:p>
          </table:table-cell>
          <table:table-cell office:value-type="float" office:value="23586562" table:style-name="ce64">
            <text:p>23,586,562</text:p>
          </table:table-cell>
          <table:table-cell office:value-type="float" office:value="11691334" table:style-name="ce64">
            <text:p>11,691,334</text:p>
          </table:table-cell>
          <table:table-cell office:value-type="float" office:value="11895228" table:style-name="ce64">
            <text:p>11,895,228</text:p>
          </table:table-cell>
          <table:table-cell office:value-type="float" office:value="12235" table:style-name="ce64">
            <text:p>12,235</text:p>
          </table:table-cell>
          <table:table-cell office:value-type="float" office:value="6403" table:style-name="ce64">
            <text:p>6,403</text:p>
          </table:table-cell>
          <table:table-cell office:value-type="float" office:value="5832" table:style-name="ce64">
            <text:p>5,832</text:p>
          </table:table-cell>
          <table:table-cell office:value-type="float" office:value="6.12" table:style-name="ce65">
            <text:p>6.12</text:p>
          </table:table-cell>
          <table:table-cell office:value-type="float" office:value="13272" table:style-name="ce64">
            <text:p>13,272</text:p>
          </table:table-cell>
          <table:table-cell office:value-type="float" office:value="7871" table:style-name="ce64">
            <text:p>7,871</text:p>
          </table:table-cell>
          <table:table-cell office:value-type="float" office:value="5401" table:style-name="ce64">
            <text:p>5,401</text:p>
          </table:table-cell>
          <table:table-cell office:value-type="float" office:value="6.64" table:style-name="ce65">
            <text:p>6.64</text:p>
          </table:table-cell>
          <table:table-cell office:value-type="float" office:value="-1037" table:style-name="ce64">
            <text:p>–1,037</text:p>
          </table:table-cell>
          <table:table-cell office:value-type="float" office:value="-0.52" table:style-name="ce66">
            <text:p>–0.52</text:p>
          </table:table-cell>
          <table:table-cell office:value-type="float" office:value="15370" table:style-name="ce64">
            <text:p>15,370</text:p>
          </table:table-cell>
          <table:table-cell office:value-type="float" office:value="14968" table:style-name="ce64">
            <text:p>14,968</text:p>
          </table:table-cell>
          <table:table-cell office:value-type="float" office:value="402" table:style-name="ce64">
            <text:p>402</text:p>
          </table:table-cell>
          <table:table-cell office:value-type="float" office:value="96" table:style-name="ce64">
            <text:p>96</text:p>
          </table:table-cell>
          <table:table-cell office:value-type="float" office:value="306" table:style-name="ce64">
            <text:p>306</text:p>
          </table:table-cell>
          <table:table-cell office:value-type="float" office:value="7.69" table:style-name="ce65">
            <text:p>7.69</text:p>
          </table:table-cell>
          <table:table-cell office:value-type="float" office:value="4447" table:style-name="ce64">
            <text:p>4,447</text:p>
          </table:table-cell>
          <table:table-cell office:value-type="float" office:value="4419" table:style-name="ce64">
            <text:p>4,419</text:p>
          </table:table-cell>
          <table:table-cell office:value-type="float" office:value="28" table:style-name="ce64">
            <text:p>28</text:p>
          </table:table-cell>
          <table:table-cell office:value-type="float" office:value="5" table:style-name="ce64">
            <text:p>5</text:p>
          </table:table-cell>
          <table:table-cell office:value-type="float" office:value="23" table:style-name="ce64">
            <text:p>23</text:p>
          </table:table-cell>
          <table:table-cell office:value-type="float" office:value="2.23" table:style-name="ce65">
            <text:p>2.23</text:p>
          </table:table-cell>
          <table:table-cell office:value-type="float" office:value="76367" table:style-name="ce64">
            <text:p>76,367</text:p>
          </table:table-cell>
          <table:table-cell office:value-type="float" office:value="80688" table:style-name="ce64">
            <text:p>80,688</text:p>
          </table:table-cell>
          <table:table-cell office:value-type="float" office:value="573469" table:style-name="ce64">
            <text:p>573,46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874204" table:style-name="ce64">
            <text:p>8,874,204</text:p>
          </table:table-cell>
          <table:table-cell office:value-type="float" office:value="23583823" table:style-name="ce64">
            <text:p>23,583,823</text:p>
          </table:table-cell>
          <table:table-cell office:value-type="float" office:value="11689221" table:style-name="ce64">
            <text:p>11,689,221</text:p>
          </table:table-cell>
          <table:table-cell office:value-type="float" office:value="11894602" table:style-name="ce64">
            <text:p>11,894,602</text:p>
          </table:table-cell>
          <table:table-cell office:value-type="float" office:value="14247" table:style-name="ce64">
            <text:p>14,247</text:p>
          </table:table-cell>
          <table:table-cell office:value-type="float" office:value="7408" table:style-name="ce64">
            <text:p>7,408</text:p>
          </table:table-cell>
          <table:table-cell office:value-type="float" office:value="6839" table:style-name="ce64">
            <text:p>6,839</text:p>
          </table:table-cell>
          <table:table-cell office:value-type="float" office:value="7.37" table:style-name="ce65">
            <text:p>7.37</text:p>
          </table:table-cell>
          <table:table-cell office:value-type="float" office:value="13893" table:style-name="ce64">
            <text:p>13,893</text:p>
          </table:table-cell>
          <table:table-cell office:value-type="float" office:value="8120" table:style-name="ce64">
            <text:p>8,120</text:p>
          </table:table-cell>
          <table:table-cell office:value-type="float" office:value="5773" table:style-name="ce64">
            <text:p>5,773</text:p>
          </table:table-cell>
          <table:table-cell office:value-type="float" office:value="7.19" table:style-name="ce65">
            <text:p>7.19</text:p>
          </table:table-cell>
          <table:table-cell office:value-type="float" office:value="354" table:style-name="ce64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64">
            <text:p>6,889</text:p>
          </table:table-cell>
          <table:table-cell office:value-type="float" office:value="6745" table:style-name="ce64">
            <text:p>6,745</text:p>
          </table:table-cell>
          <table:table-cell office:value-type="float" office:value="144" table:style-name="ce64">
            <text:p>144</text:p>
          </table:table-cell>
          <table:table-cell office:value-type="float" office:value="51" table:style-name="ce64">
            <text:p>51</text:p>
          </table:table-cell>
          <table:table-cell office:value-type="float" office:value="93" table:style-name="ce64">
            <text:p>93</text:p>
          </table:table-cell>
          <table:table-cell office:value-type="float" office:value="3.56" table:style-name="ce65">
            <text:p>3.56</text:p>
          </table:table-cell>
          <table:table-cell office:value-type="float" office:value="4259" table:style-name="ce64">
            <text:p>4,259</text:p>
          </table:table-cell>
          <table:table-cell office:value-type="float" office:value="4235" table:style-name="ce64">
            <text:p>4,235</text:p>
          </table:table-cell>
          <table:table-cell office:value-type="float" office:value="24" table:style-name="ce64">
            <text:p>24</text:p>
          </table:table-cell>
          <table:table-cell office:value-type="float" office:value="6" table:style-name="ce64">
            <text:p>6</text:p>
          </table:table-cell>
          <table:table-cell office:value-type="float" office:value="18" table:style-name="ce64">
            <text:p>18</text:p>
          </table:table-cell>
          <table:table-cell office:value-type="float" office:value="2.2000000000000002" table:style-name="ce65">
            <text:p>2.20</text:p>
          </table:table-cell>
          <table:table-cell office:value-type="float" office:value="72568" table:style-name="ce64">
            <text:p>72,568</text:p>
          </table:table-cell>
          <table:table-cell office:value-type="float" office:value="75661" table:style-name="ce64">
            <text:p>75,661</text:p>
          </table:table-cell>
          <table:table-cell office:value-type="float" office:value="573980" table:style-name="ce64">
            <text:p>573,980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884763" table:style-name="ce64">
            <text:p>8,884,763</text:p>
          </table:table-cell>
          <table:table-cell office:value-type="float" office:value="23578705" table:style-name="ce64">
            <text:p>23,578,705</text:p>
          </table:table-cell>
          <table:table-cell office:value-type="float" office:value="11685947" table:style-name="ce64">
            <text:p>11,685,947</text:p>
          </table:table-cell>
          <table:table-cell office:value-type="float" office:value="11892758" table:style-name="ce64">
            <text:p>11,892,758</text:p>
          </table:table-cell>
          <table:table-cell office:value-type="float" office:value="12614" table:style-name="ce64">
            <text:p>12,614</text:p>
          </table:table-cell>
          <table:table-cell office:value-type="float" office:value="6582" table:style-name="ce64">
            <text:p>6,582</text:p>
          </table:table-cell>
          <table:table-cell office:value-type="float" office:value="6032" table:style-name="ce64">
            <text:p>6,032</text:p>
          </table:table-cell>
          <table:table-cell office:value-type="float" office:value="6.32" table:style-name="ce65">
            <text:p>6.32</text:p>
          </table:table-cell>
          <table:table-cell office:value-type="float" office:value="14533" table:style-name="ce64">
            <text:p>14,533</text:p>
          </table:table-cell>
          <table:table-cell office:value-type="float" office:value="8381" table:style-name="ce64">
            <text:p>8,381</text:p>
          </table:table-cell>
          <table:table-cell office:value-type="float" office:value="6152" table:style-name="ce64">
            <text:p>6,152</text:p>
          </table:table-cell>
          <table:table-cell office:value-type="float" office:value="7.28" table:style-name="ce65">
            <text:p>7.28</text:p>
          </table:table-cell>
          <table:table-cell office:value-type="float" office:value="-1919" table:style-name="ce64">
            <text:p>–1,919</text:p>
          </table:table-cell>
          <table:table-cell office:value-type="float" office:value="-0.96" table:style-name="ce66">
            <text:p>–0.96</text:p>
          </table:table-cell>
          <table:table-cell office:value-type="float" office:value="8324" table:style-name="ce64">
            <text:p>8,324</text:p>
          </table:table-cell>
          <table:table-cell office:value-type="float" office:value="8170" table:style-name="ce64">
            <text:p>8,170</text:p>
          </table:table-cell>
          <table:table-cell office:value-type="float" office:value="154" table:style-name="ce64">
            <text:p>154</text:p>
          </table:table-cell>
          <table:table-cell office:value-type="float" office:value="44" table:style-name="ce64">
            <text:p>44</text:p>
          </table:table-cell>
          <table:table-cell office:value-type="float" office:value="110" table:style-name="ce64">
            <text:p>110</text:p>
          </table:table-cell>
          <table:table-cell office:value-type="float" office:value="4.17" table:style-name="ce65">
            <text:p>4.17</text:p>
          </table:table-cell>
          <table:table-cell office:value-type="float" office:value="4905" table:style-name="ce64">
            <text:p>4,905</text:p>
          </table:table-cell>
          <table:table-cell office:value-type="float" office:value="4867" table:style-name="ce64">
            <text:p>4,867</text:p>
          </table:table-cell>
          <table:table-cell office:value-type="float" office:value="38" table:style-name="ce64">
            <text:p>38</text:p>
          </table:table-cell>
          <table:table-cell office:value-type="float" office:value="7" table:style-name="ce64">
            <text:p>7</text:p>
          </table:table-cell>
          <table:table-cell office:value-type="float" office:value="31" table:style-name="ce64">
            <text:p>31</text:p>
          </table:table-cell>
          <table:table-cell office:value-type="float" office:value="2.46" table:style-name="ce65">
            <text:p>2.46</text:p>
          </table:table-cell>
          <table:table-cell office:value-type="float" office:value="88137" table:style-name="ce64">
            <text:p>88,137</text:p>
          </table:table-cell>
          <table:table-cell office:value-type="float" office:value="91336" table:style-name="ce64">
            <text:p>91,336</text:p>
          </table:table-cell>
          <table:table-cell office:value-type="float" office:value="574508" table:style-name="ce64">
            <text:p>574,5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03119" table:style-name="ce64">
            <text:p>8,903,119</text:p>
          </table:table-cell>
          <table:table-cell office:value-type="float" office:value="23574334" table:style-name="ce64">
            <text:p>23,574,334</text:p>
          </table:table-cell>
          <table:table-cell office:value-type="float" office:value="11683160" table:style-name="ce64">
            <text:p>11,683,160</text:p>
          </table:table-cell>
          <table:table-cell office:value-type="float" office:value="11891174" table:style-name="ce64">
            <text:p>11,891,174</text:p>
          </table:table-cell>
          <table:table-cell office:value-type="float" office:value="12787" table:style-name="ce64">
            <text:p>12,787</text:p>
          </table:table-cell>
          <table:table-cell office:value-type="float" office:value="6638" table:style-name="ce64">
            <text:p>6,638</text:p>
          </table:table-cell>
          <table:table-cell office:value-type="float" office:value="6149" table:style-name="ce64">
            <text:p>6,149</text:p>
          </table:table-cell>
          <table:table-cell office:value-type="float" office:value="6.4" table:style-name="ce65">
            <text:p>6.40</text:p>
          </table:table-cell>
          <table:table-cell office:value-type="float" office:value="13301" table:style-name="ce64">
            <text:p>13,301</text:p>
          </table:table-cell>
          <table:table-cell office:value-type="float" office:value="7767" table:style-name="ce64">
            <text:p>7,767</text:p>
          </table:table-cell>
          <table:table-cell office:value-type="float" office:value="5534" table:style-name="ce64">
            <text:p>5,534</text:p>
          </table:table-cell>
          <table:table-cell office:value-type="float" office:value="6.66" table:style-name="ce65">
            <text:p>6.66</text:p>
          </table:table-cell>
          <table:table-cell office:value-type="float" office:value="-514" table:style-name="ce64">
            <text:p>–514</text:p>
          </table:table-cell>
          <table:table-cell office:value-type="float" office:value="-0.26" table:style-name="ce66">
            <text:p>–0.26</text:p>
          </table:table-cell>
          <table:table-cell office:value-type="float" office:value="6583" table:style-name="ce64">
            <text:p>6,583</text:p>
          </table:table-cell>
          <table:table-cell office:value-type="float" office:value="6422" table:style-name="ce64">
            <text:p>6,422</text:p>
          </table:table-cell>
          <table:table-cell office:value-type="float" office:value="161" table:style-name="ce64">
            <text:p>161</text:p>
          </table:table-cell>
          <table:table-cell office:value-type="float" office:value="64" table:style-name="ce64">
            <text:p>64</text:p>
          </table:table-cell>
          <table:table-cell office:value-type="float" office:value="97" table:style-name="ce64">
            <text:p>97</text:p>
          </table:table-cell>
          <table:table-cell office:value-type="float" office:value="3.3" table:style-name="ce65">
            <text:p>3.30</text:p>
          </table:table-cell>
          <table:table-cell office:value-type="float" office:value="4379" table:style-name="ce64">
            <text:p>4,379</text:p>
          </table:table-cell>
          <table:table-cell office:value-type="float" office:value="4350" table:style-name="ce64">
            <text:p>4,350</text:p>
          </table:table-cell>
          <table:table-cell office:value-type="float" office:value="29" table:style-name="ce64">
            <text:p>29</text:p>
          </table:table-cell>
          <table:table-cell office:value-type="float" office:value="9" table:style-name="ce64">
            <text:p>9</text:p>
          </table:table-cell>
          <table:table-cell office:value-type="float" office:value="20" table:style-name="ce64">
            <text:p>20</text:p>
          </table:table-cell>
          <table:table-cell office:value-type="float" office:value="2.19" table:style-name="ce65">
            <text:p>2.19</text:p>
          </table:table-cell>
          <table:table-cell office:value-type="float" office:value="89396" table:style-name="ce64">
            <text:p>89,396</text:p>
          </table:table-cell>
          <table:table-cell office:value-type="float" office:value="93253" table:style-name="ce64">
            <text:p>93,253</text:p>
          </table:table-cell>
          <table:table-cell office:value-type="float" office:value="575067" table:style-name="ce64">
            <text:p>575,0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921682" table:style-name="ce64">
            <text:p>8,921,682</text:p>
          </table:table-cell>
          <table:table-cell office:value-type="float" office:value="23568378" table:style-name="ce64">
            <text:p>23,568,378</text:p>
          </table:table-cell>
          <table:table-cell office:value-type="float" office:value="11679669" table:style-name="ce64">
            <text:p>11,679,669</text:p>
          </table:table-cell>
          <table:table-cell office:value-type="float" office:value="11888709" table:style-name="ce64">
            <text:p>11,888,709</text:p>
          </table:table-cell>
          <table:table-cell office:value-type="float" office:value="13854" table:style-name="ce64">
            <text:p>13,854</text:p>
          </table:table-cell>
          <table:table-cell office:value-type="float" office:value="7318" table:style-name="ce64">
            <text:p>7,318</text:p>
          </table:table-cell>
          <table:table-cell office:value-type="float" office:value="6536" table:style-name="ce64">
            <text:p>6,536</text:p>
          </table:table-cell>
          <table:table-cell office:value-type="float" office:value="7.17" table:style-name="ce65">
            <text:p>7.17</text:p>
          </table:table-cell>
          <table:table-cell office:value-type="float" office:value="13876" table:style-name="ce64">
            <text:p>13,876</text:p>
          </table:table-cell>
          <table:table-cell office:value-type="float" office:value="8136" table:style-name="ce64">
            <text:p>8,136</text:p>
          </table:table-cell>
          <table:table-cell office:value-type="float" office:value="5740" table:style-name="ce64">
            <text:p>5,740</text:p>
          </table:table-cell>
          <table:table-cell office:value-type="float" office:value="7.18" table:style-name="ce65">
            <text:p>7.18</text:p>
          </table:table-cell>
          <table:table-cell office:value-type="float" office:value="-22" table:style-name="ce64">
            <text:p>–22</text:p>
          </table:table-cell>
          <table:table-cell office:value-type="float" office:value="-0.01" table:style-name="ce66">
            <text:p>–0.01</text:p>
          </table:table-cell>
          <table:table-cell office:value-type="float" office:value="7242" table:style-name="ce64">
            <text:p>7,242</text:p>
          </table:table-cell>
          <table:table-cell office:value-type="float" office:value="7063" table:style-name="ce64">
            <text:p>7,063</text:p>
          </table:table-cell>
          <table:table-cell office:value-type="float" office:value="179" table:style-name="ce64">
            <text:p>179</text:p>
          </table:table-cell>
          <table:table-cell office:value-type="float" office:value="46" table:style-name="ce64">
            <text:p>46</text:p>
          </table:table-cell>
          <table:table-cell office:value-type="float" office:value="133" table:style-name="ce64">
            <text:p>133</text:p>
          </table:table-cell>
          <table:table-cell office:value-type="float" office:value="3.75" table:style-name="ce65">
            <text:p>3.75</text:p>
          </table:table-cell>
          <table:table-cell office:value-type="float" office:value="4516" table:style-name="ce64">
            <text:p>4,516</text:p>
          </table:table-cell>
          <table:table-cell office:value-type="float" office:value="4492" table:style-name="ce64">
            <text:p>4,492</text:p>
          </table:table-cell>
          <table:table-cell office:value-type="float" office:value="24" table:style-name="ce64">
            <text:p>24</text:p>
          </table:table-cell>
          <table:table-cell office:value-type="float" office:value="5" table:style-name="ce64">
            <text:p>5</text:p>
          </table:table-cell>
          <table:table-cell office:value-type="float" office:value="19" table:style-name="ce64">
            <text:p>19</text:p>
          </table:table-cell>
          <table:table-cell office:value-type="float" office:value="2.34" table:style-name="ce65">
            <text:p>2.34</text:p>
          </table:table-cell>
          <table:table-cell office:value-type="float" office:value="92416" table:style-name="ce64">
            <text:p>92,416</text:p>
          </table:table-cell>
          <table:table-cell office:value-type="float" office:value="98350" table:style-name="ce64">
            <text:p>98,350</text:p>
          </table:table-cell>
          <table:table-cell office:value-type="float" office:value="575555" table:style-name="ce64">
            <text:p>575,55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923738" table:style-name="ce64">
            <text:p>8,923,738</text:p>
          </table:table-cell>
          <table:table-cell office:value-type="float" office:value="23566471" table:style-name="ce64">
            <text:p>23,566,471</text:p>
          </table:table-cell>
          <table:table-cell office:value-type="float" office:value="11677788" table:style-name="ce64">
            <text:p>11,677,788</text:p>
          </table:table-cell>
          <table:table-cell office:value-type="float" office:value="11888683" table:style-name="ce64">
            <text:p>11,888,683</text:p>
          </table:table-cell>
          <table:table-cell office:value-type="float" office:value="14031" table:style-name="ce64">
            <text:p>14,031</text:p>
          </table:table-cell>
          <table:table-cell office:value-type="float" office:value="7205" table:style-name="ce64">
            <text:p>7,205</text:p>
          </table:table-cell>
          <table:table-cell office:value-type="float" office:value="6826" table:style-name="ce64">
            <text:p>6,826</text:p>
          </table:table-cell>
          <table:table-cell office:value-type="float" office:value="7.03" table:style-name="ce65">
            <text:p>7.03</text:p>
          </table:table-cell>
          <table:table-cell office:value-type="float" office:value="13542" table:style-name="ce64">
            <text:p>13,542</text:p>
          </table:table-cell>
          <table:table-cell office:value-type="float" office:value="7938" table:style-name="ce64">
            <text:p>7,938</text:p>
          </table:table-cell>
          <table:table-cell office:value-type="float" office:value="5604" table:style-name="ce64">
            <text:p>5,604</text:p>
          </table:table-cell>
          <table:table-cell office:value-type="float" office:value="6.78" table:style-name="ce65">
            <text:p>6.78</text:p>
          </table:table-cell>
          <table:table-cell office:value-type="float" office:value="489" table:style-name="ce64">
            <text:p>489</text:p>
          </table:table-cell>
          <table:table-cell office:value-type="float" office:value="0.24" table:style-name="ce66">
            <text:p>0.24</text:p>
          </table:table-cell>
          <table:table-cell office:value-type="float" office:value="12384" table:style-name="ce64">
            <text:p>12,384</text:p>
          </table:table-cell>
          <table:table-cell office:value-type="float" office:value="12204" table:style-name="ce64">
            <text:p>12,204</text:p>
          </table:table-cell>
          <table:table-cell office:value-type="float" office:value="180" table:style-name="ce64">
            <text:p>180</text:p>
          </table:table-cell>
          <table:table-cell office:value-type="float" office:value="50" table:style-name="ce64">
            <text:p>50</text:p>
          </table:table-cell>
          <table:table-cell office:value-type="float" office:value="130" table:style-name="ce64">
            <text:p>130</text:p>
          </table:table-cell>
          <table:table-cell office:value-type="float" office:value="6.2" table:style-name="ce65">
            <text:p>6.20</text:p>
          </table:table-cell>
          <table:table-cell office:value-type="float" office:value="4043" table:style-name="ce64">
            <text:p>4,043</text:p>
          </table:table-cell>
          <table:table-cell office:value-type="float" office:value="4017" table:style-name="ce64">
            <text:p>4,017</text:p>
          </table:table-cell>
          <table:table-cell office:value-type="float" office:value="26" table:style-name="ce64">
            <text:p>26</text:p>
          </table:table-cell>
          <table:table-cell office:value-type="float" office:value="9" table:style-name="ce64">
            <text:p>9</text:p>
          </table:table-cell>
          <table:table-cell office:value-type="float" office:value="17" table:style-name="ce64">
            <text:p>17</text:p>
          </table:table-cell>
          <table:table-cell office:value-type="float" office:value="2.0299999999999998" table:style-name="ce65">
            <text:p>2.03</text:p>
          </table:table-cell>
          <table:table-cell office:value-type="float" office:value="63402" table:style-name="ce64">
            <text:p>63,402</text:p>
          </table:table-cell>
          <table:table-cell office:value-type="float" office:value="65798" table:style-name="ce64">
            <text:p>65,798</text:p>
          </table:table-cell>
          <table:table-cell office:value-type="float" office:value="575967" table:style-name="ce64">
            <text:p>575,96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928167" table:style-name="ce64">
            <text:p>8,928,167</text:p>
          </table:table-cell>
          <table:table-cell office:value-type="float" office:value="23563356" table:style-name="ce64">
            <text:p>23,563,356</text:p>
          </table:table-cell>
          <table:table-cell office:value-type="float" office:value="11675605" table:style-name="ce64">
            <text:p>11,675,605</text:p>
          </table:table-cell>
          <table:table-cell office:value-type="float" office:value="11887751" table:style-name="ce64">
            <text:p>11,887,751</text:p>
          </table:table-cell>
          <table:table-cell office:value-type="float" office:value="14656" table:style-name="ce64">
            <text:p>14,656</text:p>
          </table:table-cell>
          <table:table-cell office:value-type="float" office:value="7659" table:style-name="ce64">
            <text:p>7,659</text:p>
          </table:table-cell>
          <table:table-cell office:value-type="float" office:value="6997" table:style-name="ce64">
            <text:p>6,997</text:p>
          </table:table-cell>
          <table:table-cell office:value-type="float" office:value="7.587380510973774" table:style-name="ce65">
            <text:p>7.59</text:p>
          </table:table-cell>
          <table:table-cell office:value-type="float" office:value="14141" table:style-name="ce64">
            <text:p>14,141</text:p>
          </table:table-cell>
          <table:table-cell office:value-type="float" office:value="8271" table:style-name="ce64">
            <text:p>8,271</text:p>
          </table:table-cell>
          <table:table-cell office:value-type="float" office:value="5870" table:style-name="ce64">
            <text:p>5,870</text:p>
          </table:table-cell>
          <table:table-cell office:value-type="float" office:value="7.3207660893613626" table:style-name="ce65">
            <text:p>7.32</text:p>
          </table:table-cell>
          <table:table-cell office:value-type="float" office:value="515" table:style-name="ce64">
            <text:p>515</text:p>
          </table:table-cell>
          <table:table-cell office:value-type="float" office:value="0.26661442161241089" table:style-name="ce66">
            <text:p>0.27</text:p>
          </table:table-cell>
          <table:table-cell office:value-type="float" office:value="9186" table:style-name="ce64">
            <text:p>9,186</text:p>
          </table:table-cell>
          <table:table-cell office:value-type="float" office:value="9023" table:style-name="ce64">
            <text:p>9,023</text:p>
          </table:table-cell>
          <table:table-cell office:value-type="float" office:value="163" table:style-name="ce64">
            <text:p>163</text:p>
          </table:table-cell>
          <table:table-cell office:value-type="float" office:value="35" table:style-name="ce64">
            <text:p>35</text:p>
          </table:table-cell>
          <table:table-cell office:value-type="float" office:value="128" table:style-name="ce64">
            <text:p>128</text:p>
          </table:table-cell>
          <table:table-cell office:value-type="float" office:value="4.755572964915741" table:style-name="ce65">
            <text:p>4.76</text:p>
          </table:table-cell>
          <table:table-cell office:value-type="float" office:value="4209" table:style-name="ce64">
            <text:p>4,209</text:p>
          </table:table-cell>
          <table:table-cell office:value-type="float" office:value="4171" table:style-name="ce64">
            <text:p>4,171</text:p>
          </table:table-cell>
          <table:table-cell office:value-type="float" office:value="38" table:style-name="ce64">
            <text:p>38</text:p>
          </table:table-cell>
          <table:table-cell office:value-type="float" office:value="13" table:style-name="ce64">
            <text:p>13</text:p>
          </table:table-cell>
          <table:table-cell office:value-type="float" office:value="25" table:style-name="ce64">
            <text:p>25</text:p>
          </table:table-cell>
          <table:table-cell office:value-type="float" office:value="2.1789904865371597" table:style-name="ce65">
            <text:p>2.18</text:p>
          </table:table-cell>
          <table:table-cell office:value-type="float" office:value="68722" table:style-name="ce64">
            <text:p>68,722</text:p>
          </table:table-cell>
          <table:table-cell office:value-type="float" office:value="72352" table:style-name="ce64">
            <text:p>72,352</text:p>
          </table:table-cell>
          <table:table-cell office:value-type="float" office:value="576374" table:style-name="ce64">
            <text:p>576,37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933814" table:style-name="ce64">
            <text:p>8,933,814</text:p>
          </table:table-cell>
          <table:table-cell office:value-type="float" office:value="23561236" table:style-name="ce64">
            <text:p>23,561,236</text:p>
          </table:table-cell>
          <table:table-cell office:value-type="float" office:value="11673765" table:style-name="ce64">
            <text:p>11,673,765</text:p>
          </table:table-cell>
          <table:table-cell office:value-type="float" office:value="11887471" table:style-name="ce64">
            <text:p>11,887,471</text:p>
          </table:table-cell>
          <table:table-cell office:value-type="float" office:value="17547" table:style-name="ce64">
            <text:p>17,547</text:p>
          </table:table-cell>
          <table:table-cell office:value-type="float" office:value="9039" table:style-name="ce64">
            <text:p>9,039</text:p>
          </table:table-cell>
          <table:table-cell office:value-type="float" office:value="8508" table:style-name="ce64">
            <text:p>8,508</text:p>
          </table:table-cell>
          <table:table-cell office:value-type="float" office:value="8.7923437703869318" table:style-name="ce65">
            <text:p>8.79</text:p>
          </table:table-cell>
          <table:table-cell office:value-type="float" office:value="15208" table:style-name="ce64">
            <text:p>15,208</text:p>
          </table:table-cell>
          <table:table-cell office:value-type="float" office:value="8944" table:style-name="ce64">
            <text:p>8,944</text:p>
          </table:table-cell>
          <table:table-cell office:value-type="float" office:value="6264" table:style-name="ce64">
            <text:p>6,264</text:p>
          </table:table-cell>
          <table:table-cell office:value-type="float" office:value="7.6203319120102826" table:style-name="ce65">
            <text:p>7.62</text:p>
          </table:table-cell>
          <table:table-cell office:value-type="float" office:value="2339" table:style-name="ce64">
            <text:p>2,339</text:p>
          </table:table-cell>
          <table:table-cell office:value-type="float" office:value="1.1720118583766475" table:style-name="ce66">
            <text:p>1.17</text:p>
          </table:table-cell>
          <table:table-cell office:value-type="float" office:value="15638" table:style-name="ce64">
            <text:p>15,638</text:p>
          </table:table-cell>
          <table:table-cell office:value-type="float" office:value="15380" table:style-name="ce64">
            <text:p>15,380</text:p>
          </table:table-cell>
          <table:table-cell office:value-type="float" office:value="258" table:style-name="ce64">
            <text:p>258</text:p>
          </table:table-cell>
          <table:table-cell office:value-type="float" office:value="55" table:style-name="ce64">
            <text:p>55</text:p>
          </table:table-cell>
          <table:table-cell office:value-type="float" office:value="203" table:style-name="ce64">
            <text:p>203</text:p>
          </table:table-cell>
          <table:table-cell office:value-type="float" office:value="7.8357936901641763" table:style-name="ce65">
            <text:p>7.84</text:p>
          </table:table-cell>
          <table:table-cell office:value-type="float" office:value="4338" table:style-name="ce64">
            <text:p>4,338</text:p>
          </table:table-cell>
          <table:table-cell office:value-type="float" office:value="4287" table:style-name="ce64">
            <text:p>4,287</text:p>
          </table:table-cell>
          <table:table-cell office:value-type="float" office:value="51" table:style-name="ce64">
            <text:p>51</text:p>
          </table:table-cell>
          <table:table-cell office:value-type="float" office:value="11" table:style-name="ce64">
            <text:p>11</text:p>
          </table:table-cell>
          <table:table-cell office:value-type="float" office:value="40" table:style-name="ce64">
            <text:p>40</text:p>
          </table:table-cell>
          <table:table-cell office:value-type="float" office:value="2.1736585898409131" table:style-name="ce65">
            <text:p>2.17</text:p>
          </table:table-cell>
          <table:table-cell office:value-type="float" office:value="77830" table:style-name="ce64">
            <text:p>77,830</text:p>
          </table:table-cell>
          <table:table-cell office:value-type="float" office:value="82289" table:style-name="ce64">
            <text:p>82,289</text:p>
          </table:table-cell>
          <table:table-cell office:value-type="float" office:value="576792" table:style-name="ce64">
            <text:p>576,7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0<text:span text:style-name="T9">年</text:span>1~11<text:span text:style-name="T11">月</text:span></text:p>
          </table:table-cell>
          <table:covered-table-cell/>
          <table:table-cell office:value-type="float" office:value="9006260" table:style-name="ce64">
            <text:p>9,006,260</text:p>
          </table:table-cell>
          <table:table-cell office:value-type="float" office:value="23394787" table:style-name="ce64">
            <text:p>23,394,787</text:p>
          </table:table-cell>
          <table:table-cell office:value-type="float" office:value="11588574" table:style-name="ce64">
            <text:p>11,588,574</text:p>
          </table:table-cell>
          <table:table-cell office:value-type="float" office:value="11806213" table:style-name="ce64">
            <text:p>11,806,213</text:p>
          </table:table-cell>
          <table:table-cell office:value-type="float" office:value="139693" table:style-name="ce56">
            <text:p>139,693</text:p>
          </table:table-cell>
          <table:table-cell office:value-type="float" office:value="72176" table:style-name="ce56">
            <text:p>72,176</text:p>
          </table:table-cell>
          <table:table-cell office:value-type="float" office:value="67517" table:style-name="ce56">
            <text:p>67,517</text:p>
          </table:table-cell>
          <table:table-cell office:value-type="float" office:value="6.5021911231311842" table:style-name="ce67">
            <text:p>6.50</text:p>
          </table:table-cell>
          <table:table-cell office:value-type="float" office:value="167993" table:style-name="ce56">
            <text:p>167,993</text:p>
          </table:table-cell>
          <table:table-cell office:value-type="float" office:value="97644" table:style-name="ce56">
            <text:p>97,644</text:p>
          </table:table-cell>
          <table:table-cell office:value-type="float" office:value="70349" table:style-name="ce56">
            <text:p>70,349</text:p>
          </table:table-cell>
          <table:table-cell office:value-type="float" office:value="7.8194511775692197" table:style-name="ce67">
            <text:p>7.82</text:p>
          </table:table-cell>
          <table:table-cell office:value-type="float" office:value="-28300" table:style-name="ce56">
            <text:p>–28,300</text:p>
          </table:table-cell>
          <table:table-cell office:value-type="float" office:value="-1.3172600544380357" table:style-name="ce68">
            <text:p>–1.32</text:p>
          </table:table-cell>
          <table:table-cell office:value-type="float" office:value="101475" table:style-name="ce56">
            <text:p>101,475</text:p>
          </table:table-cell>
          <table:table-cell office:value-type="float" office:value="99842" table:style-name="ce56">
            <text:p>99,842</text:p>
          </table:table-cell>
          <table:table-cell office:value-type="float" office:value="1633" table:style-name="ce56">
            <text:p>1,633</text:p>
          </table:table-cell>
          <table:table-cell office:value-type="float" office:value="466" table:style-name="ce56">
            <text:p>466</text:p>
          </table:table-cell>
          <table:table-cell office:value-type="float" office:value="1167" table:style-name="ce56">
            <text:p>1,167</text:p>
          </table:table-cell>
          <table:table-cell office:value-type="float" office:value="4.7232849478480441" table:style-name="ce67">
            <text:p>4.72</text:p>
          </table:table-cell>
          <table:table-cell office:value-type="float" office:value="43417" table:style-name="ce56">
            <text:p>43,417</text:p>
          </table:table-cell>
          <table:table-cell office:value-type="float" office:value="42960" table:style-name="ce56">
            <text:p>42,960</text:p>
          </table:table-cell>
          <table:table-cell office:value-type="float" office:value="457" table:style-name="ce56">
            <text:p>457</text:p>
          </table:table-cell>
          <table:table-cell office:value-type="float" office:value="113" table:style-name="ce56">
            <text:p>113</text:p>
          </table:table-cell>
          <table:table-cell office:value-type="float" office:value="344" table:style-name="ce56">
            <text:p>344</text:p>
          </table:table-cell>
          <table:table-cell office:value-type="float" office:value="2.0209003457079926" table:style-name="ce67">
            <text:p>2.02</text:p>
          </table:table-cell>
          <table:table-cell office:value-type="float" office:value="839709" table:style-name="ce56">
            <text:p>839,709</text:p>
          </table:table-cell>
          <table:table-cell office:value-type="float" office:value="977858" table:style-name="ce56">
            <text:p>977,858</text:p>
          </table:table-cell>
          <table:table-cell office:value-type="float" office:value="580497" table:style-name="ce56">
            <text:p>580,49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938484" table:style-name="ce64">
            <text:p>8,938,484</text:p>
          </table:table-cell>
          <table:table-cell office:value-type="float" office:value="23548633" table:style-name="ce64">
            <text:p>23,548,633</text:p>
          </table:table-cell>
          <table:table-cell office:value-type="float" office:value="11666663" table:style-name="ce64">
            <text:p>11,666,663</text:p>
          </table:table-cell>
          <table:table-cell office:value-type="float" office:value="11881970" table:style-name="ce64">
            <text:p>11,881,970</text:p>
          </table:table-cell>
          <table:table-cell office:value-type="float" office:value="9601" table:style-name="ce64">
            <text:p>9,601</text:p>
          </table:table-cell>
          <table:table-cell office:value-type="float" office:value="4906" table:style-name="ce64">
            <text:p>4,906</text:p>
          </table:table-cell>
          <table:table-cell office:value-type="float" office:value="4695" table:style-name="ce64">
            <text:p>4,695</text:p>
          </table:table-cell>
          <table:table-cell office:value-type="float" office:value="4.7989496795842994" table:style-name="ce65">
            <text:p>4.80</text:p>
          </table:table-cell>
          <table:table-cell office:value-type="float" office:value="16332" table:style-name="ce64">
            <text:p>16,332</text:p>
          </table:table-cell>
          <table:table-cell office:value-type="float" office:value="9566" table:style-name="ce64">
            <text:p>9,566</text:p>
          </table:table-cell>
          <table:table-cell office:value-type="float" office:value="6766" table:style-name="ce64">
            <text:p>6,766</text:p>
          </table:table-cell>
          <table:table-cell office:value-type="float" office:value="8.163362792101946" table:style-name="ce65">
            <text:p>8.16</text:p>
          </table:table-cell>
          <table:table-cell office:value-type="float" office:value="-6731" table:style-name="ce64">
            <text:p>–6,731</text:p>
          </table:table-cell>
          <table:table-cell office:value-type="float" office:value="-3.3644131125176457" table:style-name="ce66">
            <text:p>–3.36</text:p>
          </table:table-cell>
          <table:table-cell office:value-type="float" office:value="10619" table:style-name="ce64">
            <text:p>10,619</text:p>
          </table:table-cell>
          <table:table-cell office:value-type="float" office:value="10486" table:style-name="ce64">
            <text:p>10,486</text:p>
          </table:table-cell>
          <table:table-cell office:value-type="float" office:value="133" table:style-name="ce64">
            <text:p>133</text:p>
          </table:table-cell>
          <table:table-cell office:value-type="float" office:value="42" table:style-name="ce64">
            <text:p>42</text:p>
          </table:table-cell>
          <table:table-cell office:value-type="float" office:value="91" table:style-name="ce64">
            <text:p>91</text:p>
          </table:table-cell>
          <table:table-cell office:value-type="float" office:value="5.3077852981466176" table:style-name="ce65">
            <text:p>5.31</text:p>
          </table:table-cell>
          <table:table-cell office:value-type="float" office:value="3601" table:style-name="ce64">
            <text:p>3,601</text:p>
          </table:table-cell>
          <table:table-cell office:value-type="float" office:value="3566" table:style-name="ce64">
            <text:p>3,566</text:p>
          </table:table-cell>
          <table:table-cell office:value-type="float" office:value="35" table:style-name="ce64">
            <text:p>35</text:p>
          </table:table-cell>
          <table:table-cell office:value-type="float" office:value="9" table:style-name="ce64">
            <text:p>9</text:p>
          </table:table-cell>
          <table:table-cell office:value-type="float" office:value="26" table:style-name="ce64">
            <text:p>26</text:p>
          </table:table-cell>
          <table:table-cell office:value-type="float" office:value="1.7999185289223061" table:style-name="ce65">
            <text:p>1.80</text:p>
          </table:table-cell>
          <table:table-cell office:value-type="float" office:value="69158" table:style-name="ce64">
            <text:p>69,158</text:p>
          </table:table-cell>
          <table:table-cell office:value-type="float" office:value="75030" table:style-name="ce64">
            <text:p>75,030</text:p>
          </table:table-cell>
          <table:table-cell office:value-type="float" office:value="577029" table:style-name="ce64">
            <text:p>577,0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942698" table:style-name="ce64">
            <text:p>8,942,698</text:p>
          </table:table-cell>
          <table:table-cell office:value-type="float" office:value="23539588" table:style-name="ce64">
            <text:p>23,539,588</text:p>
          </table:table-cell>
          <table:table-cell office:value-type="float" office:value="11661640" table:style-name="ce64">
            <text:p>11,661,640</text:p>
          </table:table-cell>
          <table:table-cell office:value-type="float" office:value="11877948" table:style-name="ce64">
            <text:p>11,877,948</text:p>
          </table:table-cell>
          <table:table-cell office:value-type="float" office:value="11497" table:style-name="ce64">
            <text:p>11,497</text:p>
          </table:table-cell>
          <table:table-cell office:value-type="float" office:value="6028" table:style-name="ce64">
            <text:p>6,028</text:p>
          </table:table-cell>
          <table:table-cell office:value-type="float" office:value="5469" table:style-name="ce64">
            <text:p>5,469</text:p>
          </table:table-cell>
          <table:table-cell office:value-type="float" office:value="6.3655667578886508" table:style-name="ce65">
            <text:p>6.37</text:p>
          </table:table-cell>
          <table:table-cell office:value-type="float" office:value="14856" table:style-name="ce64">
            <text:p>14,856</text:p>
          </table:table-cell>
          <table:table-cell office:value-type="float" office:value="8561" table:style-name="ce64">
            <text:p>8,561</text:p>
          </table:table-cell>
          <table:table-cell office:value-type="float" office:value="6295" table:style-name="ce64">
            <text:p>6,295</text:p>
          </table:table-cell>
          <table:table-cell office:value-type="float" office:value="8.2253509398272406" table:style-name="ce65">
            <text:p>8.23</text:p>
          </table:table-cell>
          <table:table-cell office:value-type="float" office:value="-3359" table:style-name="ce64">
            <text:p>–3,359</text:p>
          </table:table-cell>
          <table:table-cell office:value-type="float" office:value="-1.8597841819385907" table:style-name="ce66">
            <text:p>–1.86</text:p>
          </table:table-cell>
          <table:table-cell office:value-type="float" office:value="7710" table:style-name="ce64">
            <text:p>7,710</text:p>
          </table:table-cell>
          <table:table-cell office:value-type="float" office:value="7581" table:style-name="ce64">
            <text:p>7,581</text:p>
          </table:table-cell>
          <table:table-cell office:value-type="float" office:value="129" table:style-name="ce64">
            <text:p>129</text:p>
          </table:table-cell>
          <table:table-cell office:value-type="float" office:value="41" table:style-name="ce64">
            <text:p>41</text:p>
          </table:table-cell>
          <table:table-cell office:value-type="float" office:value="88" table:style-name="ce64">
            <text:p>88</text:p>
          </table:table-cell>
          <table:table-cell office:value-type="float" office:value="4.2688109683675304" table:style-name="ce65">
            <text:p>4.27</text:p>
          </table:table-cell>
          <table:table-cell office:value-type="float" office:value="3371" table:style-name="ce64">
            <text:p>3,371</text:p>
          </table:table-cell>
          <table:table-cell office:value-type="float" office:value="3326" table:style-name="ce64">
            <text:p>3,326</text:p>
          </table:table-cell>
          <table:table-cell office:value-type="float" office:value="45" table:style-name="ce64">
            <text:p>45</text:p>
          </table:table-cell>
          <table:table-cell office:value-type="float" office:value="12" table:style-name="ce64">
            <text:p>12</text:p>
          </table:table-cell>
          <table:table-cell office:value-type="float" office:value="33" table:style-name="ce64">
            <text:p>33</text:p>
          </table:table-cell>
          <table:table-cell office:value-type="float" office:value="1.8664282457025869" table:style-name="ce65">
            <text:p>1.87</text:p>
          </table:table-cell>
          <table:table-cell office:value-type="float" office:value="64406" table:style-name="ce64">
            <text:p>64,406</text:p>
          </table:table-cell>
          <table:table-cell office:value-type="float" office:value="70092" table:style-name="ce64">
            <text:p>70,092</text:p>
          </table:table-cell>
          <table:table-cell office:value-type="float" office:value="577401" table:style-name="ce64">
            <text:p>577,4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950538" table:style-name="ce64">
            <text:p>8,950,538</text:p>
          </table:table-cell>
          <table:table-cell office:value-type="float" office:value="23525623" table:style-name="ce64">
            <text:p>23,525,623</text:p>
          </table:table-cell>
          <table:table-cell office:value-type="float" office:value="11654138" table:style-name="ce64">
            <text:p>11,654,138</text:p>
          </table:table-cell>
          <table:table-cell office:value-type="float" office:value="11871485" table:style-name="ce64">
            <text:p>11,871,485</text:p>
          </table:table-cell>
          <table:table-cell office:value-type="float" office:value="13819" table:style-name="ce64">
            <text:p>13,819</text:p>
          </table:table-cell>
          <table:table-cell office:value-type="float" office:value="7097" table:style-name="ce64">
            <text:p>7,097</text:p>
          </table:table-cell>
          <table:table-cell office:value-type="float" office:value="6722" table:style-name="ce64">
            <text:p>6,722</text:p>
          </table:table-cell>
          <table:table-cell office:value-type="float" office:value="6.9141336961247797" table:style-name="ce65">
            <text:p>6.91</text:p>
          </table:table-cell>
          <table:table-cell office:value-type="float" office:value="16438" table:style-name="ce64">
            <text:p>16,438</text:p>
          </table:table-cell>
          <table:table-cell office:value-type="float" office:value="9535" table:style-name="ce64">
            <text:p>9,535</text:p>
          </table:table-cell>
          <table:table-cell office:value-type="float" office:value="6903" table:style-name="ce64">
            <text:p>6,903</text:p>
          </table:table-cell>
          <table:table-cell office:value-type="float" office:value="8.2245118819667908" table:style-name="ce65">
            <text:p>8.22</text:p>
          </table:table-cell>
          <table:table-cell office:value-type="float" office:value="-2619" table:style-name="ce64">
            <text:p>–2,619</text:p>
          </table:table-cell>
          <table:table-cell office:value-type="float" office:value="-1.3103781858420143" table:style-name="ce66">
            <text:p>–1.31</text:p>
          </table:table-cell>
          <table:table-cell office:value-type="float" office:value="10426" table:style-name="ce64">
            <text:p>10,426</text:p>
          </table:table-cell>
          <table:table-cell office:value-type="float" office:value="10274" table:style-name="ce64">
            <text:p>10,274</text:p>
          </table:table-cell>
          <table:table-cell office:value-type="float" office:value="152" table:style-name="ce64">
            <text:p>152</text:p>
          </table:table-cell>
          <table:table-cell office:value-type="float" office:value="51" table:style-name="ce64">
            <text:p>51</text:p>
          </table:table-cell>
          <table:table-cell office:value-type="float" office:value="101" table:style-name="ce64">
            <text:p>101</text:p>
          </table:table-cell>
          <table:table-cell office:value-type="float" office:value="5.2164959776971518" table:style-name="ce65">
            <text:p>5.22</text:p>
          </table:table-cell>
          <table:table-cell office:value-type="float" office:value="4719" table:style-name="ce64">
            <text:p>4,719</text:p>
          </table:table-cell>
          <table:table-cell office:value-type="float" office:value="4669" table:style-name="ce64">
            <text:p>4,669</text:p>
          </table:table-cell>
          <table:table-cell office:value-type="float" office:value="50" table:style-name="ce64">
            <text:p>50</text:p>
          </table:table-cell>
          <table:table-cell office:value-type="float" office:value="11" table:style-name="ce64">
            <text:p>11</text:p>
          </table:table-cell>
          <table:table-cell office:value-type="float" office:value="39" table:style-name="ce64">
            <text:p>39</text:p>
          </table:table-cell>
          <table:table-cell office:value-type="float" office:value="2.3610823440200326" table:style-name="ce65">
            <text:p>2.36</text:p>
          </table:table-cell>
          <table:table-cell office:value-type="float" office:value="91907" table:style-name="ce64">
            <text:p>91,907</text:p>
          </table:table-cell>
          <table:table-cell office:value-type="float" office:value="103253" table:style-name="ce64">
            <text:p>103,253</text:p>
          </table:table-cell>
          <table:table-cell office:value-type="float" office:value="577863" table:style-name="ce64">
            <text:p>577,86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957953" table:style-name="ce64">
            <text:p>8,957,953</text:p>
          </table:table-cell>
          <table:table-cell office:value-type="float" office:value="23514196" table:style-name="ce64">
            <text:p>23,514,196</text:p>
          </table:table-cell>
          <table:table-cell office:value-type="float" office:value="11647873" table:style-name="ce64">
            <text:p>11,647,873</text:p>
          </table:table-cell>
          <table:table-cell office:value-type="float" office:value="11866323" table:style-name="ce64">
            <text:p>11,866,323</text:p>
          </table:table-cell>
          <table:table-cell office:value-type="float" office:value="12264" table:style-name="ce64">
            <text:p>12,264</text:p>
          </table:table-cell>
          <table:table-cell office:value-type="float" office:value="6352" table:style-name="ce64">
            <text:p>6,352</text:p>
          </table:table-cell>
          <table:table-cell office:value-type="float" office:value="5912" table:style-name="ce64">
            <text:p>5,912</text:p>
          </table:table-cell>
          <table:table-cell office:value-type="float" office:value="6.3440720296989248" table:style-name="ce65">
            <text:p>6.34</text:p>
          </table:table-cell>
          <table:table-cell office:value-type="float" office:value="14276" table:style-name="ce64">
            <text:p>14,276</text:p>
          </table:table-cell>
          <table:table-cell office:value-type="float" office:value="8379" table:style-name="ce64">
            <text:p>8,379</text:p>
          </table:table-cell>
          <table:table-cell office:value-type="float" office:value="5897" table:style-name="ce64">
            <text:p>5,897</text:p>
          </table:table-cell>
          <table:table-cell office:value-type="float" office:value="7.3848640163064116" table:style-name="ce65">
            <text:p>7.38</text:p>
          </table:table-cell>
          <table:table-cell office:value-type="float" office:value="-2012" table:style-name="ce64">
            <text:p>–2,012</text:p>
          </table:table-cell>
          <table:table-cell office:value-type="float" office:value="-1.0407919866074882" table:style-name="ce66">
            <text:p>–1.04</text:p>
          </table:table-cell>
          <table:table-cell office:value-type="float" office:value="7547" table:style-name="ce64">
            <text:p>7,547</text:p>
          </table:table-cell>
          <table:table-cell office:value-type="float" office:value="7416" table:style-name="ce64">
            <text:p>7,416</text:p>
          </table:table-cell>
          <table:table-cell office:value-type="float" office:value="131" table:style-name="ce64">
            <text:p>131</text:p>
          </table:table-cell>
          <table:table-cell office:value-type="float" office:value="47" table:style-name="ce64">
            <text:p>47</text:p>
          </table:table-cell>
          <table:table-cell office:value-type="float" office:value="84" table:style-name="ce64">
            <text:p>84</text:p>
          </table:table-cell>
          <table:table-cell office:value-type="float" office:value="3.9034872420179454" table:style-name="ce65">
            <text:p>3.90</text:p>
          </table:table-cell>
          <table:table-cell office:value-type="float" office:value="4230" table:style-name="ce64">
            <text:p>4,230</text:p>
          </table:table-cell>
          <table:table-cell office:value-type="float" office:value="4190" table:style-name="ce64">
            <text:p>4,190</text:p>
          </table:table-cell>
          <table:table-cell office:value-type="float" office:value="40" table:style-name="ce64">
            <text:p>40</text:p>
          </table:table-cell>
          <table:table-cell office:value-type="float" office:value="14" table:style-name="ce64">
            <text:p>14</text:p>
          </table:table-cell>
          <table:table-cell office:value-type="float" office:value="26" table:style-name="ce64">
            <text:p>26</text:p>
          </table:table-cell>
          <table:table-cell office:value-type="float" office:value="2.1881461746270747" table:style-name="ce65">
            <text:p>2.19</text:p>
          </table:table-cell>
          <table:table-cell office:value-type="float" office:value="80225" table:style-name="ce64">
            <text:p>80,225</text:p>
          </table:table-cell>
          <table:table-cell office:value-type="float" office:value="89640" table:style-name="ce64">
            <text:p>89,640</text:p>
          </table:table-cell>
          <table:table-cell office:value-type="float" office:value="578241" table:style-name="ce64">
            <text:p>578,24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961217" table:style-name="ce64">
            <text:p>8,961,217</text:p>
          </table:table-cell>
          <table:table-cell office:value-type="float" office:value="23499070" table:style-name="ce64">
            <text:p>23,499,070</text:p>
          </table:table-cell>
          <table:table-cell office:value-type="float" office:value="11640336" table:style-name="ce64">
            <text:p>11,640,336</text:p>
          </table:table-cell>
          <table:table-cell office:value-type="float" office:value="11858734" table:style-name="ce64">
            <text:p>11,858,734</text:p>
          </table:table-cell>
          <table:table-cell office:value-type="float" office:value="12300" table:style-name="ce64">
            <text:p>12,300</text:p>
          </table:table-cell>
          <table:table-cell office:value-type="float" office:value="6385" table:style-name="ce64">
            <text:p>6,385</text:p>
          </table:table-cell>
          <table:table-cell office:value-type="float" office:value="5915" table:style-name="ce64">
            <text:p>5,915</text:p>
          </table:table-cell>
          <table:table-cell office:value-type="float" office:value="6.1609240525923594" table:style-name="ce65">
            <text:p>6.16</text:p>
          </table:table-cell>
          <table:table-cell office:value-type="float" office:value="15108" table:style-name="ce64">
            <text:p>15,108</text:p>
          </table:table-cell>
          <table:table-cell office:value-type="float" office:value="8622" table:style-name="ce64">
            <text:p>8,622</text:p>
          </table:table-cell>
          <table:table-cell office:value-type="float" office:value="6486" table:style-name="ce64">
            <text:p>6,486</text:p>
          </table:table-cell>
          <table:table-cell office:value-type="float" office:value="7.5674179338671035" table:style-name="ce65">
            <text:p>7.57</text:p>
          </table:table-cell>
          <table:table-cell office:value-type="float" office:value="-2808" table:style-name="ce64">
            <text:p>–2,808</text:p>
          </table:table-cell>
          <table:table-cell office:value-type="float" office:value="-1.4064938812747434" table:style-name="ce66">
            <text:p>–1.41</text:p>
          </table:table-cell>
          <table:table-cell office:value-type="float" office:value="12634" table:style-name="ce64">
            <text:p>12,634</text:p>
          </table:table-cell>
          <table:table-cell office:value-type="float" office:value="12407" table:style-name="ce64">
            <text:p>12,407</text:p>
          </table:table-cell>
          <table:table-cell office:value-type="float" office:value="227" table:style-name="ce64">
            <text:p>227</text:p>
          </table:table-cell>
          <table:table-cell office:value-type="float" office:value="63" table:style-name="ce64">
            <text:p>63</text:p>
          </table:table-cell>
          <table:table-cell office:value-type="float" office:value="164" table:style-name="ce64">
            <text:p>164</text:p>
          </table:table-cell>
          <table:table-cell office:value-type="float" office:value="6.3282206894676305" table:style-name="ce65">
            <text:p>6.33</text:p>
          </table:table-cell>
          <table:table-cell office:value-type="float" office:value="3875" table:style-name="ce64">
            <text:p>3,875</text:p>
          </table:table-cell>
          <table:table-cell office:value-type="float" office:value="3828" table:style-name="ce64">
            <text:p>3,828</text:p>
          </table:table-cell>
          <table:table-cell office:value-type="float" office:value="47" table:style-name="ce64">
            <text:p>47</text:p>
          </table:table-cell>
          <table:table-cell office:value-type="float" office:value="13" table:style-name="ce64">
            <text:p>13</text:p>
          </table:table-cell>
          <table:table-cell office:value-type="float" office:value="34" table:style-name="ce64">
            <text:p>34</text:p>
          </table:table-cell>
          <table:table-cell office:value-type="float" office:value="1.9409415206337719" table:style-name="ce65">
            <text:p>1.94</text:p>
          </table:table-cell>
          <table:table-cell office:value-type="float" office:value="65063" table:style-name="ce64">
            <text:p>65,063</text:p>
          </table:table-cell>
          <table:table-cell office:value-type="float" office:value="77381" table:style-name="ce64">
            <text:p>77,381</text:p>
          </table:table-cell>
          <table:table-cell office:value-type="float" office:value="578556" table:style-name="ce64">
            <text:p>578,55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965343" table:style-name="ce64">
            <text:p>8,965,343</text:p>
          </table:table-cell>
          <table:table-cell office:value-type="float" office:value="23487509" table:style-name="ce64">
            <text:p>23,487,509</text:p>
          </table:table-cell>
          <table:table-cell office:value-type="float" office:value="11634375" table:style-name="ce64">
            <text:p>11,634,375</text:p>
          </table:table-cell>
          <table:table-cell office:value-type="float" office:value="11853134" table:style-name="ce64">
            <text:p>11,853,134</text:p>
          </table:table-cell>
          <table:table-cell office:value-type="float" office:value="15128" table:style-name="ce64">
            <text:p>15,128</text:p>
          </table:table-cell>
          <table:table-cell office:value-type="float" office:value="7842" table:style-name="ce64">
            <text:p>7,842</text:p>
          </table:table-cell>
          <table:table-cell office:value-type="float" office:value="7286" table:style-name="ce64">
            <text:p>7,286</text:p>
          </table:table-cell>
          <table:table-cell office:value-type="float" office:value="7.8344641065838543" table:style-name="ce65">
            <text:p>7.83</text:p>
          </table:table-cell>
          <table:table-cell office:value-type="float" office:value="16639" table:style-name="ce64">
            <text:p>16,639</text:p>
          </table:table-cell>
          <table:table-cell office:value-type="float" office:value="9689" table:style-name="ce64">
            <text:p>9,689</text:p>
          </table:table-cell>
          <table:table-cell office:value-type="float" office:value="6950" table:style-name="ce64">
            <text:p>6,950</text:p>
          </table:table-cell>
          <table:table-cell office:value-type="float" office:value="8.6169783361613401" table:style-name="ce65">
            <text:p>8.62</text:p>
          </table:table-cell>
          <table:table-cell office:value-type="float" office:value="-1511" table:style-name="ce64">
            <text:p>–1,511</text:p>
          </table:table-cell>
          <table:table-cell office:value-type="float" office:value="-0.78251422957748573" table:style-name="ce66">
            <text:p>–0.78</text:p>
          </table:table-cell>
          <table:table-cell office:value-type="float" office:value="7977" table:style-name="ce64">
            <text:p>7,977</text:p>
          </table:table-cell>
          <table:table-cell office:value-type="float" office:value="7838" table:style-name="ce64">
            <text:p>7,838</text:p>
          </table:table-cell>
          <table:table-cell office:value-type="float" office:value="139" table:style-name="ce64">
            <text:p>139</text:p>
          </table:table-cell>
          <table:table-cell office:value-type="float" office:value="37" table:style-name="ce64">
            <text:p>37</text:p>
          </table:table-cell>
          <table:table-cell office:value-type="float" office:value="102" table:style-name="ce64">
            <text:p>102</text:p>
          </table:table-cell>
          <table:table-cell office:value-type="float" office:value="4.1311158235205845" table:style-name="ce65">
            <text:p>4.13</text:p>
          </table:table-cell>
          <table:table-cell office:value-type="float" office:value="3256" table:style-name="ce64">
            <text:p>3,256</text:p>
          </table:table-cell>
          <table:table-cell office:value-type="float" office:value="3226" table:style-name="ce64">
            <text:p>3,226</text:p>
          </table:table-cell>
          <table:table-cell office:value-type="float" office:value="30" table:style-name="ce64">
            <text:p>30</text:p>
          </table:table-cell>
          <table:table-cell office:value-type="float" office:value="7" table:style-name="ce64">
            <text:p>7</text:p>
          </table:table-cell>
          <table:table-cell office:value-type="float" office:value="23" table:style-name="ce64">
            <text:p>23</text:p>
          </table:table-cell>
          <table:table-cell office:value-type="float" office:value="1.6862119996719349" table:style-name="ce65">
            <text:p>1.69</text:p>
          </table:table-cell>
          <table:table-cell office:value-type="float" office:value="62038" table:style-name="ce64">
            <text:p>62,038</text:p>
          </table:table-cell>
          <table:table-cell office:value-type="float" office:value="72088" table:style-name="ce64">
            <text:p>72,088</text:p>
          </table:table-cell>
          <table:table-cell office:value-type="float" office:value="578847" table:style-name="ce64">
            <text:p>578,84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973218" table:style-name="ce64">
            <text:p>8,973,218</text:p>
          </table:table-cell>
          <table:table-cell office:value-type="float" office:value="23470633" table:style-name="ce64">
            <text:p>23,470,633</text:p>
          </table:table-cell>
          <table:table-cell office:value-type="float" office:value="11625977" table:style-name="ce64">
            <text:p>11,625,977</text:p>
          </table:table-cell>
          <table:table-cell office:value-type="float" office:value="11844656" table:style-name="ce64">
            <text:p>11,844,656</text:p>
          </table:table-cell>
          <table:table-cell office:value-type="float" office:value="11809" table:style-name="ce64">
            <text:p>11,809</text:p>
          </table:table-cell>
          <table:table-cell office:value-type="float" office:value="6171" table:style-name="ce64">
            <text:p>6,171</text:p>
          </table:table-cell>
          <table:table-cell office:value-type="float" office:value="5638" table:style-name="ce64">
            <text:p>5,638</text:p>
          </table:table-cell>
          <table:table-cell office:value-type="float" office:value="5.9219315624925377" table:style-name="ce65">
            <text:p>5.92</text:p>
          </table:table-cell>
          <table:table-cell office:value-type="float" office:value="15523" table:style-name="ce64">
            <text:p>15,523</text:p>
          </table:table-cell>
          <table:table-cell office:value-type="float" office:value="8978" table:style-name="ce64">
            <text:p>8,978</text:p>
          </table:table-cell>
          <table:table-cell office:value-type="float" office:value="6545" table:style-name="ce64">
            <text:p>6,545</text:p>
          </table:table-cell>
          <table:table-cell office:value-type="float" office:value="7.7844138914871417" table:style-name="ce65">
            <text:p>7.78</text:p>
          </table:table-cell>
          <table:table-cell office:value-type="float" office:value="-3714" table:style-name="ce64">
            <text:p>–3,714</text:p>
          </table:table-cell>
          <table:table-cell office:value-type="float" office:value="-1.8624823289946042" table:style-name="ce66">
            <text:p>–1.86</text:p>
          </table:table-cell>
          <table:table-cell office:value-type="float" office:value="8275" table:style-name="ce64">
            <text:p>8,275</text:p>
          </table:table-cell>
          <table:table-cell office:value-type="float" office:value="8153" table:style-name="ce64">
            <text:p>8,153</text:p>
          </table:table-cell>
          <table:table-cell office:value-type="float" office:value="122" table:style-name="ce64">
            <text:p>122</text:p>
          </table:table-cell>
          <table:table-cell office:value-type="float" office:value="35" table:style-name="ce64">
            <text:p>35</text:p>
          </table:table-cell>
          <table:table-cell office:value-type="float" office:value="87" table:style-name="ce64">
            <text:p>87</text:p>
          </table:table-cell>
          <table:table-cell office:value-type="float" office:value="4.1497149360340204" table:style-name="ce65">
            <text:p>4.15</text:p>
          </table:table-cell>
          <table:table-cell office:value-type="float" office:value="3843" table:style-name="ce64">
            <text:p>3,843</text:p>
          </table:table-cell>
          <table:table-cell office:value-type="float" office:value="3818" table:style-name="ce64">
            <text:p>3,818</text:p>
          </table:table-cell>
          <table:table-cell office:value-type="float" office:value="25" table:style-name="ce64">
            <text:p>25</text:p>
          </table:table-cell>
          <table:table-cell office:value-type="float" office:value="8" table:style-name="ce64">
            <text:p>8</text:p>
          </table:table-cell>
          <table:table-cell office:value-type="float" office:value="17" table:style-name="ce64">
            <text:p>17</text:p>
          </table:table-cell>
          <table:table-cell office:value-type="float" office:value="1.9271727491454673" table:style-name="ce65">
            <text:p>1.93</text:p>
          </table:table-cell>
          <table:table-cell office:value-type="float" office:value="79668" table:style-name="ce64">
            <text:p>79,668</text:p>
          </table:table-cell>
          <table:table-cell office:value-type="float" office:value="92830" table:style-name="ce64">
            <text:p>92,830</text:p>
          </table:table-cell>
          <table:table-cell office:value-type="float" office:value="579169" table:style-name="ce64">
            <text:p>579,16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88241" table:style-name="ce64">
            <text:p>8,988,241</text:p>
          </table:table-cell>
          <table:table-cell office:value-type="float" office:value="23451837" table:style-name="ce64">
            <text:p>23,451,837</text:p>
          </table:table-cell>
          <table:table-cell office:value-type="float" office:value="11616647" table:style-name="ce64">
            <text:p>11,616,647</text:p>
          </table:table-cell>
          <table:table-cell office:value-type="float" office:value="11835190" table:style-name="ce64">
            <text:p>11,835,190</text:p>
          </table:table-cell>
          <table:table-cell office:value-type="float" office:value="12588" table:style-name="ce64">
            <text:p>12,588</text:p>
          </table:table-cell>
          <table:table-cell office:value-type="float" office:value="6437" table:style-name="ce64">
            <text:p>6,437</text:p>
          </table:table-cell>
          <table:table-cell office:value-type="float" office:value="6151" table:style-name="ce64">
            <text:p>6,151</text:p>
          </table:table-cell>
          <table:table-cell office:value-type="float" office:value="6.3173804954043025" table:style-name="ce65">
            <text:p>6.32</text:p>
          </table:table-cell>
          <table:table-cell office:value-type="float" office:value="14952" table:style-name="ce64">
            <text:p>14,952</text:p>
          </table:table-cell>
          <table:table-cell office:value-type="float" office:value="8742" table:style-name="ce64">
            <text:p>8,742</text:p>
          </table:table-cell>
          <table:table-cell office:value-type="float" office:value="6210" table:style-name="ce64">
            <text:p>6,210</text:p>
          </table:table-cell>
          <table:table-cell office:value-type="float" office:value="7.5037713034068281" table:style-name="ce65">
            <text:p>7.50</text:p>
          </table:table-cell>
          <table:table-cell office:value-type="float" office:value="-2364" table:style-name="ce64">
            <text:p>–2,364</text:p>
          </table:table-cell>
          <table:table-cell office:value-type="float" office:value="-1.1863908080025238" table:style-name="ce66">
            <text:p>–1.19</text:p>
          </table:table-cell>
          <table:table-cell office:value-type="float" office:value="4273" table:style-name="ce64">
            <text:p>4,273</text:p>
          </table:table-cell>
          <table:table-cell office:value-type="float" office:value="4162" table:style-name="ce64">
            <text:p>4,162</text:p>
          </table:table-cell>
          <table:table-cell office:value-type="float" office:value="111" table:style-name="ce64">
            <text:p>111</text:p>
          </table:table-cell>
          <table:table-cell office:value-type="float" office:value="23" table:style-name="ce64">
            <text:p>23</text:p>
          </table:table-cell>
          <table:table-cell office:value-type="float" office:value="88" table:style-name="ce64">
            <text:p>88</text:p>
          </table:table-cell>
          <table:table-cell office:value-type="float" office:value="2.1444365154800278" table:style-name="ce65">
            <text:p>2.14</text:p>
          </table:table-cell>
          <table:table-cell office:value-type="float" office:value="4115" table:style-name="ce64">
            <text:p>4,115</text:p>
          </table:table-cell>
          <table:table-cell office:value-type="float" office:value="4073" table:style-name="ce64">
            <text:p>4,073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2.0651430520010092" table:style-name="ce65">
            <text:p>2.07</text:p>
          </table:table-cell>
          <table:table-cell office:value-type="float" office:value="90165" table:style-name="ce64">
            <text:p>90,165</text:p>
          </table:table-cell>
          <table:table-cell office:value-type="float" office:value="106597" table:style-name="ce64">
            <text:p>106,597</text:p>
          </table:table-cell>
          <table:table-cell office:value-type="float" office:value="579590" table:style-name="ce64">
            <text:p>579,59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9004362" table:style-name="ce64">
            <text:p>9,004,362</text:p>
          </table:table-cell>
          <table:table-cell office:value-type="float" office:value="23430948" table:style-name="ce64">
            <text:p>23,430,948</text:p>
          </table:table-cell>
          <table:table-cell office:value-type="float" office:value="11606628" table:style-name="ce64">
            <text:p>11,606,628</text:p>
          </table:table-cell>
          <table:table-cell office:value-type="float" office:value="11824320" table:style-name="ce64">
            <text:p>11,824,320</text:p>
          </table:table-cell>
          <table:table-cell office:value-type="float" office:value="13464" table:style-name="ce64">
            <text:p>13,464</text:p>
          </table:table-cell>
          <table:table-cell office:value-type="float" office:value="6882" table:style-name="ce64">
            <text:p>6,882</text:p>
          </table:table-cell>
          <table:table-cell office:value-type="float" office:value="6582" table:style-name="ce64">
            <text:p>6,582</text:p>
          </table:table-cell>
          <table:table-cell office:value-type="float" office:value="6.9881514078141906" table:style-name="ce65">
            <text:p>6.99</text:p>
          </table:table-cell>
          <table:table-cell office:value-type="float" office:value="13894" table:style-name="ce64">
            <text:p>13,894</text:p>
          </table:table-cell>
          <table:table-cell office:value-type="float" office:value="8160" table:style-name="ce64">
            <text:p>8,160</text:p>
          </table:table-cell>
          <table:table-cell office:value-type="float" office:value="5734" table:style-name="ce64">
            <text:p>5,734</text:p>
          </table:table-cell>
          <table:table-cell office:value-type="float" office:value="7.211332119739331" table:style-name="ce65">
            <text:p>7.21</text:p>
          </table:table-cell>
          <table:table-cell office:value-type="float" office:value="-430" table:style-name="ce64">
            <text:p>–430</text:p>
          </table:table-cell>
          <table:table-cell office:value-type="float" office:value="-0.22318071192514125" table:style-name="ce66">
            <text:p>–0.22</text:p>
          </table:table-cell>
          <table:table-cell office:value-type="float" office:value="10027" table:style-name="ce64">
            <text:p>10,027</text:p>
          </table:table-cell>
          <table:table-cell office:value-type="float" office:value="9858" table:style-name="ce64">
            <text:p>9,858</text:p>
          </table:table-cell>
          <table:table-cell office:value-type="float" office:value="169" table:style-name="ce64">
            <text:p>169</text:p>
          </table:table-cell>
          <table:table-cell office:value-type="float" office:value="37" table:style-name="ce64">
            <text:p>37</text:p>
          </table:table-cell>
          <table:table-cell office:value-type="float" office:value="132" table:style-name="ce64">
            <text:p>132</text:p>
          </table:table-cell>
          <table:table-cell office:value-type="float" office:value="5.204262787147421" table:style-name="ce65">
            <text:p>5.20</text:p>
          </table:table-cell>
          <table:table-cell office:value-type="float" office:value="4057" table:style-name="ce64">
            <text:p>4,057</text:p>
          </table:table-cell>
          <table:table-cell office:value-type="float" office:value="4020" table:style-name="ce64">
            <text:p>4,020</text:p>
          </table:table-cell>
          <table:table-cell office:value-type="float" office:value="37" table:style-name="ce64">
            <text:p>37</text:p>
          </table:table-cell>
          <table:table-cell office:value-type="float" office:value="9" table:style-name="ce64">
            <text:p>9</text:p>
          </table:table-cell>
          <table:table-cell office:value-type="float" office:value="28" table:style-name="ce64">
            <text:p>28</text:p>
          </table:table-cell>
          <table:table-cell office:value-type="float" office:value="2.105684065768135" table:style-name="ce65">
            <text:p>2.11</text:p>
          </table:table-cell>
          <table:table-cell office:value-type="float" office:value="93087" table:style-name="ce64">
            <text:p>93,087</text:p>
          </table:table-cell>
          <table:table-cell office:value-type="float" office:value="113546" table:style-name="ce64">
            <text:p>113,546</text:p>
          </table:table-cell>
          <table:table-cell office:value-type="float" office:value="579949" table:style-name="ce64">
            <text:p>579,94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9004383" table:style-name="ce64">
            <text:p>9,004,383</text:p>
          </table:table-cell>
          <table:table-cell office:value-type="float" office:value="23413879" table:style-name="ce64">
            <text:p>23,413,879</text:p>
          </table:table-cell>
          <table:table-cell office:value-type="float" office:value="11598148" table:style-name="ce64">
            <text:p>11,598,148</text:p>
          </table:table-cell>
          <table:table-cell office:value-type="float" office:value="11815731" table:style-name="ce64">
            <text:p>11,815,731</text:p>
          </table:table-cell>
          <table:table-cell office:value-type="float" office:value="13166" table:style-name="ce64">
            <text:p>13,166</text:p>
          </table:table-cell>
          <table:table-cell office:value-type="float" office:value="6748" table:style-name="ce64">
            <text:p>6,748</text:p>
          </table:table-cell>
          <table:table-cell office:value-type="float" office:value="6418" table:style-name="ce64">
            <text:p>6,418</text:p>
          </table:table-cell>
          <table:table-cell office:value-type="float" office:value="6.6184055822455923" table:style-name="ce65">
            <text:p>6.62</text:p>
          </table:table-cell>
          <table:table-cell office:value-type="float" office:value="14415" table:style-name="ce64">
            <text:p>14,415</text:p>
          </table:table-cell>
          <table:table-cell office:value-type="float" office:value="8371" table:style-name="ce64">
            <text:p>8,371</text:p>
          </table:table-cell>
          <table:table-cell office:value-type="float" office:value="6044" table:style-name="ce64">
            <text:p>6,044</text:p>
          </table:table-cell>
          <table:table-cell office:value-type="float" office:value="7.2462643527320534" table:style-name="ce65">
            <text:p>7.25</text:p>
          </table:table-cell>
          <table:table-cell office:value-type="float" office:value="-1249" table:style-name="ce64">
            <text:p>–1,249</text:p>
          </table:table-cell>
          <table:table-cell office:value-type="float" office:value="-0.62785877048646088" table:style-name="ce66">
            <text:p>–0.63</text:p>
          </table:table-cell>
          <table:table-cell office:value-type="float" office:value="11306" table:style-name="ce64">
            <text:p>11,306</text:p>
          </table:table-cell>
          <table:table-cell office:value-type="float" office:value="11156" table:style-name="ce64">
            <text:p>11,156</text:p>
          </table:table-cell>
          <table:table-cell office:value-type="float" office:value="150" table:style-name="ce64">
            <text:p>150</text:p>
          </table:table-cell>
          <table:table-cell office:value-type="float" office:value="47" table:style-name="ce64">
            <text:p>47</text:p>
          </table:table-cell>
          <table:table-cell office:value-type="float" office:value="103" table:style-name="ce64">
            <text:p>103</text:p>
          </table:table-cell>
          <table:table-cell office:value-type="float" office:value="5.6834037302801663" table:style-name="ce65">
            <text:p>5.68</text:p>
          </table:table-cell>
          <table:table-cell office:value-type="float" office:value="4061" table:style-name="ce64">
            <text:p>4,061</text:p>
          </table:table-cell>
          <table:table-cell office:value-type="float" office:value="4015" table:style-name="ce64">
            <text:p>4,015</text:p>
          </table:table-cell>
          <table:table-cell office:value-type="float" office:value="46" table:style-name="ce64">
            <text:p>46</text:p>
          </table:table-cell>
          <table:table-cell office:value-type="float" office:value="8" table:style-name="ce64">
            <text:p>8</text:p>
          </table:table-cell>
          <table:table-cell office:value-type="float" office:value="38" table:style-name="ce64">
            <text:p>38</text:p>
          </table:table-cell>
          <table:table-cell office:value-type="float" office:value="2.0414207101245143" table:style-name="ce65">
            <text:p>2.04</text:p>
          </table:table-cell>
          <table:table-cell office:value-type="float" office:value="69547" table:style-name="ce64">
            <text:p>69,547</text:p>
          </table:table-cell>
          <table:table-cell office:value-type="float" office:value="85367" table:style-name="ce64">
            <text:p>85,367</text:p>
          </table:table-cell>
          <table:table-cell office:value-type="float" office:value="580215" table:style-name="ce64">
            <text:p>580,21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216">
            <text:p>11<text:s/><text:span text:style-name="T10">月</text:span></text:p>
          </table:table-cell>
          <table:covered-table-cell/>
          <table:table-cell office:value-type="float" office:value="9006260" table:style-name="ce64">
            <text:p>9,006,260</text:p>
          </table:table-cell>
          <table:table-cell office:value-type="float" office:value="23394787" table:style-name="ce64">
            <text:p>23,394,787</text:p>
          </table:table-cell>
          <table:table-cell office:value-type="float" office:value="11588574" table:style-name="ce64">
            <text:p>11,588,574</text:p>
          </table:table-cell>
          <table:table-cell office:value-type="float" office:value="11806213" table:style-name="ce64">
            <text:p>11,806,213</text:p>
          </table:table-cell>
          <table:table-cell office:value-type="float" office:value="14057" table:style-name="ce64">
            <text:p>14,057</text:p>
          </table:table-cell>
          <table:table-cell office:value-type="float" office:value="7328" table:style-name="ce64">
            <text:p>7,328</text:p>
          </table:table-cell>
          <table:table-cell office:value-type="float" office:value="6729" table:style-name="ce64">
            <text:p>6,729</text:p>
          </table:table-cell>
          <table:table-cell office:value-type="float" office:value="7.3074858973051402" table:style-name="ce65">
            <text:p>7.31</text:p>
          </table:table-cell>
          <table:table-cell office:value-type="float" office:value="15560" table:style-name="ce64">
            <text:p>15,560</text:p>
          </table:table-cell>
          <table:table-cell office:value-type="float" office:value="9041" table:style-name="ce64">
            <text:p>9,041</text:p>
          </table:table-cell>
          <table:table-cell office:value-type="float" office:value="6519" table:style-name="ce64">
            <text:p>6,519</text:p>
          </table:table-cell>
          <table:table-cell office:value-type="float" office:value="8.0888155767281784" table:style-name="ce65">
            <text:p>8.09</text:p>
          </table:table-cell>
          <table:table-cell office:value-type="float" office:value="-1503" table:style-name="ce64">
            <text:p>–1,503</text:p>
          </table:table-cell>
          <table:table-cell office:value-type="float" office:value="-0.78132967942303688" table:style-name="ce66">
            <text:p>–0.78</text:p>
          </table:table-cell>
          <table:table-cell office:value-type="float" office:value="10681" table:style-name="ce64">
            <text:p>10,681</text:p>
          </table:table-cell>
          <table:table-cell office:value-type="float" office:value="10511" table:style-name="ce64">
            <text:p>10,511</text:p>
          </table:table-cell>
          <table:table-cell office:value-type="float" office:value="170" table:style-name="ce64">
            <text:p>170</text:p>
          </table:table-cell>
          <table:table-cell office:value-type="float" office:value="43" table:style-name="ce64">
            <text:p>43</text:p>
          </table:table-cell>
          <table:table-cell office:value-type="float" office:value="127" table:style-name="ce64">
            <text:p>127</text:p>
          </table:table-cell>
          <table:table-cell office:value-type="float" office:value="5.5524832374700299" table:style-name="ce65">
            <text:p>5.55</text:p>
          </table:table-cell>
          <table:table-cell office:value-type="float" office:value="4289" table:style-name="ce64">
            <text:p>4,289</text:p>
          </table:table-cell>
          <table:table-cell office:value-type="float" office:value="4229" table:style-name="ce64">
            <text:p>4,229</text:p>
          </table:table-cell>
          <table:table-cell office:value-type="float" office:value="60" table:style-name="ce64">
            <text:p>60</text:p>
          </table:table-cell>
          <table:table-cell office:value-type="float" office:value="12" table:style-name="ce64">
            <text:p>12</text:p>
          </table:table-cell>
          <table:table-cell office:value-type="float" office:value="48" table:style-name="ce64">
            <text:p>48</text:p>
          </table:table-cell>
          <table:table-cell office:value-type="float" office:value="2.229622751194547" table:style-name="ce65">
            <text:p>2.23</text:p>
          </table:table-cell>
          <table:table-cell office:value-type="float" office:value="74445" table:style-name="ce64">
            <text:p>74,445</text:p>
          </table:table-cell>
          <table:table-cell office:value-type="float" office:value="92034" table:style-name="ce64">
            <text:p>92,034</text:p>
          </table:table-cell>
          <table:table-cell office:value-type="float" office:value="580497" table:style-name="ce64">
            <text:p>580,497</text:p>
          </table:table-cell>
          <table:table-cell table:number-columns-repeated="16353" table:style-name="ce61"/>
        </table:table-row>
        <table:table-row table:style-name="ro8">
          <table:table-cell office:value-type="string" table:number-columns-spanned="2" table:number-rows-spanned="1" table:style-name="ce217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87468121956052125" table:style-name="ce71">
            <text:p>0.87</text:p>
          </table:table-cell>
          <table:table-cell office:value-type="float" office:value="-0.71538621238842215" table:style-name="ce71">
            <text:p>–0.72</text:p>
          </table:table-cell>
          <table:table-cell office:value-type="float" office:value="-0.74540891028773248" table:style-name="ce71">
            <text:p>–0.75</text:p>
          </table:table-cell>
          <table:table-cell office:value-type="float" office:value="-0.68589929247340387" table:style-name="ce71">
            <text:p>–0.69</text:p>
          </table:table-cell>
          <table:table-cell office:value-type="float" office:value="-4.0870633187772922" table:style-name="ce71">
            <text:p>–4.09</text:p>
          </table:table-cell>
          <table:table-cell office:value-type="float" office:value="-4.321713017365191" table:style-name="ce71">
            <text:p>–4.32</text:p>
          </table:table-cell>
          <table:table-cell office:value-type="float" office:value="-3.83021294840646" table:style-name="ce71">
            <text:p>–3.83</text:p>
          </table:table-cell>
          <table:table-cell office:value-type="float" office:value="-0.27989461366863377" table:style-name="ce71">
            <text:p>–0.28</text:p>
          </table:table-cell>
          <table:table-cell office:value-type="float" office:value="10.034651014779719" table:style-name="ce71">
            <text:p>10.03</text:p>
          </table:table-cell>
          <table:table-cell office:value-type="float" office:value="9.309636077862411" table:style-name="ce71">
            <text:p>9.31</text:p>
          </table:table-cell>
          <table:table-cell office:value-type="float" office:value="11.056218057921635" table:style-name="ce71">
            <text:p>11.06</text:p>
          </table:table-cell>
          <table:table-cell office:value-type="float" office:value="0.76804948736681578" table:style-name="ce71">
            <text:p>0.77</text:p>
          </table:table-cell>
          <table:table-cell office:value-type="float" office:value="-391.84466019417476" table:style-name="ce71">
            <text:p>–391.84</text:p>
          </table:table-cell>
          <table:table-cell office:value-type="float" office:value="-1.0479441010354478" table:style-name="ce72">
            <text:p>–1.05</text:p>
          </table:table-cell>
          <table:table-cell office:value-type="float" office:value="16.274765948182015" table:style-name="ce71">
            <text:p>16.27</text:p>
          </table:table-cell>
          <table:table-cell office:value-type="float" office:value="16.491189183198493" table:style-name="ce71">
            <text:p>16.49</text:p>
          </table:table-cell>
          <table:table-cell office:value-type="float" office:value="4.294478527607362" table:style-name="ce71">
            <text:p>4.29</text:p>
          </table:table-cell>
          <table:table-cell office:value-type="float" office:value="22.857142857142858" table:style-name="ce71">
            <text:p>22.86</text:p>
          </table:table-cell>
          <table:table-cell office:value-type="float" office:value="-0.78125" table:style-name="ce71">
            <text:p>–0.78</text:p>
          </table:table-cell>
          <table:table-cell office:value-type="float" office:value="0.79691027255428892" table:style-name="ce71">
            <text:p>0.80</text:p>
          </table:table-cell>
          <table:table-cell office:value-type="float" office:value="1.9006889997624139" table:style-name="ce71">
            <text:p>1.90</text:p>
          </table:table-cell>
          <table:table-cell office:value-type="float" office:value="1.390553824023016" table:style-name="ce71">
            <text:p>1.39</text:p>
          </table:table-cell>
          <table:table-cell office:value-type="float" office:value="57.894736842105267" table:style-name="ce71">
            <text:p>57.89</text:p>
          </table:table-cell>
          <table:table-cell office:value-type="float" office:value="-7.6923076923076925" table:style-name="ce71">
            <text:p>–7.69</text:p>
          </table:table-cell>
          <table:table-cell office:value-type="float" office:value="92" table:style-name="ce71">
            <text:p>92.00</text:p>
          </table:table-cell>
          <table:table-cell office:value-type="float" office:value="5.0632264657387349E-2" table:style-name="ce71">
            <text:p>0.05</text:p>
          </table:table-cell>
          <table:table-cell office:value-type="float" office:value="8.3277553039783481" table:style-name="ce71">
            <text:p>8.33</text:p>
          </table:table-cell>
          <table:table-cell office:value-type="float" office:value="27.203118089341" table:style-name="ce71">
            <text:p>27.20</text:p>
          </table:table-cell>
          <table:table-cell office:value-type="float" office:value="0.71533414067948931" table:style-name="ce71">
            <text:p>0.72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18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2.0845403843883583E-2" table:style-name="ce76">
            <text:p>0.02</text:p>
          </table:table-cell>
          <table:table-cell office:value-type="float" office:value="-8.1541379794437305E-2" table:style-name="ce76">
            <text:p>–0.08</text:p>
          </table:table-cell>
          <table:table-cell office:value-type="float" office:value="-8.2547661919816856E-2" table:style-name="ce76">
            <text:p>–0.08</text:p>
          </table:table-cell>
          <table:table-cell office:value-type="float" office:value="-8.0553628040448785E-2" table:style-name="ce76">
            <text:p>–0.08</text:p>
          </table:table-cell>
          <table:table-cell office:value-type="float" office:value="6.7674312623423969" table:style-name="ce76">
            <text:p>6.77</text:p>
          </table:table-cell>
          <table:table-cell office:value-type="float" office:value="8.5951393005334911" table:style-name="ce76">
            <text:p>8.60</text:p>
          </table:table-cell>
          <table:table-cell office:value-type="float" office:value="4.8457463384231847" table:style-name="ce76">
            <text:p>4.85</text:p>
          </table:table-cell>
          <table:table-cell office:value-type="float" office:value="0.68908031505954792" table:style-name="ce76">
            <text:p>0.69</text:p>
          </table:table-cell>
          <table:table-cell office:value-type="float" office:value="7.9431148109608056" table:style-name="ce76">
            <text:p>7.94</text:p>
          </table:table-cell>
          <table:table-cell office:value-type="float" office:value="8.0038227212997253" table:style-name="ce76">
            <text:p>8.00</text:p>
          </table:table-cell>
          <table:table-cell office:value-type="float" office:value="7.8590337524818006" table:style-name="ce76">
            <text:p>7.86</text:p>
          </table:table-cell>
          <table:table-cell office:value-type="float" office:value="0.84255122399612503" table:style-name="ce76">
            <text:p>0.84</text:p>
          </table:table-cell>
          <table:table-cell office:value-type="string" table:style-name="ce76">
            <text:p>--</text:p>
          </table:table-cell>
          <table:table-cell office:value-type="float" office:value="-0.153470908936576" table:style-name="ce77">
            <text:p>–0.15</text:p>
          </table:table-cell>
          <table:table-cell office:value-type="float" office:value="-5.5280382098001057" table:style-name="ce76">
            <text:p>–5.53</text:p>
          </table:table-cell>
          <table:table-cell office:value-type="float" office:value="-5.781642165650771" table:style-name="ce76">
            <text:p>–5.78</text:p>
          </table:table-cell>
          <table:table-cell office:value-type="float" office:value="13.333333333333334" table:style-name="ce76">
            <text:p>13.33</text:p>
          </table:table-cell>
          <table:table-cell office:value-type="float" office:value="-8.5106382978723403" table:style-name="ce76">
            <text:p>–8.51</text:p>
          </table:table-cell>
          <table:table-cell office:value-type="float" office:value="23.300970873786408" table:style-name="ce76">
            <text:p>23.30</text:p>
          </table:table-cell>
          <table:table-cell office:value-type="float" office:value="-0.1309204928101364" table:style-name="ce76">
            <text:p>–0.13</text:p>
          </table:table-cell>
          <table:table-cell office:value-type="float" office:value="5.6143806944102437" table:style-name="ce76">
            <text:p>5.61</text:p>
          </table:table-cell>
          <table:table-cell office:value-type="float" office:value="5.3300124533001245" table:style-name="ce76">
            <text:p>5.33</text:p>
          </table:table-cell>
          <table:table-cell office:value-type="float" office:value="30.434782608695656" table:style-name="ce76">
            <text:p>30.43</text:p>
          </table:table-cell>
          <table:table-cell office:value-type="float" office:value="50" table:style-name="ce76">
            <text:p>50.00</text:p>
          </table:table-cell>
          <table:table-cell office:value-type="float" office:value="26.315789473684209" table:style-name="ce76">
            <text:p>26.32</text:p>
          </table:table-cell>
          <table:table-cell office:value-type="float" office:value="0.18820204107003269" table:style-name="ce76">
            <text:p>0.19</text:p>
          </table:table-cell>
          <table:table-cell office:value-type="float" office:value="7.0427193121198624" table:style-name="ce76">
            <text:p>7.04</text:p>
          </table:table-cell>
          <table:table-cell office:value-type="float" office:value="7.8098094111307654" table:style-name="ce76">
            <text:p>7.81</text:p>
          </table:table-cell>
          <table:table-cell office:value-type="float" office:value="4.8602673147023087E-2" table:style-name="ce76">
            <text:p>0.05</text:p>
          </table:table-cell>
          <table:table-cell table:number-columns-repeated="16353" table:style-name="ce73"/>
        </table:table-row>
        <table:table-row table:style-name="ro9">
          <table:table-cell office:value-type="string" table:number-columns-spanned="1" table:number-rows-spanned="2" table:style-name="ce219">
            <text:p><text:span text:style-name="T13">本年</text:span><text:span text:style-name="T4">1~11</text:span><text:span text:style-name="T10">月</text:span><text:span text:style-name="T4"/></text:p>
            <text:p><text:span text:style-name="T10">較上年</text:span><text:span text:style-name="T4">1~11</text:span></text:p>
            <text:p><text:span text:style-name="T10">月増減</text:span></text:p>
          </table:table-cell>
          <table:table-cell office:value-type="string" table:number-columns-spanned="1" table:number-rows-spanned="2" table:style-name="ce220">
            <text:p><text:span text:style-name="T14">實數</text:span></text:p>
            <text:p>%<text:s/><text:span text:style-name="T15">△</text:span></text:p>
          </table:table-cell>
          <table:table-cell office:value-type="float" office:value="78093" table:style-name="ce80">
            <text:p>78,093</text:p>
          </table:table-cell>
          <table:table-cell office:value-type="float" office:value="-168569" table:style-name="ce80">
            <text:p>–168,569</text:p>
          </table:table-cell>
          <table:table-cell office:value-type="float" office:value="-87031" table:style-name="ce80">
            <text:p>–87,031</text:p>
          </table:table-cell>
          <table:table-cell office:value-type="float" office:value="-81538" table:style-name="ce80">
            <text:p>–81,538</text:p>
          </table:table-cell>
          <table:table-cell office:value-type="float" office:value="-8009" table:style-name="ce80">
            <text:p>–8,009</text:p>
          </table:table-cell>
          <table:table-cell office:value-type="float" office:value="-4489" table:style-name="ce80">
            <text:p>–4,489</text:p>
          </table:table-cell>
          <table:table-cell office:value-type="float" office:value="-3520" table:style-name="ce80">
            <text:p>–3,520</text:p>
          </table:table-cell>
          <table:table-cell table:style-name="ce80"/>
          <table:table-cell office:value-type="float" office:value="10045" table:style-name="ce80">
            <text:p>10,045</text:p>
          </table:table-cell>
          <table:table-cell office:value-type="float" office:value="5120" table:style-name="ce80">
            <text:p>5,120</text:p>
          </table:table-cell>
          <table:table-cell office:value-type="float" office:value="4925" table:style-name="ce80">
            <text:p>4,925</text:p>
          </table:table-cell>
          <table:table-cell table:style-name="ce80"/>
          <table:table-cell office:value-type="float" office:value="-18054" table:style-name="ce80">
            <text:p>–18,054</text:p>
          </table:table-cell>
          <table:table-cell table:style-name="ce81"/>
          <table:table-cell office:value-type="float" office:value="-4589" table:style-name="ce80">
            <text:p>–4,589</text:p>
          </table:table-cell>
          <table:table-cell office:value-type="float" office:value="-4093" table:style-name="ce80">
            <text:p>–4,093</text:p>
          </table:table-cell>
          <table:table-cell office:value-type="float" office:value="-496" table:style-name="ce80">
            <text:p>–496</text:p>
          </table:table-cell>
          <table:table-cell office:value-type="float" office:value="-153" table:style-name="ce80">
            <text:p>–153</text:p>
          </table:table-cell>
          <table:table-cell office:value-type="float" office:value="-343" table:style-name="ce80">
            <text:p>–343</text:p>
          </table:table-cell>
          <table:table-cell table:style-name="ce80"/>
          <table:table-cell office:value-type="float" office:value="-3925" table:style-name="ce80">
            <text:p>–3,925</text:p>
          </table:table-cell>
          <table:table-cell office:value-type="float" office:value="-4062" table:style-name="ce80">
            <text:p>–4,062</text:p>
          </table:table-cell>
          <table:table-cell office:value-type="float" office:value="137" table:style-name="ce80">
            <text:p>137</text:p>
          </table:table-cell>
          <table:table-cell office:value-type="float" office:value="24" table:style-name="ce80">
            <text:p>24</text:p>
          </table:table-cell>
          <table:table-cell office:value-type="float" office:value="113" table:style-name="ce80">
            <text:p>113</text:p>
          </table:table-cell>
          <table:table-cell table:style-name="ce80"/>
          <table:table-cell office:value-type="float" office:value="-28712" table:style-name="ce80">
            <text:p>–28,712</text:p>
          </table:table-cell>
          <table:table-cell office:value-type="float" office:value="79918" table:style-name="ce80">
            <text:p>79,918</text:p>
          </table:table-cell>
          <table:table-cell office:value-type="float" office:value="4123" table:style-name="ce80">
            <text:p>4,123</text:p>
          </table:table-cell>
          <table:table-cell table:number-columns-repeated="16353" table:style-name="ce73"/>
        </table:table-row>
        <table:table-row table:style-name="ro10">
          <table:covered-table-cell/>
          <table:covered-table-cell/>
          <table:table-cell office:value-type="float" office:value="0.87468121956052125" table:style-name="ce84">
            <text:p>0.87</text:p>
          </table:table-cell>
          <table:table-cell office:value-type="float" office:value="-0.71538621238842215" table:style-name="ce84">
            <text:p>–0.72</text:p>
          </table:table-cell>
          <table:table-cell office:value-type="float" office:value="-0.74540891028773248" table:style-name="ce84">
            <text:p>–0.75</text:p>
          </table:table-cell>
          <table:table-cell office:value-type="float" office:value="-0.68589929247340387" table:style-name="ce84">
            <text:p>–0.69</text:p>
          </table:table-cell>
          <table:table-cell office:value-type="float" office:value="-5.4224045713666706" table:style-name="ce84">
            <text:p>–5.42</text:p>
          </table:table-cell>
          <table:table-cell office:value-type="float" office:value="-5.8553446814061179" table:style-name="ce84">
            <text:p>–5.86</text:p>
          </table:table-cell>
          <table:table-cell office:value-type="float" office:value="-4.9551642102003184" table:style-name="ce84">
            <text:p>–4.96</text:p>
          </table:table-cell>
          <table:table-cell office:value-type="float" office:value="-0.34037828346904764" table:style-name="ce84">
            <text:p>–0.34</text:p>
          </table:table-cell>
          <table:table-cell office:value-type="float" office:value="6.359687998581812" table:style-name="ce84">
            <text:p>6.36</text:p>
          </table:table-cell>
          <table:table-cell office:value-type="float" office:value="5.5336993644892134" table:style-name="ce84">
            <text:p>5.53</text:p>
          </table:table-cell>
          <table:table-cell office:value-type="float" office:value="7.5278185375397406" table:style-name="ce84">
            <text:p>7.53</text:p>
          </table:table-cell>
          <table:table-cell office:value-type="float" office:value="0.50221679595154978" table:style-name="ce84">
            <text:p>0.50</text:p>
          </table:table-cell>
          <table:table-cell office:value-type="string" table:style-name="ce84">
            <text:p>--</text:p>
          </table:table-cell>
          <table:table-cell office:value-type="float" office:value="-0.84259507942059542" table:style-name="ce85">
            <text:p>–0.84</text:p>
          </table:table-cell>
          <table:table-cell office:value-type="float" office:value="-4.326632976316187" table:style-name="ce84">
            <text:p>–4.33</text:p>
          </table:table-cell>
          <table:table-cell office:value-type="float" office:value="-3.9380381969500169" table:style-name="ce84">
            <text:p>–3.94</text:p>
          </table:table-cell>
          <table:table-cell office:value-type="float" office:value="-23.297322686707375" table:style-name="ce84">
            <text:p>–23.30</text:p>
          </table:table-cell>
          <table:table-cell office:value-type="float" office:value="-24.717285945072696" table:style-name="ce84">
            <text:p>–24.72</text:p>
          </table:table-cell>
          <table:table-cell office:value-type="float" office:value="-22.715231788079471" table:style-name="ce84">
            <text:p>–22.72</text:p>
          </table:table-cell>
          <table:table-cell office:value-type="float" office:value="-0.19032679431961075" table:style-name="ce84">
            <text:p>–0.19</text:p>
          </table:table-cell>
          <table:table-cell office:value-type="float" office:value="-8.2907354991339606" table:style-name="ce84">
            <text:p>–8.29</text:p>
          </table:table-cell>
          <table:table-cell office:value-type="float" office:value="-8.6385096337884395" table:style-name="ce84">
            <text:p>–8.64</text:p>
          </table:table-cell>
          <table:table-cell office:value-type="float" office:value="42.8125" table:style-name="ce84">
            <text:p>42.81</text:p>
          </table:table-cell>
          <table:table-cell office:value-type="float" office:value="26.966292134831459" table:style-name="ce84">
            <text:p>26.97</text:p>
          </table:table-cell>
          <table:table-cell office:value-type="float" office:value="48.917748917748916" table:style-name="ce84">
            <text:p>48.92</text:p>
          </table:table-cell>
          <table:table-cell office:value-type="float" office:value="-0.17230571004797612" table:style-name="ce84">
            <text:p>–0.17</text:p>
          </table:table-cell>
          <table:table-cell office:value-type="float" office:value="-3.3062305034079094" table:style-name="ce84">
            <text:p>–3.31</text:p>
          </table:table-cell>
          <table:table-cell office:value-type="float" office:value="8.9001492304608334" table:style-name="ce84">
            <text:p>8.90</text:p>
          </table:table-cell>
          <table:table-cell office:value-type="float" office:value="0.71533414067948931" table:style-name="ce84">
            <text:p>0.72</text:p>
          </table:table-cell>
          <table:table-cell table:number-columns-repeated="16353" table:style-name="ce73"/>
        </table:table-row>
        <table:table-row table:style-name="ro7">
          <table:table-cell table:style-name="ce60"/>
          <table:table-cell table:style-name="ce86"/>
          <table:table-cell office:value-type="string" table:style-name="ce60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）。</text:span></text:p>
          </table:table-cell>
          <table:table-cell table:number-columns-repeated="7" table:style-name="ce87"/>
          <table:table-cell table:number-columns-repeated="3" table:style-name="ce60"/>
          <table:table-cell table:style-name="ce88"/>
          <table:table-cell table:style-name="ce89"/>
          <table:table-cell table:style-name="ce90"/>
          <table:table-cell table:number-columns-repeated="5" table:style-name="ce60"/>
          <table:table-cell table:style-name="ce88"/>
          <table:table-cell table:style-name="ce89"/>
          <table:table-cell table:number-columns-repeated="7" table:style-name="ce60"/>
          <table:table-cell office:value-type="string" table:style-name="ce90">
            <text:p><text:s text:c="16"/><text:span text:style-name="T10">內政部戶政司</text:span><text:s/>110<text:span text:style-name="T14">年</text:span>12<text:span text:style-name="T14">月</text:span>10<text:span text:style-name="T14">日</text:span><text:span text:style-name="T10">編製</text:span></text:p>
          </table:table-cell>
          <table:table-cell table:number-columns-repeated="16353" table:style-name="ce60"/>
        </table:table-row>
        <table:table-row table:style-name="ro7">
          <table:table-cell table:style-name="ce60"/>
          <table:table-cell table:style-name="ce91"/>
          <table:table-cell office:value-type="string" table:style-name="ce6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0"/>
          <table:table-cell table:style-name="ce92"/>
          <table:table-cell table:number-columns-repeated="16353" table:style-name="ce60"/>
        </table:table-row>
        <table:table-row table:style-name="ro7">
          <table:table-cell table:style-name="ce60"/>
          <table:table-cell table:style-name="ce91"/>
          <table:table-cell office:value-type="string" table:style-name="ce6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0"/>
        </table:table-row>
        <table:table-row table:style-name="ro7">
          <table:table-cell table:style-name="ce60"/>
          <table:table-cell table:style-name="ce91"/>
          <table:table-cell office:value-type="string" table:style-name="ce6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0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 table:style-name="ce1"/>
          <table:table-cell table:style-name="ce93"/>
          <table:table-cell table:number-columns-repeated="16377" table:style-name="ce1"/>
        </table:table-row>
        <table:table-row table:number-rows-repeated="1048501" table:style-name="ro12">
          <table:table-cell table:number-columns-repeated="16384"/>
        </table:table-row>
        <table:named-expressions>
          <table:named-range table:name="Print_Area" table:cell-range-address="01-年月別.$A$2:01-年月別.$AE$74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16" table:default-cell-style-name="ce95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row table:style-name="ro1">
          <table:table-cell table:number-columns-repeated="15" table:style-name="ce94"/>
          <table:table-cell table:style-name="ce95"/>
          <table:table-cell table:number-columns-repeated="16368" table:style-name="ce94"/>
        </table:table-row>
        <table:table-row table:style-name="ro13">
          <table:table-cell office:value-type="string" table:number-columns-spanned="15" table:number-rows-spanned="1" table:style-name="ce2">
            <text:p>民 國 110 年 1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6">
            <text:p>民 國 110 年 11 月 戶 口 統 計 速 報 表(縣市別)(續)</text:p>
          </table:table-cell>
          <table:covered-table-cell table:number-columns-repeated="14"/>
          <table:table-cell table:number-columns-repeated="16354" table:style-name="ce94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9">
            <text:p>單位：人；‰；對</text:p>
          </table:table-cell>
          <table:table-cell table:number-columns-repeated="16354" table:style-name="ce94"/>
        </table:table-row>
        <table:table-row table:style-name="ro14">
          <table:table-cell table:style-name="ce100"/>
          <table:table-cell table:style-name="ce101"/>
          <table:table-cell office:value-type="string" table:style-name="ce102">
            <text:p>人</text:p>
          </table:table-cell>
          <table:table-cell office:value-type="string" table:style-name="ce102">
            <text:p>口</text:p>
          </table:table-cell>
          <table:table-cell office:value-type="string" table:style-name="ce102">
            <text:p>數</text:p>
          </table:table-cell>
          <table:table-cell office:value-type="string" table:style-name="ce103">
            <text:p>出　 <text:s text:c="2"/>　　生</text:p>
          </table:table-cell>
          <table:table-cell table:number-columns-repeated="3" table:style-name="ce104"/>
          <table:table-cell office:value-type="string" table:style-name="ce103">
            <text:p>死 <text:s text:c="4"/>　　亡</text:p>
          </table:table-cell>
          <table:table-cell table:number-columns-repeated="3" table:style-name="ce104"/>
          <table:table-cell office:value-type="string" table:number-columns-spanned="2" table:number-rows-spanned="1" table:style-name="ce226">
            <text:p>自 然 增 加</text:p>
          </table:table-cell>
          <table:covered-table-cell/>
          <table:table-cell office:value-type="string" table:number-columns-spanned="6" table:number-rows-spanned="1" table:style-name="ce22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4">
            <text:p>原住民</text:p>
            <text:p>人口數</text:p>
          </table:table-cell>
          <table:table-cell table:style-name="ce112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3">
            <text:p>區 域 別</text:p>
          </table:table-cell>
          <table:table-cell office:value-type="string" table:number-columns-spanned="1" table:number-rows-spanned="2" table:style-name="ce114">
            <text:p>戶　數</text:p>
          </table:table-cell>
          <table:table-cell table:number-columns-repeated="3" table:style-name="ce115"/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120">
            <text:p>折合年</text:p>
          </table:table-cell>
          <table:table-cell table:style-name="ce121"/>
          <table:table-cell office:value-type="string" table:style-name="ce122">
            <text:p>折合年自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125">
            <text:p>折合年</text:p>
          </table:table-cell>
          <table:table-cell office:value-type="string" table:number-columns-spanned="1" table:number-rows-spanned="3" table:style-name="ce226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125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0">
            <text:p>計</text:p>
          </table:table-cell>
          <table:table-cell office:value-type="string" table:style-name="ce130">
            <text:p>男</text:p>
          </table:table-cell>
          <table:table-cell office:value-type="string" table:style-name="ce130">
            <text:p>女</text:p>
          </table:table-cell>
          <table:covered-table-cell/>
          <table:covered-table-cell/>
          <table:covered-table-cell/>
          <table:table-cell office:value-type="string" table:style-name="ce131">
            <text:p>粗出生率</text:p>
          </table:table-cell>
          <table:covered-table-cell/>
          <table:covered-table-cell/>
          <table:covered-table-cell/>
          <table:table-cell office:value-type="string" table:style-name="ce131">
            <text:p>粗死亡率</text:p>
          </table:table-cell>
          <table:table-cell office:value-type="string" table:style-name="ce130">
            <text:p>人數</text:p>
          </table:table-cell>
          <table:table-cell office:value-type="string" table:style-name="ce13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13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131">
            <text:p>粗離婚率</text:p>
          </table:table-cell>
          <table:covered-table-cell/>
          <table:covered-table-cell/>
          <table:covered-table-cell/>
          <table:table-cell table:style-name="ce136"/>
          <table:table-cell table:number-columns-repeated="16353"/>
        </table:table-row>
        <table:table-row table:style-name="ro16">
          <table:table-cell table:style-name="ce137"/>
          <table:table-cell table:style-name="ce138"/>
          <table:table-cell table:style-name="ce139"/>
          <table:table-cell table:number-columns-repeated="2" table:style-name="ce140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140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style-name="ce148"/>
          <table:table-cell table:number-columns-repeated="16353"/>
        </table:table-row>
        <table:table-row table:style-name="ro17">
          <table:table-cell office:value-type="string" table:style-name="ce149">
            <text:p><text:span text:style-name="T17">總</text:span><text:s text:c="8"/><text:span text:style-name="T17">計</text:span></text:p>
          </table:table-cell>
          <table:table-cell office:value-type="float" office:value="9006260" table:style-name="ce150">
            <text:p>9,006,260</text:p>
          </table:table-cell>
          <table:table-cell office:value-type="float" office:value="23394787" table:style-name="ce150">
            <text:p>23,394,787</text:p>
          </table:table-cell>
          <table:table-cell office:value-type="float" office:value="11588574" table:style-name="ce150">
            <text:p>11,588,574</text:p>
          </table:table-cell>
          <table:table-cell office:value-type="float" office:value="11806213" table:style-name="ce150">
            <text:p>11,806,213</text:p>
          </table:table-cell>
          <table:table-cell office:value-type="float" office:value="14057" table:style-name="ce150">
            <text:p>14,057</text:p>
          </table:table-cell>
          <table:table-cell office:value-type="float" office:value="7328" table:style-name="ce150">
            <text:p>7,328</text:p>
          </table:table-cell>
          <table:table-cell office:value-type="float" office:value="6729" table:style-name="ce150">
            <text:p>6,729</text:p>
          </table:table-cell>
          <table:table-cell office:value-type="float" office:value="7.3074858973051402" table:style-name="ce151">
            <text:p>7.31</text:p>
          </table:table-cell>
          <table:table-cell office:value-type="float" office:value="15560" table:style-name="ce150">
            <text:p>15,560</text:p>
          </table:table-cell>
          <table:table-cell office:value-type="float" office:value="9041" table:style-name="ce150">
            <text:p>9,041</text:p>
          </table:table-cell>
          <table:table-cell office:value-type="float" office:value="6519" table:style-name="ce150">
            <text:p>6,519</text:p>
          </table:table-cell>
          <table:table-cell office:value-type="float" office:value="8.0888155767281784" table:style-name="ce151">
            <text:p>8.09</text:p>
          </table:table-cell>
          <table:table-cell office:value-type="float" office:value="-1503" table:style-name="ce152">
            <text:p>–1,503</text:p>
          </table:table-cell>
          <table:table-cell office:value-type="float" office:value="-0.78132967942303688" table:style-name="ce153">
            <text:p>–0.78</text:p>
          </table:table-cell>
          <table:table-cell office:value-type="float" office:value="10681" table:style-name="ce150">
            <text:p>10,681</text:p>
          </table:table-cell>
          <table:table-cell office:value-type="float" office:value="10511" table:style-name="ce150">
            <text:p>10,511</text:p>
          </table:table-cell>
          <table:table-cell office:value-type="float" office:value="170" table:style-name="ce150">
            <text:p>170</text:p>
          </table:table-cell>
          <table:table-cell office:value-type="float" office:value="43" table:style-name="ce150">
            <text:p>43</text:p>
          </table:table-cell>
          <table:table-cell office:value-type="float" office:value="127" table:style-name="ce150">
            <text:p>127</text:p>
          </table:table-cell>
          <table:table-cell office:value-type="float" office:value="5.5524832374700299" table:style-name="ce151">
            <text:p>5.55</text:p>
          </table:table-cell>
          <table:table-cell office:value-type="float" office:value="4289" table:style-name="ce150">
            <text:p>4,289</text:p>
          </table:table-cell>
          <table:table-cell office:value-type="float" office:value="4229" table:style-name="ce150">
            <text:p>4,229</text:p>
          </table:table-cell>
          <table:table-cell office:value-type="float" office:value="60" table:style-name="ce150">
            <text:p>60</text:p>
          </table:table-cell>
          <table:table-cell office:value-type="float" office:value="12" table:style-name="ce150">
            <text:p>12</text:p>
          </table:table-cell>
          <table:table-cell office:value-type="float" office:value="48" table:style-name="ce150">
            <text:p>48</text:p>
          </table:table-cell>
          <table:table-cell office:value-type="float" office:value="2.229622751194547" table:style-name="ce151">
            <text:p>2.23</text:p>
          </table:table-cell>
          <table:table-cell office:value-type="float" office:value="74445" table:style-name="ce150">
            <text:p>74,445</text:p>
          </table:table-cell>
          <table:table-cell office:value-type="float" office:value="92034" table:style-name="ce150">
            <text:p>92,034</text:p>
          </table:table-cell>
          <table:table-cell office:value-type="float" office:value="580497" table:style-name="ce150">
            <text:p>580,497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20714" table:style-name="ce150">
            <text:p>1,620,714</text:p>
          </table:table-cell>
          <table:table-cell office:value-type="float" office:value="4011586" table:style-name="ce152">
            <text:p>4,011,586</text:p>
          </table:table-cell>
          <table:table-cell office:value-type="float" office:value="1958931" table:style-name="ce150">
            <text:p>1,958,931</text:p>
          </table:table-cell>
          <table:table-cell office:value-type="float" office:value="2052655" table:style-name="ce150">
            <text:p>2,052,655</text:p>
          </table:table-cell>
          <table:table-cell office:value-type="float" office:value="2157" table:style-name="ce152">
            <text:p>2,157</text:p>
          </table:table-cell>
          <table:table-cell office:value-type="float" office:value="1135" table:style-name="ce150">
            <text:p>1,135</text:p>
          </table:table-cell>
          <table:table-cell office:value-type="float" office:value="1022" table:style-name="ce150">
            <text:p>1,022</text:p>
          </table:table-cell>
          <table:table-cell office:value-type="float" office:value="6.5392505159500685" table:style-name="ce151">
            <text:p>6.54</text:p>
          </table:table-cell>
          <table:table-cell office:value-type="float" office:value="2214" table:style-name="ce152">
            <text:p>2,214</text:p>
          </table:table-cell>
          <table:table-cell office:value-type="float" office:value="1278" table:style-name="ce150">
            <text:p>1,278</text:p>
          </table:table-cell>
          <table:table-cell office:value-type="float" office:value="936" table:style-name="ce150">
            <text:p>936</text:p>
          </table:table-cell>
          <table:table-cell office:value-type="float" office:value="6.7120540761768428" table:style-name="ce151">
            <text:p>6.71</text:p>
          </table:table-cell>
          <table:table-cell office:value-type="float" office:value="-57" table:style-name="ce152">
            <text:p>–57</text:p>
          </table:table-cell>
          <table:table-cell office:value-type="float" office:value="-0.17280356022677509" table:style-name="ce153">
            <text:p>–0.17</text:p>
          </table:table-cell>
          <table:table-cell office:value-type="float" office:value="1782" table:style-name="ce152">
            <text:p>1,782</text:p>
          </table:table-cell>
          <table:table-cell office:value-type="float" office:value="1755" table:style-name="ce152">
            <text:p>1,755</text:p>
          </table:table-cell>
          <table:table-cell office:value-type="float" office:value="27" table:style-name="ce152">
            <text:p>27</text:p>
          </table:table-cell>
          <table:table-cell office:value-type="float" office:value="9" table:style-name="ce150">
            <text:p>9</text:p>
          </table:table-cell>
          <table:table-cell office:value-type="float" office:value="18" table:style-name="ce150">
            <text:p>18</text:p>
          </table:table-cell>
          <table:table-cell office:value-type="float" office:value="5.4023849881423374" table:style-name="ce151">
            <text:p>5.40</text:p>
          </table:table-cell>
          <table:table-cell office:value-type="float" office:value="758" table:style-name="ce152">
            <text:p>758</text:p>
          </table:table-cell>
          <table:table-cell office:value-type="float" office:value="753" table:style-name="ce152">
            <text:p>753</text:p>
          </table:table-cell>
          <table:table-cell office:value-type="float" office:value="5" table:style-name="ce152">
            <text:p>5</text:p>
          </table:table-cell>
          <table:table-cell office:value-type="float" office:value="1" table:style-name="ce150">
            <text:p>1</text:p>
          </table:table-cell>
          <table:table-cell office:value-type="float" office:value="4" table:style-name="ce150">
            <text:p>4</text:p>
          </table:table-cell>
          <table:table-cell office:value-type="float" office:value="2.2979841868753597" table:style-name="ce151">
            <text:p>2.30</text:p>
          </table:table-cell>
          <table:table-cell office:value-type="float" office:value="13591" table:style-name="ce150">
            <text:p>13,591</text:p>
          </table:table-cell>
          <table:table-cell office:value-type="float" office:value="16817" table:style-name="ce150">
            <text:p>16,817</text:p>
          </table:table-cell>
          <table:table-cell office:value-type="float" office:value="57675" table:style-name="ce150">
            <text:p>57,675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4530" table:style-name="ce150">
            <text:p>1,054,530</text:p>
          </table:table-cell>
          <table:table-cell office:value-type="float" office:value="2531659" table:style-name="ce152">
            <text:p>2,531,659</text:p>
          </table:table-cell>
          <table:table-cell office:value-type="float" office:value="1205310" table:style-name="ce150">
            <text:p>1,205,310</text:p>
          </table:table-cell>
          <table:table-cell office:value-type="float" office:value="1326349" table:style-name="ce150">
            <text:p>1,326,349</text:p>
          </table:table-cell>
          <table:table-cell office:value-type="float" office:value="1491" table:style-name="ce152">
            <text:p>1,491</text:p>
          </table:table-cell>
          <table:table-cell office:value-type="float" office:value="777" table:style-name="ce150">
            <text:p>777</text:p>
          </table:table-cell>
          <table:table-cell office:value-type="float" office:value="714" table:style-name="ce150">
            <text:p>714</text:p>
          </table:table-cell>
          <table:table-cell office:value-type="float" office:value="7.1560750601878755" table:style-name="ce151">
            <text:p>7.16</text:p>
          </table:table-cell>
          <table:table-cell office:value-type="float" office:value="1536" table:style-name="ce152">
            <text:p>1,536</text:p>
          </table:table-cell>
          <table:table-cell office:value-type="float" office:value="850" table:style-name="ce150">
            <text:p>850</text:p>
          </table:table-cell>
          <table:table-cell office:value-type="float" office:value="686" table:style-name="ce150">
            <text:p>686</text:p>
          </table:table-cell>
          <table:table-cell office:value-type="float" office:value="7.3720531807166836" table:style-name="ce151">
            <text:p>7.37</text:p>
          </table:table-cell>
          <table:table-cell office:value-type="float" office:value="-45" table:style-name="ce152">
            <text:p>–45</text:p>
          </table:table-cell>
          <table:table-cell office:value-type="float" office:value="-0.21597812052880913" table:style-name="ce153">
            <text:p>–0.22</text:p>
          </table:table-cell>
          <table:table-cell office:value-type="float" office:value="998" table:style-name="ce152">
            <text:p>998</text:p>
          </table:table-cell>
          <table:table-cell office:value-type="float" office:value="982" table:style-name="ce152">
            <text:p>982</text:p>
          </table:table-cell>
          <table:table-cell office:value-type="float" office:value="16" table:style-name="ce152">
            <text:p>16</text:p>
          </table:table-cell>
          <table:table-cell office:value-type="float" office:value="7" table:style-name="ce150">
            <text:p>7</text:p>
          </table:table-cell>
          <table:table-cell office:value-type="float" office:value="9" table:style-name="ce150">
            <text:p>9</text:p>
          </table:table-cell>
          <table:table-cell office:value-type="float" office:value="4.7899147619500333" table:style-name="ce151">
            <text:p>4.79</text:p>
          </table:table-cell>
          <table:table-cell office:value-type="float" office:value="402" table:style-name="ce152">
            <text:p>402</text:p>
          </table:table-cell>
          <table:table-cell office:value-type="float" office:value="397" table:style-name="ce152">
            <text:p>397</text:p>
          </table:table-cell>
          <table:table-cell office:value-type="float" office:value="5" table:style-name="ce152">
            <text:p>5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0">
            <text:p>5</text:p>
          </table:table-cell>
          <table:table-cell office:value-type="float" office:value="1.9294045433906948" table:style-name="ce151">
            <text:p>1.93</text:p>
          </table:table-cell>
          <table:table-cell office:value-type="float" office:value="9081" table:style-name="ce150">
            <text:p>9,081</text:p>
          </table:table-cell>
          <table:table-cell office:value-type="float" office:value="15676" table:style-name="ce150">
            <text:p>15,676</text:p>
          </table:table-cell>
          <table:table-cell office:value-type="float" office:value="17061" table:style-name="ce150">
            <text:p>17,061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61456" table:style-name="ce150">
            <text:p>861,456</text:p>
          </table:table-cell>
          <table:table-cell office:value-type="float" office:value="2272452" table:style-name="ce152">
            <text:p>2,272,452</text:p>
          </table:table-cell>
          <table:table-cell office:value-type="float" office:value="1125250" table:style-name="ce150">
            <text:p>1,125,250</text:p>
          </table:table-cell>
          <table:table-cell office:value-type="float" office:value="1147202" table:style-name="ce150">
            <text:p>1,147,202</text:p>
          </table:table-cell>
          <table:table-cell office:value-type="float" office:value="1936" table:style-name="ce152">
            <text:p>1,936</text:p>
          </table:table-cell>
          <table:table-cell office:value-type="float" office:value="1010" table:style-name="ce150">
            <text:p>1,010</text:p>
          </table:table-cell>
          <table:table-cell office:value-type="float" office:value="926" table:style-name="ce150">
            <text:p>926</text:p>
          </table:table-cell>
          <table:table-cell office:value-type="float" office:value="10.364827585954004" table:style-name="ce151">
            <text:p>10.36</text:p>
          </table:table-cell>
          <table:table-cell office:value-type="float" office:value="1286" table:style-name="ce152">
            <text:p>1,286</text:p>
          </table:table-cell>
          <table:table-cell office:value-type="float" office:value="790" table:style-name="ce150">
            <text:p>790</text:p>
          </table:table-cell>
          <table:table-cell office:value-type="float" office:value="496" table:style-name="ce150">
            <text:p>496</text:p>
          </table:table-cell>
          <table:table-cell office:value-type="float" office:value="6.884900968769033" table:style-name="ce151">
            <text:p>6.88</text:p>
          </table:table-cell>
          <table:table-cell office:value-type="float" office:value="650" table:style-name="ce152">
            <text:p>650</text:p>
          </table:table-cell>
          <table:table-cell office:value-type="float" office:value="3.4799266171849701" table:style-name="ce153">
            <text:p>3.48</text:p>
          </table:table-cell>
          <table:table-cell office:value-type="float" office:value="1131" table:style-name="ce152">
            <text:p>1,131</text:p>
          </table:table-cell>
          <table:table-cell office:value-type="float" office:value="1111" table:style-name="ce152">
            <text:p>1,111</text:p>
          </table:table-cell>
          <table:table-cell office:value-type="float" office:value="20" table:style-name="ce152">
            <text:p>20</text:p>
          </table:table-cell>
          <table:table-cell office:value-type="float" office:value="3" table:style-name="ce150">
            <text:p>3</text:p>
          </table:table-cell>
          <table:table-cell office:value-type="float" office:value="17" table:style-name="ce150">
            <text:p>17</text:p>
          </table:table-cell>
          <table:table-cell office:value-type="float" office:value="6.0550723139018485" table:style-name="ce151">
            <text:p>6.06</text:p>
          </table:table-cell>
          <table:table-cell office:value-type="float" office:value="506" table:style-name="ce152">
            <text:p>506</text:p>
          </table:table-cell>
          <table:table-cell office:value-type="float" office:value="504" table:style-name="ce152">
            <text:p>504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2</text:p>
          </table:table-cell>
          <table:table-cell office:value-type="float" office:value="2.708989028147069" table:style-name="ce151">
            <text:p>2.71</text:p>
          </table:table-cell>
          <table:table-cell office:value-type="float" office:value="8110" table:style-name="ce150">
            <text:p>8,110</text:p>
          </table:table-cell>
          <table:table-cell office:value-type="float" office:value="8971" table:style-name="ce150">
            <text:p>8,971</text:p>
          </table:table-cell>
          <table:table-cell office:value-type="float" office:value="79072" table:style-name="ce150">
            <text:p>79,072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6583" table:style-name="ce150">
            <text:p>1,016,583</text:p>
          </table:table-cell>
          <table:table-cell office:value-type="float" office:value="2814422" table:style-name="ce152">
            <text:p>2,814,422</text:p>
          </table:table-cell>
          <table:table-cell office:value-type="float" office:value="1381575" table:style-name="ce150">
            <text:p>1,381,575</text:p>
          </table:table-cell>
          <table:table-cell office:value-type="float" office:value="1432847" table:style-name="ce150">
            <text:p>1,432,847</text:p>
          </table:table-cell>
          <table:table-cell office:value-type="float" office:value="1670" table:style-name="ce152">
            <text:p>1,670</text:p>
          </table:table-cell>
          <table:table-cell office:value-type="float" office:value="882" table:style-name="ce150">
            <text:p>882</text:p>
          </table:table-cell>
          <table:table-cell office:value-type="float" office:value="788" table:style-name="ce150">
            <text:p>788</text:p>
          </table:table-cell>
          <table:table-cell office:value-type="float" office:value="7.2180098908819987" table:style-name="ce151">
            <text:p>7.22</text:p>
          </table:table-cell>
          <table:table-cell office:value-type="float" office:value="1529" table:style-name="ce152">
            <text:p>1,529</text:p>
          </table:table-cell>
          <table:table-cell office:value-type="float" office:value="872" table:style-name="ce150">
            <text:p>872</text:p>
          </table:table-cell>
          <table:table-cell office:value-type="float" office:value="657" table:style-name="ce150">
            <text:p>657</text:p>
          </table:table-cell>
          <table:table-cell office:value-type="float" office:value="6.6085851036877683" table:style-name="ce151">
            <text:p>6.61</text:p>
          </table:table-cell>
          <table:table-cell office:value-type="float" office:value="141" table:style-name="ce152">
            <text:p>141</text:p>
          </table:table-cell>
          <table:table-cell office:value-type="float" office:value="0.60942478719422855" table:style-name="ce153">
            <text:p>0.61</text:p>
          </table:table-cell>
          <table:table-cell office:value-type="float" office:value="1508" table:style-name="ce152">
            <text:p>1,508</text:p>
          </table:table-cell>
          <table:table-cell office:value-type="float" office:value="1482" table:style-name="ce152">
            <text:p>1,482</text:p>
          </table:table-cell>
          <table:table-cell office:value-type="float" office:value="26" table:style-name="ce152">
            <text:p>26</text:p>
          </table:table-cell>
          <table:table-cell office:value-type="float" office:value="8" table:style-name="ce150">
            <text:p>8</text:p>
          </table:table-cell>
          <table:table-cell office:value-type="float" office:value="18" table:style-name="ce150">
            <text:p>18</text:p>
          </table:table-cell>
          <table:table-cell office:value-type="float" office:value="6.5178197098503308" table:style-name="ce151">
            <text:p>6.52</text:p>
          </table:table-cell>
          <table:table-cell office:value-type="float" office:value="523" table:style-name="ce152">
            <text:p>523</text:p>
          </table:table-cell>
          <table:table-cell office:value-type="float" office:value="513" table:style-name="ce152">
            <text:p>513</text:p>
          </table:table-cell>
          <table:table-cell office:value-type="float" office:value="10" table:style-name="ce152">
            <text:p>10</text:p>
          </table:table-cell>
          <table:table-cell office:value-type="float" office:value="4" table:style-name="ce150">
            <text:p>4</text:p>
          </table:table-cell>
          <table:table-cell office:value-type="float" office:value="6" table:style-name="ce150">
            <text:p>6</text:p>
          </table:table-cell>
          <table:table-cell office:value-type="float" office:value="2.2604905227133441" table:style-name="ce151">
            <text:p>2.26</text:p>
          </table:table-cell>
          <table:table-cell office:value-type="float" office:value="9914" table:style-name="ce150">
            <text:p>9,914</text:p>
          </table:table-cell>
          <table:table-cell office:value-type="float" office:value="11110" table:style-name="ce150">
            <text:p>11,110</text:p>
          </table:table-cell>
          <table:table-cell office:value-type="float" office:value="36404" table:style-name="ce150">
            <text:p>36,404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9861" table:style-name="ce150">
            <text:p>709,861</text:p>
          </table:table-cell>
          <table:table-cell office:value-type="float" office:value="1863435" table:style-name="ce152">
            <text:p>1,863,435</text:p>
          </table:table-cell>
          <table:table-cell office:value-type="float" office:value="927924" table:style-name="ce150">
            <text:p>927,924</text:p>
          </table:table-cell>
          <table:table-cell office:value-type="float" office:value="935511" table:style-name="ce150">
            <text:p>935,511</text:p>
          </table:table-cell>
          <table:table-cell office:value-type="float" office:value="835" table:style-name="ce152">
            <text:p>835</text:p>
          </table:table-cell>
          <table:table-cell office:value-type="float" office:value="437" table:style-name="ce150">
            <text:p>437</text:p>
          </table:table-cell>
          <table:table-cell office:value-type="float" office:value="398" table:style-name="ce150">
            <text:p>398</text:p>
          </table:table-cell>
          <table:table-cell office:value-type="float" office:value="5.4498546317997558" table:style-name="ce151">
            <text:p>5.45</text:p>
          </table:table-cell>
          <table:table-cell office:value-type="float" office:value="1379" table:style-name="ce152">
            <text:p>1,379</text:p>
          </table:table-cell>
          <table:table-cell office:value-type="float" office:value="802" table:style-name="ce150">
            <text:p>802</text:p>
          </table:table-cell>
          <table:table-cell office:value-type="float" office:value="577" table:style-name="ce150">
            <text:p>577</text:p>
          </table:table-cell>
          <table:table-cell office:value-type="float" office:value="9.0004186074872639" table:style-name="ce151">
            <text:p>9.00</text:p>
          </table:table-cell>
          <table:table-cell office:value-type="float" office:value="-544" table:style-name="ce152">
            <text:p>–544</text:p>
          </table:table-cell>
          <table:table-cell office:value-type="float" office:value="-3.5505639756875058" table:style-name="ce153">
            <text:p>–3.55</text:p>
          </table:table-cell>
          <table:table-cell office:value-type="float" office:value="850" table:style-name="ce152">
            <text:p>850</text:p>
          </table:table-cell>
          <table:table-cell office:value-type="float" office:value="839" table:style-name="ce152">
            <text:p>839</text:p>
          </table:table-cell>
          <table:table-cell office:value-type="float" office:value="11" table:style-name="ce152">
            <text:p>11</text:p>
          </table:table-cell>
          <table:table-cell office:value-type="float" office:value="1" table:style-name="ce150">
            <text:p>1</text:p>
          </table:table-cell>
          <table:table-cell office:value-type="float" office:value="10" table:style-name="ce150">
            <text:p>10</text:p>
          </table:table-cell>
          <table:table-cell office:value-type="float" office:value="5.5477562120117279" table:style-name="ce151">
            <text:p>5.55</text:p>
          </table:table-cell>
          <table:table-cell office:value-type="float" office:value="309" table:style-name="ce152">
            <text:p>309</text:p>
          </table:table-cell>
          <table:table-cell office:value-type="float" office:value="302" table:style-name="ce152">
            <text:p>302</text:p>
          </table:table-cell>
          <table:table-cell office:value-type="float" office:value="7" table:style-name="ce152">
            <text:p>7</text:p>
          </table:table-cell>
          <table:table-cell office:value-type="float" office:value="0" table:style-name="ce150">
            <text:p>—</text:p>
          </table:table-cell>
          <table:table-cell office:value-type="float" office:value="7" table:style-name="ce150">
            <text:p>7</text:p>
          </table:table-cell>
          <table:table-cell office:value-type="float" office:value="2.0167725523666165" table:style-name="ce151">
            <text:p>2.02</text:p>
          </table:table-cell>
          <table:table-cell office:value-type="float" office:value="5405" table:style-name="ce150">
            <text:p>5,405</text:p>
          </table:table-cell>
          <table:table-cell office:value-type="float" office:value="6225" table:style-name="ce150">
            <text:p>6,225</text:p>
          </table:table-cell>
          <table:table-cell office:value-type="float" office:value="8632" table:style-name="ce150">
            <text:p>8,632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8637" table:style-name="ce150">
            <text:p>1,128,637</text:p>
          </table:table-cell>
          <table:table-cell office:value-type="float" office:value="2746939" table:style-name="ce152">
            <text:p>2,746,939</text:p>
          </table:table-cell>
          <table:table-cell office:value-type="float" office:value="1353894" table:style-name="ce150">
            <text:p>1,353,894</text:p>
          </table:table-cell>
          <table:table-cell office:value-type="float" office:value="1393045" table:style-name="ce150">
            <text:p>1,393,045</text:p>
          </table:table-cell>
          <table:table-cell office:value-type="float" office:value="1696" table:style-name="ce152">
            <text:p>1,696</text:p>
          </table:table-cell>
          <table:table-cell office:value-type="float" office:value="885" table:style-name="ce150">
            <text:p>885</text:p>
          </table:table-cell>
          <table:table-cell office:value-type="float" office:value="811" table:style-name="ce150">
            <text:p>811</text:p>
          </table:table-cell>
          <table:table-cell office:value-type="float" office:value="7.5086592657175562" table:style-name="ce151">
            <text:p>7.51</text:p>
          </table:table-cell>
          <table:table-cell office:value-type="float" office:value="1972" table:style-name="ce152">
            <text:p>1,972</text:p>
          </table:table-cell>
          <table:table-cell office:value-type="float" office:value="1166" table:style-name="ce150">
            <text:p>1,166</text:p>
          </table:table-cell>
          <table:table-cell office:value-type="float" office:value="806" table:style-name="ce150">
            <text:p>806</text:p>
          </table:table-cell>
          <table:table-cell office:value-type="float" office:value="8.730587306600837" table:style-name="ce151">
            <text:p>8.73</text:p>
          </table:table-cell>
          <table:table-cell office:value-type="float" office:value="-276" table:style-name="ce152">
            <text:p>–276</text:p>
          </table:table-cell>
          <table:table-cell office:value-type="float" office:value="-1.2219280408832813" table:style-name="ce153">
            <text:p>–1.22</text:p>
          </table:table-cell>
          <table:table-cell office:value-type="float" office:value="1221" table:style-name="ce152">
            <text:p>1,221</text:p>
          </table:table-cell>
          <table:table-cell office:value-type="float" office:value="1199" table:style-name="ce152">
            <text:p>1,199</text:p>
          </table:table-cell>
          <table:table-cell office:value-type="float" office:value="22" table:style-name="ce152">
            <text:p>22</text:p>
          </table:table-cell>
          <table:table-cell office:value-type="float" office:value="5" table:style-name="ce150">
            <text:p>5</text:p>
          </table:table-cell>
          <table:table-cell office:value-type="float" office:value="17" table:style-name="ce150">
            <text:p>17</text:p>
          </table:table-cell>
          <table:table-cell office:value-type="float" office:value="5.4057033982553868" table:style-name="ce151">
            <text:p>5.41</text:p>
          </table:table-cell>
          <table:table-cell office:value-type="float" office:value="527" table:style-name="ce152">
            <text:p>527</text:p>
          </table:table-cell>
          <table:table-cell office:value-type="float" office:value="516" table:style-name="ce152">
            <text:p>516</text:p>
          </table:table-cell>
          <table:table-cell office:value-type="float" office:value="11" table:style-name="ce152">
            <text:p>11</text:p>
          </table:table-cell>
          <table:table-cell office:value-type="float" office:value="2" table:style-name="ce150">
            <text:p>2</text:p>
          </table:table-cell>
          <table:table-cell office:value-type="float" office:value="9" table:style-name="ce150">
            <text:p>9</text:p>
          </table:table-cell>
          <table:table-cell office:value-type="float" office:value="2.3331741940053963" table:style-name="ce151">
            <text:p>2.33</text:p>
          </table:table-cell>
          <table:table-cell office:value-type="float" office:value="9012" table:style-name="ce150">
            <text:p>9,012</text:p>
          </table:table-cell>
          <table:table-cell office:value-type="float" office:value="11090" table:style-name="ce150">
            <text:p>11,090</text:p>
          </table:table-cell>
          <table:table-cell office:value-type="float" office:value="36181" table:style-name="ce150">
            <text:p>36,181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68395" table:style-name="ce150">
            <text:p>2,568,395</text:p>
          </table:table-cell>
          <table:table-cell office:value-type="float" office:value="6999390" table:style-name="ce152">
            <text:p>6,999,390</text:p>
          </table:table-cell>
          <table:table-cell office:value-type="float" office:value="3557399" table:style-name="ce150">
            <text:p>3,557,399</text:p>
          </table:table-cell>
          <table:table-cell office:value-type="float" office:value="3441991" table:style-name="ce150">
            <text:p>3,441,991</text:p>
          </table:table-cell>
          <table:table-cell office:value-type="float" office:value="4173" table:style-name="ce152">
            <text:p>4,173</text:p>
          </table:table-cell>
          <table:table-cell office:value-type="float" office:value="2150" table:style-name="ce150">
            <text:p>2,150</text:p>
          </table:table-cell>
          <table:table-cell office:value-type="float" office:value="2023" table:style-name="ce150">
            <text:p>2,023</text:p>
          </table:table-cell>
          <table:table-cell office:value-type="float" office:value="7.2514279442237841" table:style-name="ce151">
            <text:p>7.25</text:p>
          </table:table-cell>
          <table:table-cell office:value-type="float" office:value="5579" table:style-name="ce152">
            <text:p>5,579</text:p>
          </table:table-cell>
          <table:table-cell office:value-type="float" office:value="3247" table:style-name="ce150">
            <text:p>3,247</text:p>
          </table:table-cell>
          <table:table-cell office:value-type="float" office:value="2332" table:style-name="ce150">
            <text:p>2,332</text:p>
          </table:table-cell>
          <table:table-cell office:value-type="float" office:value="9.694636113305652" table:style-name="ce151">
            <text:p>9.69</text:p>
          </table:table-cell>
          <table:table-cell office:value-type="float" office:value="-1406" table:style-name="ce152">
            <text:p>–1,406</text:p>
          </table:table-cell>
          <table:table-cell office:value-type="float" office:value="-2.4432081690818692" table:style-name="ce153">
            <text:p>–2.44</text:p>
          </table:table-cell>
          <table:table-cell office:value-type="float" office:value="3136" table:style-name="ce152">
            <text:p>3,136</text:p>
          </table:table-cell>
          <table:table-cell office:value-type="float" office:value="3089" table:style-name="ce150">
            <text:p>3,089</text:p>
          </table:table-cell>
          <table:table-cell office:value-type="float" office:value="47" table:style-name="ce152">
            <text:p>47</text:p>
          </table:table-cell>
          <table:table-cell office:value-type="float" office:value="10" table:style-name="ce150">
            <text:p>10</text:p>
          </table:table-cell>
          <table:table-cell office:value-type="float" office:value="37" table:style-name="ce150">
            <text:p>37</text:p>
          </table:table-cell>
          <table:table-cell office:value-type="float" office:value="5.4494315919208693" table:style-name="ce151">
            <text:p>5.45</text:p>
          </table:table-cell>
          <table:table-cell office:value-type="float" office:value="1246" table:style-name="ce152">
            <text:p>1,246</text:p>
          </table:table-cell>
          <table:table-cell office:value-type="float" office:value="1226" table:style-name="ce150">
            <text:p>1,226</text:p>
          </table:table-cell>
          <table:table-cell office:value-type="float" office:value="20" table:style-name="ce152">
            <text:p>20</text:p>
          </table:table-cell>
          <table:table-cell office:value-type="float" office:value="5" table:style-name="ce150">
            <text:p>5</text:p>
          </table:table-cell>
          <table:table-cell office:value-type="float" office:value="15" table:style-name="ce150">
            <text:p>15</text:p>
          </table:table-cell>
          <table:table-cell office:value-type="float" office:value="2.1651759450042736" table:style-name="ce151">
            <text:p>2.17</text:p>
          </table:table-cell>
          <table:table-cell office:value-type="float" office:value="18476" table:style-name="ce150">
            <text:p>18,476</text:p>
          </table:table-cell>
          <table:table-cell office:value-type="float" office:value="21463" table:style-name="ce150">
            <text:p>21,463</text:p>
          </table:table-cell>
          <table:table-cell office:value-type="float" office:value="343999" table:style-name="ce150">
            <text:p>343,999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4166" table:style-name="ce157">
            <text:p>174,166</text:p>
          </table:table-cell>
          <table:table-cell office:value-type="float" office:value="450944" table:style-name="ce157">
            <text:p>450,944</text:p>
          </table:table-cell>
          <table:table-cell office:value-type="float" office:value="227119" table:style-name="ce157">
            <text:p>227,119</text:p>
          </table:table-cell>
          <table:table-cell office:value-type="float" office:value="223825" table:style-name="ce157">
            <text:p>223,825</text:p>
          </table:table-cell>
          <table:table-cell office:value-type="float" office:value="242" table:style-name="ce157">
            <text:p>242</text:p>
          </table:table-cell>
          <table:table-cell office:value-type="float" office:value="128" table:style-name="ce158">
            <text:p>128</text:p>
          </table:table-cell>
          <table:table-cell office:value-type="float" office:value="114" table:style-name="ce158">
            <text:p>114</text:p>
          </table:table-cell>
          <table:table-cell office:value-type="float" office:value="6.527594105286183" table:style-name="ce151">
            <text:p>6.53</text:p>
          </table:table-cell>
          <table:table-cell office:value-type="float" office:value="345" table:style-name="ce157">
            <text:p>345</text:p>
          </table:table-cell>
          <table:table-cell office:value-type="float" office:value="189" table:style-name="ce158">
            <text:p>189</text:p>
          </table:table-cell>
          <table:table-cell office:value-type="float" office:value="156" table:style-name="ce158">
            <text:p>156</text:p>
          </table:table-cell>
          <table:table-cell office:value-type="float" office:value="9.3058676294369143" table:style-name="ce151">
            <text:p>9.31</text:p>
          </table:table-cell>
          <table:table-cell office:value-type="float" office:value="-103" table:style-name="ce157">
            <text:p>–103</text:p>
          </table:table-cell>
          <table:table-cell office:value-type="float" office:value="-2.7782735241507304" table:style-name="ce153">
            <text:p>–2.78</text:p>
          </table:table-cell>
          <table:table-cell office:value-type="float" office:value="181" table:style-name="ce157">
            <text:p>181</text:p>
          </table:table-cell>
          <table:table-cell office:value-type="float" office:value="178" table:style-name="ce157">
            <text:p>178</text:p>
          </table:table-cell>
          <table:table-cell office:value-type="float" office:value="3" table:style-name="ce157">
            <text:p>3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58">
            <text:p>1</text:p>
          </table:table-cell>
          <table:table-cell office:value-type="float" office:value="4.8822088142842945" table:style-name="ce151">
            <text:p>4.88</text:p>
          </table:table-cell>
          <table:table-cell office:value-type="float" office:value="74" table:style-name="ce157">
            <text:p>74</text:p>
          </table:table-cell>
          <table:table-cell office:value-type="float" office:value="74" table:style-name="ce157">
            <text:p>7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996041172690816" table:style-name="ce151">
            <text:p>2.00</text:p>
          </table:table-cell>
          <table:table-cell office:value-type="float" office:value="1436" table:style-name="ce158">
            <text:p>1,436</text:p>
          </table:table-cell>
          <table:table-cell office:value-type="float" office:value="1564" table:style-name="ce158">
            <text:p>1,564</text:p>
          </table:table-cell>
          <table:table-cell office:value-type="float" office:value="17819" table:style-name="ce158">
            <text:p>17,819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10470" table:style-name="ce157">
            <text:p>210,470</text:p>
          </table:table-cell>
          <table:table-cell office:value-type="float" office:value="575131" table:style-name="ce157">
            <text:p>575,131</text:p>
          </table:table-cell>
          <table:table-cell office:value-type="float" office:value="293565" table:style-name="ce157">
            <text:p>293,565</text:p>
          </table:table-cell>
          <table:table-cell office:value-type="float" office:value="281566" table:style-name="ce157">
            <text:p>281,566</text:p>
          </table:table-cell>
          <table:table-cell office:value-type="float" office:value="390" table:style-name="ce157">
            <text:p>390</text:p>
          </table:table-cell>
          <table:table-cell office:value-type="float" office:value="189" table:style-name="ce158">
            <text:p>189</text:p>
          </table:table-cell>
          <table:table-cell office:value-type="float" office:value="201" table:style-name="ce158">
            <text:p>201</text:p>
          </table:table-cell>
          <table:table-cell office:value-type="float" office:value="8.2526260134250826" table:style-name="ce151">
            <text:p>8.25</text:p>
          </table:table-cell>
          <table:table-cell office:value-type="float" office:value="334" table:style-name="ce157">
            <text:p>334</text:p>
          </table:table-cell>
          <table:table-cell office:value-type="float" office:value="197" table:style-name="ce158">
            <text:p>197</text:p>
          </table:table-cell>
          <table:table-cell office:value-type="float" office:value="137" table:style-name="ce158">
            <text:p>137</text:p>
          </table:table-cell>
          <table:table-cell office:value-type="float" office:value="7.0676335602153264" table:style-name="ce151">
            <text:p>7.07</text:p>
          </table:table-cell>
          <table:table-cell office:value-type="float" office:value="56" table:style-name="ce157">
            <text:p>56</text:p>
          </table:table-cell>
          <table:table-cell office:value-type="float" office:value="1.1849924532097558" table:style-name="ce153">
            <text:p>1.18</text:p>
          </table:table-cell>
          <table:table-cell office:value-type="float" office:value="298" table:style-name="ce157">
            <text:p>298</text:p>
          </table:table-cell>
          <table:table-cell office:value-type="float" office:value="290" table:style-name="ce157">
            <text:p>290</text:p>
          </table:table-cell>
          <table:table-cell office:value-type="float" office:value="8" table:style-name="ce157">
            <text:p>8</text:p>
          </table:table-cell>
          <table:table-cell office:value-type="float" office:value="1" table:style-name="ce158">
            <text:p>1</text:p>
          </table:table-cell>
          <table:table-cell office:value-type="float" office:value="7" table:style-name="ce158">
            <text:p>7</text:p>
          </table:table-cell>
          <table:table-cell office:value-type="float" office:value="6.3058526974376274" table:style-name="ce151">
            <text:p>6.31</text:p>
          </table:table-cell>
          <table:table-cell office:value-type="float" office:value="113" table:style-name="ce157">
            <text:p>113</text:p>
          </table:table-cell>
          <table:table-cell office:value-type="float" office:value="113" table:style-name="ce157">
            <text:p>11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3911454859411134" table:style-name="ce151">
            <text:p>2.39</text:p>
          </table:table-cell>
          <table:table-cell office:value-type="float" office:value="1959" table:style-name="ce158">
            <text:p>1,959</text:p>
          </table:table-cell>
          <table:table-cell office:value-type="float" office:value="1690" table:style-name="ce158">
            <text:p>1,690</text:p>
          </table:table-cell>
          <table:table-cell office:value-type="float" office:value="22042" table:style-name="ce158">
            <text:p>22,042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5296" table:style-name="ce157">
            <text:p>195,296</text:p>
          </table:table-cell>
          <table:table-cell office:value-type="float" office:value="538568" table:style-name="ce157">
            <text:p>538,568</text:p>
          </table:table-cell>
          <table:table-cell office:value-type="float" office:value="277597" table:style-name="ce157">
            <text:p>277,597</text:p>
          </table:table-cell>
          <table:table-cell office:value-type="float" office:value="260971" table:style-name="ce157">
            <text:p>260,971</text:p>
          </table:table-cell>
          <table:table-cell office:value-type="float" office:value="218" table:style-name="ce157">
            <text:p>218</text:p>
          </table:table-cell>
          <table:table-cell office:value-type="float" office:value="109" table:style-name="ce158">
            <text:p>109</text:p>
          </table:table-cell>
          <table:table-cell office:value-type="float" office:value="109" table:style-name="ce158">
            <text:p>109</text:p>
          </table:table-cell>
          <table:table-cell office:value-type="float" office:value="4.9230879646987917" table:style-name="ce151">
            <text:p>4.92</text:p>
          </table:table-cell>
          <table:table-cell office:value-type="float" office:value="456" table:style-name="ce157">
            <text:p>456</text:p>
          </table:table-cell>
          <table:table-cell office:value-type="float" office:value="267" table:style-name="ce158">
            <text:p>267</text:p>
          </table:table-cell>
          <table:table-cell office:value-type="float" office:value="189" table:style-name="ce158">
            <text:p>189</text:p>
          </table:table-cell>
          <table:table-cell office:value-type="float" office:value="10.297835375700227" table:style-name="ce151">
            <text:p>10.30</text:p>
          </table:table-cell>
          <table:table-cell office:value-type="float" office:value="-238" table:style-name="ce157">
            <text:p>–238</text:p>
          </table:table-cell>
          <table:table-cell office:value-type="float" office:value="-5.3747474110014339" table:style-name="ce153">
            <text:p>–5.37</text:p>
          </table:table-cell>
          <table:table-cell office:value-type="float" office:value="258" table:style-name="ce157">
            <text:p>258</text:p>
          </table:table-cell>
          <table:table-cell office:value-type="float" office:value="257" table:style-name="ce157">
            <text:p>257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5.8264068573040761" table:style-name="ce151">
            <text:p>5.83</text:p>
          </table:table-cell>
          <table:table-cell office:value-type="float" office:value="81" table:style-name="ce157">
            <text:p>81</text:p>
          </table:table-cell>
          <table:table-cell office:value-type="float" office:value="81" table:style-name="ce157">
            <text:p>81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829220757525698" table:style-name="ce151">
            <text:p>1.83</text:p>
          </table:table-cell>
          <table:table-cell office:value-type="float" office:value="1273" table:style-name="ce158">
            <text:p>1,273</text:p>
          </table:table-cell>
          <table:table-cell office:value-type="float" office:value="1407" table:style-name="ce158">
            <text:p>1,407</text:p>
          </table:table-cell>
          <table:table-cell office:value-type="float" office:value="11421" table:style-name="ce158">
            <text:p>11,421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9061" table:style-name="ce157">
            <text:p>399,061</text:p>
          </table:table-cell>
          <table:table-cell office:value-type="float" office:value="1256062" table:style-name="ce157">
            <text:p>1,256,062</text:p>
          </table:table-cell>
          <table:table-cell office:value-type="float" office:value="638116" table:style-name="ce157">
            <text:p>638,116</text:p>
          </table:table-cell>
          <table:table-cell office:value-type="float" office:value="617946" table:style-name="ce157">
            <text:p>617,946</text:p>
          </table:table-cell>
          <table:table-cell office:value-type="float" office:value="1072" table:style-name="ce157">
            <text:p>1,072</text:p>
          </table:table-cell>
          <table:table-cell office:value-type="float" office:value="560" table:style-name="ce158">
            <text:p>560</text:p>
          </table:table-cell>
          <table:table-cell office:value-type="float" office:value="512" table:style-name="ce158">
            <text:p>512</text:p>
          </table:table-cell>
          <table:table-cell office:value-type="float" office:value="10.379764128826539" table:style-name="ce151">
            <text:p>10.38</text:p>
          </table:table-cell>
          <table:table-cell office:value-type="float" office:value="945" table:style-name="ce157">
            <text:p>945</text:p>
          </table:table-cell>
          <table:table-cell office:value-type="float" office:value="559" table:style-name="ce158">
            <text:p>559</text:p>
          </table:table-cell>
          <table:table-cell office:value-type="float" office:value="386" table:style-name="ce158">
            <text:p>386</text:p>
          </table:table-cell>
          <table:table-cell office:value-type="float" office:value="9.1500719232659335" table:style-name="ce151">
            <text:p>9.15</text:p>
          </table:table-cell>
          <table:table-cell office:value-type="float" office:value="127" table:style-name="ce157">
            <text:p>127</text:p>
          </table:table-cell>
          <table:table-cell office:value-type="float" office:value="1.2296922055606068" table:style-name="ce153">
            <text:p>1.23</text:p>
          </table:table-cell>
          <table:table-cell office:value-type="float" office:value="564" table:style-name="ce157">
            <text:p>564</text:p>
          </table:table-cell>
          <table:table-cell office:value-type="float" office:value="556" table:style-name="ce157">
            <text:p>556</text:p>
          </table:table-cell>
          <table:table-cell office:value-type="float" office:value="8" table:style-name="ce157">
            <text:p>8</text:p>
          </table:table-cell>
          <table:table-cell office:value-type="float" office:value="1" table:style-name="ce158">
            <text:p>1</text:p>
          </table:table-cell>
          <table:table-cell office:value-type="float" office:value="7" table:style-name="ce158">
            <text:p>7</text:p>
          </table:table-cell>
          <table:table-cell office:value-type="float" office:value="5.4609953065841133" table:style-name="ce151">
            <text:p>5.46</text:p>
          </table:table-cell>
          <table:table-cell office:value-type="float" office:value="201" table:style-name="ce157">
            <text:p>201</text:p>
          </table:table-cell>
          <table:table-cell office:value-type="float" office:value="200" table:style-name="ce157">
            <text:p>200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.9462057741549761" table:style-name="ce151">
            <text:p>1.95</text:p>
          </table:table-cell>
          <table:table-cell office:value-type="float" office:value="2403" table:style-name="ce158">
            <text:p>2,403</text:p>
          </table:table-cell>
          <table:table-cell office:value-type="float" office:value="3501" table:style-name="ce158">
            <text:p>3,501</text:p>
          </table:table-cell>
          <table:table-cell office:value-type="float" office:value="6150" table:style-name="ce158">
            <text:p>6,150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872" table:style-name="ce157">
            <text:p>179,872</text:p>
          </table:table-cell>
          <table:table-cell office:value-type="float" office:value="485479" table:style-name="ce157">
            <text:p>485,479</text:p>
          </table:table-cell>
          <table:table-cell office:value-type="float" office:value="248004" table:style-name="ce157">
            <text:p>248,004</text:p>
          </table:table-cell>
          <table:table-cell office:value-type="float" office:value="237475" table:style-name="ce157">
            <text:p>237,475</text:p>
          </table:table-cell>
          <table:table-cell office:value-type="float" office:value="263" table:style-name="ce157">
            <text:p>263</text:p>
          </table:table-cell>
          <table:table-cell office:value-type="float" office:value="131" table:style-name="ce158">
            <text:p>131</text:p>
          </table:table-cell>
          <table:table-cell office:value-type="float" office:value="132" table:style-name="ce158">
            <text:p>132</text:p>
          </table:table-cell>
          <table:table-cell office:value-type="float" office:value="6.5876654636688485" table:style-name="ce151">
            <text:p>6.59</text:p>
          </table:table-cell>
          <table:table-cell office:value-type="float" office:value="438" table:style-name="ce157">
            <text:p>438</text:p>
          </table:table-cell>
          <table:table-cell office:value-type="float" office:value="253" table:style-name="ce158">
            <text:p>253</text:p>
          </table:table-cell>
          <table:table-cell office:value-type="float" office:value="185" table:style-name="ce158">
            <text:p>185</text:p>
          </table:table-cell>
          <table:table-cell office:value-type="float" office:value="10.971093053562569" table:style-name="ce151">
            <text:p>10.97</text:p>
          </table:table-cell>
          <table:table-cell office:value-type="float" office:value="-175" table:style-name="ce157">
            <text:p>–175</text:p>
          </table:table-cell>
          <table:table-cell office:value-type="float" office:value="-4.3834275898937207" table:style-name="ce153">
            <text:p>–4.38</text:p>
          </table:table-cell>
          <table:table-cell office:value-type="float" office:value="238" table:style-name="ce157">
            <text:p>238</text:p>
          </table:table-cell>
          <table:table-cell office:value-type="float" office:value="235" table:style-name="ce157">
            <text:p>235</text:p>
          </table:table-cell>
          <table:table-cell office:value-type="float" office:value="3" table:style-name="ce157">
            <text:p>3</text:p>
          </table:table-cell>
          <table:table-cell office:value-type="float" office:value="1" table:style-name="ce158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5.961461522255461" table:style-name="ce151">
            <text:p>5.96</text:p>
          </table:table-cell>
          <table:table-cell office:value-type="float" office:value="80" table:style-name="ce157">
            <text:p>80</text:p>
          </table:table-cell>
          <table:table-cell office:value-type="float" office:value="80" table:style-name="ce157">
            <text:p>80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0038526125228437" table:style-name="ce151">
            <text:p>2.00</text:p>
          </table:table-cell>
          <table:table-cell office:value-type="float" office:value="983" table:style-name="ce158">
            <text:p>983</text:p>
          </table:table-cell>
          <table:table-cell office:value-type="float" office:value="1312" table:style-name="ce158">
            <text:p>1,312</text:p>
          </table:table-cell>
          <table:table-cell office:value-type="float" office:value="29510" table:style-name="ce158">
            <text:p>29,510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787" table:style-name="ce157">
            <text:p>244,787</text:p>
          </table:table-cell>
          <table:table-cell office:value-type="float" office:value="670664" table:style-name="ce157">
            <text:p>670,664</text:p>
          </table:table-cell>
          <table:table-cell office:value-type="float" office:value="346693" table:style-name="ce157">
            <text:p>346,693</text:p>
          </table:table-cell>
          <table:table-cell office:value-type="float" office:value="323971" table:style-name="ce157">
            <text:p>323,971</text:p>
          </table:table-cell>
          <table:table-cell office:value-type="float" office:value="349" table:style-name="ce157">
            <text:p>349</text:p>
          </table:table-cell>
          <table:table-cell office:value-type="float" office:value="188" table:style-name="ce158">
            <text:p>188</text:p>
          </table:table-cell>
          <table:table-cell office:value-type="float" office:value="161" table:style-name="ce158">
            <text:p>161</text:p>
          </table:table-cell>
          <table:table-cell office:value-type="float" office:value="6.3288434986826605" table:style-name="ce151">
            <text:p>6.33</text:p>
          </table:table-cell>
          <table:table-cell office:value-type="float" office:value="624" table:style-name="ce157">
            <text:p>624</text:p>
          </table:table-cell>
          <table:table-cell office:value-type="float" office:value="340" table:style-name="ce158">
            <text:p>340</text:p>
          </table:table-cell>
          <table:table-cell office:value-type="float" office:value="284" table:style-name="ce158">
            <text:p>284</text:p>
          </table:table-cell>
          <table:table-cell office:value-type="float" office:value="11.315754564979887" table:style-name="ce151">
            <text:p>11.32</text:p>
          </table:table-cell>
          <table:table-cell office:value-type="float" office:value="-275" table:style-name="ce157">
            <text:p>–275</text:p>
          </table:table-cell>
          <table:table-cell office:value-type="float" office:value="-4.9869110662972256" table:style-name="ce153">
            <text:p>–4.99</text:p>
          </table:table-cell>
          <table:table-cell office:value-type="float" office:value="271" table:style-name="ce157">
            <text:p>271</text:p>
          </table:table-cell>
          <table:table-cell office:value-type="float" office:value="270" table:style-name="ce157">
            <text:p>270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4.9143741780601751" table:style-name="ce151">
            <text:p>4.91</text:p>
          </table:table-cell>
          <table:table-cell office:value-type="float" office:value="114" table:style-name="ce157">
            <text:p>114</text:p>
          </table:table-cell>
          <table:table-cell office:value-type="float" office:value="113" table:style-name="ce157">
            <text:p>113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2.0673013147559405" table:style-name="ce151">
            <text:p>2.07</text:p>
          </table:table-cell>
          <table:table-cell office:value-type="float" office:value="1452" table:style-name="ce158">
            <text:p>1,452</text:p>
          </table:table-cell>
          <table:table-cell office:value-type="float" office:value="1695" table:style-name="ce158">
            <text:p>1,695</text:p>
          </table:table-cell>
          <table:table-cell office:value-type="float" office:value="2703" table:style-name="ce158">
            <text:p>2,703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5097" table:style-name="ce157">
            <text:p>185,097</text:p>
          </table:table-cell>
          <table:table-cell office:value-type="float" office:value="493855" table:style-name="ce157">
            <text:p>493,855</text:p>
          </table:table-cell>
          <table:table-cell office:value-type="float" office:value="256147" table:style-name="ce157">
            <text:p>256,147</text:p>
          </table:table-cell>
          <table:table-cell office:value-type="float" office:value="237708" table:style-name="ce157">
            <text:p>237,708</text:p>
          </table:table-cell>
          <table:table-cell office:value-type="float" office:value="253" table:style-name="ce157">
            <text:p>253</text:p>
          </table:table-cell>
          <table:table-cell office:value-type="float" office:value="132" table:style-name="ce158">
            <text:p>132</text:p>
          </table:table-cell>
          <table:table-cell office:value-type="float" office:value="121" table:style-name="ce158">
            <text:p>121</text:p>
          </table:table-cell>
          <table:table-cell office:value-type="float" office:value="6.2301733478520758" table:style-name="ce151">
            <text:p>6.23</text:p>
          </table:table-cell>
          <table:table-cell office:value-type="float" office:value="481" table:style-name="ce157">
            <text:p>481</text:p>
          </table:table-cell>
          <table:table-cell office:value-type="float" office:value="276" table:style-name="ce158">
            <text:p>276</text:p>
          </table:table-cell>
          <table:table-cell office:value-type="float" office:value="205" table:style-name="ce158">
            <text:p>205</text:p>
          </table:table-cell>
          <table:table-cell office:value-type="float" office:value="11.844716918248414" table:style-name="ce151">
            <text:p>11.84</text:p>
          </table:table-cell>
          <table:table-cell office:value-type="float" office:value="-228" table:style-name="ce157">
            <text:p>–228</text:p>
          </table:table-cell>
          <table:table-cell office:value-type="float" office:value="-5.6145435703963384" table:style-name="ce153">
            <text:p>–5.61</text:p>
          </table:table-cell>
          <table:table-cell office:value-type="float" office:value="203" table:style-name="ce157">
            <text:p>203</text:p>
          </table:table-cell>
          <table:table-cell office:value-type="float" office:value="202" table:style-name="ce157">
            <text:p>202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4.9989137929405985" table:style-name="ce151">
            <text:p>5.00</text:p>
          </table:table-cell>
          <table:table-cell office:value-type="float" office:value="74" table:style-name="ce157">
            <text:p>74</text:p>
          </table:table-cell>
          <table:table-cell office:value-type="float" office:value="74" table:style-name="ce157">
            <text:p>7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8222641412689866" table:style-name="ce151">
            <text:p>1.82</text:p>
          </table:table-cell>
          <table:table-cell office:value-type="float" office:value="1111" table:style-name="ce158">
            <text:p>1,111</text:p>
          </table:table-cell>
          <table:table-cell office:value-type="float" office:value="1321" table:style-name="ce158">
            <text:p>1,321</text:p>
          </table:table-cell>
          <table:table-cell office:value-type="float" office:value="5928" table:style-name="ce158">
            <text:p>5,928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3289" table:style-name="ce157">
            <text:p>293,289</text:p>
          </table:table-cell>
          <table:table-cell office:value-type="float" office:value="805177" table:style-name="ce157">
            <text:p>805,177</text:p>
          </table:table-cell>
          <table:table-cell office:value-type="float" office:value="410017" table:style-name="ce157">
            <text:p>410,017</text:p>
          </table:table-cell>
          <table:table-cell office:value-type="float" office:value="395160" table:style-name="ce157">
            <text:p>395,160</text:p>
          </table:table-cell>
          <table:table-cell office:value-type="float" office:value="374" table:style-name="ce157">
            <text:p>374</text:p>
          </table:table-cell>
          <table:table-cell office:value-type="float" office:value="209" table:style-name="ce158">
            <text:p>209</text:p>
          </table:table-cell>
          <table:table-cell office:value-type="float" office:value="165" table:style-name="ce158">
            <text:p>165</text:p>
          </table:table-cell>
          <table:table-cell office:value-type="float" office:value="5.6494509673924327" table:style-name="ce151">
            <text:p>5.65</text:p>
          </table:table-cell>
          <table:table-cell office:value-type="float" office:value="685" table:style-name="ce157">
            <text:p>685</text:p>
          </table:table-cell>
          <table:table-cell office:value-type="float" office:value="419" table:style-name="ce158">
            <text:p>419</text:p>
          </table:table-cell>
          <table:table-cell office:value-type="float" office:value="266" table:style-name="ce158">
            <text:p>266</text:p>
          </table:table-cell>
          <table:table-cell office:value-type="float" office:value="10.34725645097277" table:style-name="ce151">
            <text:p>10.35</text:p>
          </table:table-cell>
          <table:table-cell office:value-type="float" office:value="-311" table:style-name="ce157">
            <text:p>–311</text:p>
          </table:table-cell>
          <table:table-cell office:value-type="float" office:value="-4.6978054835803391" table:style-name="ce153">
            <text:p>–4.70</text:p>
          </table:table-cell>
          <table:table-cell office:value-type="float" office:value="310" table:style-name="ce157">
            <text:p>310</text:p>
          </table:table-cell>
          <table:table-cell office:value-type="float" office:value="306" table:style-name="ce157">
            <text:p>306</text:p>
          </table:table-cell>
          <table:table-cell office:value-type="float" office:value="4" table:style-name="ce157">
            <text:p>4</text:p>
          </table:table-cell>
          <table:table-cell office:value-type="float" office:value="1" table:style-name="ce158">
            <text:p>1</text:p>
          </table:table-cell>
          <table:table-cell office:value-type="float" office:value="3" table:style-name="ce158">
            <text:p>3</text:p>
          </table:table-cell>
          <table:table-cell office:value-type="float" office:value="4.6826999997103051" table:style-name="ce151">
            <text:p>4.68</text:p>
          </table:table-cell>
          <table:table-cell office:value-type="float" office:value="160" table:style-name="ce157">
            <text:p>160</text:p>
          </table:table-cell>
          <table:table-cell office:value-type="float" office:value="149" table:style-name="ce157">
            <text:p>149</text:p>
          </table:table-cell>
          <table:table-cell office:value-type="float" office:value="11" table:style-name="ce157">
            <text:p>11</text:p>
          </table:table-cell>
          <table:table-cell office:value-type="float" office:value="2" table:style-name="ce158">
            <text:p>2</text:p>
          </table:table-cell>
          <table:table-cell office:value-type="float" office:value="9" table:style-name="ce158">
            <text:p>9</text:p>
          </table:table-cell>
          <table:table-cell office:value-type="float" office:value="2.4168774192053193" table:style-name="ce151">
            <text:p>2.42</text:p>
          </table:table-cell>
          <table:table-cell office:value-type="float" office:value="2134" table:style-name="ce158">
            <text:p>2,134</text:p>
          </table:table-cell>
          <table:table-cell office:value-type="float" office:value="2363" table:style-name="ce158">
            <text:p>2,363</text:p>
          </table:table-cell>
          <table:table-cell office:value-type="float" office:value="60811" table:style-name="ce158">
            <text:p>60,811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069" table:style-name="ce157">
            <text:p>84,069</text:p>
          </table:table-cell>
          <table:table-cell office:value-type="float" office:value="213534" table:style-name="ce157">
            <text:p>213,534</text:p>
          </table:table-cell>
          <table:table-cell office:value-type="float" office:value="109585" table:style-name="ce157">
            <text:p>109,585</text:p>
          </table:table-cell>
          <table:table-cell office:value-type="float" office:value="103949" table:style-name="ce157">
            <text:p>103,949</text:p>
          </table:table-cell>
          <table:table-cell office:value-type="float" office:value="99" table:style-name="ce157">
            <text:p>99</text:p>
          </table:table-cell>
          <table:table-cell office:value-type="float" office:value="43" table:style-name="ce158">
            <text:p>43</text:p>
          </table:table-cell>
          <table:table-cell office:value-type="float" office:value="56" table:style-name="ce158">
            <text:p>56</text:p>
          </table:table-cell>
          <table:table-cell office:value-type="float" office:value="5.6383586267589152" table:style-name="ce151">
            <text:p>5.64</text:p>
          </table:table-cell>
          <table:table-cell office:value-type="float" office:value="235" table:style-name="ce157">
            <text:p>235</text:p>
          </table:table-cell>
          <table:table-cell office:value-type="float" office:value="137" table:style-name="ce158">
            <text:p>137</text:p>
          </table:table-cell>
          <table:table-cell office:value-type="float" office:value="98" table:style-name="ce158">
            <text:p>98</text:p>
          </table:table-cell>
          <table:table-cell office:value-type="float" office:value="13.383982598872171" table:style-name="ce151">
            <text:p>13.38</text:p>
          </table:table-cell>
          <table:table-cell office:value-type="float" office:value="-136" table:style-name="ce157">
            <text:p>–136</text:p>
          </table:table-cell>
          <table:table-cell office:value-type="float" office:value="-7.7456239721132567" table:style-name="ce153">
            <text:p>–7.75</text:p>
          </table:table-cell>
          <table:table-cell office:value-type="float" office:value="95" table:style-name="ce157">
            <text:p>95</text:p>
          </table:table-cell>
          <table:table-cell office:value-type="float" office:value="92" table:style-name="ce157">
            <text:p>92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3</text:p>
          </table:table-cell>
          <table:table-cell office:value-type="float" office:value="5.4105461569908782" table:style-name="ce151">
            <text:p>5.41</text:p>
          </table:table-cell>
          <table:table-cell office:value-type="float" office:value="52" table:style-name="ce157">
            <text:p>52</text:p>
          </table:table-cell>
          <table:table-cell office:value-type="float" office:value="50" table:style-name="ce157">
            <text:p>50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2.9615621069844802" table:style-name="ce151">
            <text:p>2.96</text:p>
          </table:table-cell>
          <table:table-cell office:value-type="float" office:value="553" table:style-name="ce158">
            <text:p>553</text:p>
          </table:table-cell>
          <table:table-cell office:value-type="float" office:value="601" table:style-name="ce158">
            <text:p>601</text:p>
          </table:table-cell>
          <table:table-cell office:value-type="float" office:value="78326" table:style-name="ce158">
            <text:p>78,326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977" table:style-name="ce157">
            <text:p>127,977</text:p>
          </table:table-cell>
          <table:table-cell office:value-type="float" office:value="321697" table:style-name="ce157">
            <text:p>321,697</text:p>
          </table:table-cell>
          <table:table-cell office:value-type="float" office:value="162592" table:style-name="ce157">
            <text:p>162,592</text:p>
          </table:table-cell>
          <table:table-cell office:value-type="float" office:value="159105" table:style-name="ce157">
            <text:p>159,105</text:p>
          </table:table-cell>
          <table:table-cell office:value-type="float" office:value="204" table:style-name="ce157">
            <text:p>204</text:p>
          </table:table-cell>
          <table:table-cell office:value-type="float" office:value="100" table:style-name="ce158">
            <text:p>100</text:p>
          </table:table-cell>
          <table:table-cell office:value-type="float" office:value="104" table:style-name="ce158">
            <text:p>104</text:p>
          </table:table-cell>
          <table:table-cell office:value-type="float" office:value="7.7120503116513479" table:style-name="ce151">
            <text:p>7.71</text:p>
          </table:table-cell>
          <table:table-cell office:value-type="float" office:value="247" table:style-name="ce157">
            <text:p>247</text:p>
          </table:table-cell>
          <table:table-cell office:value-type="float" office:value="143" table:style-name="ce158">
            <text:p>143</text:p>
          </table:table-cell>
          <table:table-cell office:value-type="float" office:value="104" table:style-name="ce158">
            <text:p>104</text:p>
          </table:table-cell>
          <table:table-cell office:value-type="float" office:value="9.3376295440092303" table:style-name="ce151">
            <text:p>9.34</text:p>
          </table:table-cell>
          <table:table-cell office:value-type="float" office:value="-43" table:style-name="ce157">
            <text:p>–43</text:p>
          </table:table-cell>
          <table:table-cell office:value-type="float" office:value="-1.6255792323578822" table:style-name="ce153">
            <text:p>–1.63</text:p>
          </table:table-cell>
          <table:table-cell office:value-type="float" office:value="150" table:style-name="ce157">
            <text:p>150</text:p>
          </table:table-cell>
          <table:table-cell office:value-type="float" office:value="145" table:style-name="ce157">
            <text:p>145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5</text:p>
          </table:table-cell>
          <table:table-cell office:value-type="float" office:value="5.6706252291554025" table:style-name="ce151">
            <text:p>5.67</text:p>
          </table:table-cell>
          <table:table-cell office:value-type="float" office:value="77" table:style-name="ce157">
            <text:p>77</text:p>
          </table:table-cell>
          <table:table-cell office:value-type="float" office:value="75" table:style-name="ce157">
            <text:p>75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2.9109209509664407" table:style-name="ce151">
            <text:p>2.91</text:p>
          </table:table-cell>
          <table:table-cell office:value-type="float" office:value="1051" table:style-name="ce158">
            <text:p>1,051</text:p>
          </table:table-cell>
          <table:table-cell office:value-type="float" office:value="1282" table:style-name="ce158">
            <text:p>1,282</text:p>
          </table:table-cell>
          <table:table-cell office:value-type="float" office:value="93463" table:style-name="ce158">
            <text:p>93,463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406" table:style-name="ce157">
            <text:p>42,406</text:p>
          </table:table-cell>
          <table:table-cell office:value-type="float" office:value="106310" table:style-name="ce157">
            <text:p>106,310</text:p>
          </table:table-cell>
          <table:table-cell office:value-type="float" office:value="54733" table:style-name="ce157">
            <text:p>54,733</text:p>
          </table:table-cell>
          <table:table-cell office:value-type="float" office:value="51577" table:style-name="ce157">
            <text:p>51,577</text:p>
          </table:table-cell>
          <table:table-cell office:value-type="float" office:value="90" table:style-name="ce157">
            <text:p>90</text:p>
          </table:table-cell>
          <table:table-cell office:value-type="float" office:value="44" table:style-name="ce158">
            <text:p>44</text:p>
          </table:table-cell>
          <table:table-cell office:value-type="float" office:value="46" table:style-name="ce158">
            <text:p>46</text:p>
          </table:table-cell>
          <table:table-cell office:value-type="float" office:value="10.307968200624126" table:style-name="ce151">
            <text:p>10.31</text:p>
          </table:table-cell>
          <table:table-cell office:value-type="float" office:value="91" table:style-name="ce157">
            <text:p>91</text:p>
          </table:table-cell>
          <table:table-cell office:value-type="float" office:value="59" table:style-name="ce158">
            <text:p>59</text:p>
          </table:table-cell>
          <table:table-cell office:value-type="float" office:value="32" table:style-name="ce158">
            <text:p>32</text:p>
          </table:table-cell>
          <table:table-cell office:value-type="float" office:value="10.422501180631061" table:style-name="ce151">
            <text:p>10.42</text:p>
          </table:table-cell>
          <table:table-cell office:value-type="float" office:value="-1" table:style-name="ce157">
            <text:p>–1</text:p>
          </table:table-cell>
          <table:table-cell office:value-type="float" office:value="-0.11453298000693472" table:style-name="ce153">
            <text:p>–0.11</text:p>
          </table:table-cell>
          <table:table-cell office:value-type="float" office:value="71" table:style-name="ce157">
            <text:p>71</text:p>
          </table:table-cell>
          <table:table-cell office:value-type="float" office:value="70" table:style-name="ce157">
            <text:p>70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8.1318415804923667" table:style-name="ce151">
            <text:p>8.13</text:p>
          </table:table-cell>
          <table:table-cell office:value-type="float" office:value="28" table:style-name="ce157">
            <text:p>28</text:p>
          </table:table-cell>
          <table:table-cell office:value-type="float" office:value="27" table:style-name="ce157">
            <text:p>27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3.2069234401941724" table:style-name="ce151">
            <text:p>3.21</text:p>
          </table:table-cell>
          <table:table-cell office:value-type="float" office:value="470" table:style-name="ce158">
            <text:p>470</text:p>
          </table:table-cell>
          <table:table-cell office:value-type="float" office:value="306" table:style-name="ce158">
            <text:p>306</text:p>
          </table:table-cell>
          <table:table-cell office:value-type="float" office:value="659" table:style-name="ce158">
            <text:p>659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6117" table:style-name="ce157">
            <text:p>156,117</text:p>
          </table:table-cell>
          <table:table-cell office:value-type="float" office:value="364350" table:style-name="ce157">
            <text:p>364,350</text:p>
          </table:table-cell>
          <table:table-cell office:value-type="float" office:value="181671" table:style-name="ce157">
            <text:p>181,671</text:p>
          </table:table-cell>
          <table:table-cell office:value-type="float" office:value="182679" table:style-name="ce157">
            <text:p>182,679</text:p>
          </table:table-cell>
          <table:table-cell office:value-type="float" office:value="184" table:style-name="ce157">
            <text:p>184</text:p>
          </table:table-cell>
          <table:table-cell office:value-type="float" office:value="96" table:style-name="ce158">
            <text:p>96</text:p>
          </table:table-cell>
          <table:table-cell office:value-type="float" office:value="88" table:style-name="ce158">
            <text:p>88</text:p>
          </table:table-cell>
          <table:table-cell office:value-type="float" office:value="6.1407695529015047" table:style-name="ce151">
            <text:p>6.14</text:p>
          </table:table-cell>
          <table:table-cell office:value-type="float" office:value="279" table:style-name="ce157">
            <text:p>279</text:p>
          </table:table-cell>
          <table:table-cell office:value-type="float" office:value="169" table:style-name="ce158">
            <text:p>169</text:p>
          </table:table-cell>
          <table:table-cell office:value-type="float" office:value="110" table:style-name="ce158">
            <text:p>110</text:p>
          </table:table-cell>
          <table:table-cell office:value-type="float" office:value="9.3112755720626073" table:style-name="ce151">
            <text:p>9.31</text:p>
          </table:table-cell>
          <table:table-cell office:value-type="float" office:value="-95" table:style-name="ce157">
            <text:p>–95</text:p>
          </table:table-cell>
          <table:table-cell office:value-type="float" office:value="-3.170506019161103" table:style-name="ce153">
            <text:p>–3.17</text:p>
          </table:table-cell>
          <table:table-cell office:value-type="float" office:value="144" table:style-name="ce157">
            <text:p>144</text:p>
          </table:table-cell>
          <table:table-cell office:value-type="float" office:value="142" table:style-name="ce157">
            <text:p>142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4.8058196500968293" table:style-name="ce151">
            <text:p>4.81</text:p>
          </table:table-cell>
          <table:table-cell office:value-type="float" office:value="66" table:style-name="ce157">
            <text:p>66</text:p>
          </table:table-cell>
          <table:table-cell office:value-type="float" office:value="65" table:style-name="ce157">
            <text:p>65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2026673396277139" table:style-name="ce151">
            <text:p>2.20</text:p>
          </table:table-cell>
          <table:table-cell office:value-type="float" office:value="1185" table:style-name="ce158">
            <text:p>1,185</text:p>
          </table:table-cell>
          <table:table-cell office:value-type="float" office:value="1506" table:style-name="ce158">
            <text:p>1,506</text:p>
          </table:table-cell>
          <table:table-cell office:value-type="float" office:value="9510" table:style-name="ce158">
            <text:p>9,510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3970" table:style-name="ce157">
            <text:p>173,970</text:p>
          </table:table-cell>
          <table:table-cell office:value-type="float" office:value="452665" table:style-name="ce157">
            <text:p>452,665</text:p>
          </table:table-cell>
          <table:table-cell office:value-type="float" office:value="223581" table:style-name="ce157">
            <text:p>223,581</text:p>
          </table:table-cell>
          <table:table-cell office:value-type="float" office:value="229084" table:style-name="ce157">
            <text:p>229,084</text:p>
          </table:table-cell>
          <table:table-cell office:value-type="float" office:value="295" table:style-name="ce157">
            <text:p>295</text:p>
          </table:table-cell>
          <table:table-cell office:value-type="float" office:value="153" table:style-name="ce158">
            <text:p>153</text:p>
          </table:table-cell>
          <table:table-cell office:value-type="float" office:value="142" table:style-name="ce158">
            <text:p>142</text:p>
          </table:table-cell>
          <table:table-cell office:value-type="float" office:value="7.9274014210055714" table:style-name="ce151">
            <text:p>7.93</text:p>
          </table:table-cell>
          <table:table-cell office:value-type="float" office:value="233" table:style-name="ce157">
            <text:p>233</text:p>
          </table:table-cell>
          <table:table-cell office:value-type="float" office:value="131" table:style-name="ce158">
            <text:p>131</text:p>
          </table:table-cell>
          <table:table-cell office:value-type="float" office:value="102" table:style-name="ce158">
            <text:p>102</text:p>
          </table:table-cell>
          <table:table-cell office:value-type="float" office:value="6.261303495234908" table:style-name="ce151">
            <text:p>6.26</text:p>
          </table:table-cell>
          <table:table-cell office:value-type="float" office:value="62" table:style-name="ce157">
            <text:p>62</text:p>
          </table:table-cell>
          <table:table-cell office:value-type="float" office:value="1.6660979257706623" table:style-name="ce153">
            <text:p>1.67</text:p>
          </table:table-cell>
          <table:table-cell office:value-type="float" office:value="236" table:style-name="ce157">
            <text:p>236</text:p>
          </table:table-cell>
          <table:table-cell office:value-type="float" office:value="231" table:style-name="ce157">
            <text:p>231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5</text:p>
          </table:table-cell>
          <table:table-cell office:value-type="float" office:value="6.3419211368044559" table:style-name="ce151">
            <text:p>6.34</text:p>
          </table:table-cell>
          <table:table-cell office:value-type="float" office:value="88" table:style-name="ce157">
            <text:p>88</text:p>
          </table:table-cell>
          <table:table-cell office:value-type="float" office:value="87" table:style-name="ce157">
            <text:p>87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3647841527067466" table:style-name="ce151">
            <text:p>2.36</text:p>
          </table:table-cell>
          <table:table-cell office:value-type="float" office:value="1462" table:style-name="ce158">
            <text:p>1,462</text:p>
          </table:table-cell>
          <table:table-cell office:value-type="float" office:value="1703" table:style-name="ce158">
            <text:p>1,703</text:p>
          </table:table-cell>
          <table:table-cell office:value-type="float" office:value="4467" table:style-name="ce158">
            <text:p>4,467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818" table:style-name="ce157">
            <text:p>101,818</text:p>
          </table:table-cell>
          <table:table-cell office:value-type="float" office:value="264954" table:style-name="ce157">
            <text:p>264,954</text:p>
          </table:table-cell>
          <table:table-cell office:value-type="float" office:value="127979" table:style-name="ce157">
            <text:p>127,979</text:p>
          </table:table-cell>
          <table:table-cell office:value-type="float" office:value="136975" table:style-name="ce157">
            <text:p>136,975</text:p>
          </table:table-cell>
          <table:table-cell office:value-type="float" office:value="140" table:style-name="ce157">
            <text:p>140</text:p>
          </table:table-cell>
          <table:table-cell office:value-type="float" office:value="68" table:style-name="ce158">
            <text:p>68</text:p>
          </table:table-cell>
          <table:table-cell office:value-type="float" office:value="72" table:style-name="ce158">
            <text:p>72</text:p>
          </table:table-cell>
          <table:table-cell office:value-type="float" office:value="6.425708871376421" table:style-name="ce151">
            <text:p>6.43</text:p>
          </table:table-cell>
          <table:table-cell office:value-type="float" office:value="186" table:style-name="ce157">
            <text:p>186</text:p>
          </table:table-cell>
          <table:table-cell office:value-type="float" office:value="108" table:style-name="ce158">
            <text:p>108</text:p>
          </table:table-cell>
          <table:table-cell office:value-type="float" office:value="78" table:style-name="ce158">
            <text:p>78</text:p>
          </table:table-cell>
          <table:table-cell office:value-type="float" office:value="8.5370132148286757" table:style-name="ce151">
            <text:p>8.54</text:p>
          </table:table-cell>
          <table:table-cell office:value-type="float" office:value="-46" table:style-name="ce157">
            <text:p>–46</text:p>
          </table:table-cell>
          <table:table-cell office:value-type="float" office:value="-2.1113043434522534" table:style-name="ce153">
            <text:p>–2.11</text:p>
          </table:table-cell>
          <table:table-cell office:value-type="float" office:value="117" table:style-name="ce157">
            <text:p>117</text:p>
          </table:table-cell>
          <table:table-cell office:value-type="float" office:value="115" table:style-name="ce157">
            <text:p>115</text:p>
          </table:table-cell>
          <table:table-cell office:value-type="float" office:value="2" table:style-name="ce157">
            <text:p>2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5.370056699650295" table:style-name="ce151">
            <text:p>5.37</text:p>
          </table:table-cell>
          <table:table-cell office:value-type="float" office:value="38" table:style-name="ce157">
            <text:p>38</text:p>
          </table:table-cell>
          <table:table-cell office:value-type="float" office:value="38" table:style-name="ce157">
            <text:p>38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7441209793736003" table:style-name="ce151">
            <text:p>1.74</text:p>
          </table:table-cell>
          <table:table-cell office:value-type="float" office:value="1004" table:style-name="ce158">
            <text:p>1,004</text:p>
          </table:table-cell>
          <table:table-cell office:value-type="float" office:value="1212" table:style-name="ce158">
            <text:p>1,212</text:p>
          </table:table-cell>
          <table:table-cell office:value-type="float" office:value="1190" table:style-name="ce158">
            <text:p>1,190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6084" table:style-name="ce152">
            <text:p>46,084</text:p>
          </table:table-cell>
          <table:table-cell office:value-type="float" office:value="154904" table:style-name="ce152">
            <text:p>154,904</text:p>
          </table:table-cell>
          <table:table-cell office:value-type="float" office:value="78291" table:style-name="ce152">
            <text:p>78,291</text:p>
          </table:table-cell>
          <table:table-cell office:value-type="float" office:value="76613" table:style-name="ce152">
            <text:p>76,613</text:p>
          </table:table-cell>
          <table:table-cell office:value-type="float" office:value="99" table:style-name="ce152">
            <text:p>99</text:p>
          </table:table-cell>
          <table:table-cell office:value-type="float" office:value="52" table:style-name="ce152">
            <text:p>52</text:p>
          </table:table-cell>
          <table:table-cell office:value-type="float" office:value="47" table:style-name="ce152">
            <text:p>47</text:p>
          </table:table-cell>
          <table:table-cell office:value-type="float" office:value="7.7810077519379846" table:style-name="ce151">
            <text:p>7.78</text:p>
          </table:table-cell>
          <table:table-cell office:value-type="float" office:value="65" table:style-name="ce152">
            <text:p>65</text:p>
          </table:table-cell>
          <table:table-cell office:value-type="float" office:value="36" table:style-name="ce152">
            <text:p>36</text:p>
          </table:table-cell>
          <table:table-cell office:value-type="float" office:value="29" table:style-name="ce152">
            <text:p>29</text:p>
          </table:table-cell>
          <table:table-cell office:value-type="float" office:value="5.1087424633936269" table:style-name="ce151">
            <text:p>5.11</text:p>
          </table:table-cell>
          <table:table-cell office:value-type="float" office:value="34" table:style-name="ce152">
            <text:p>34</text:p>
          </table:table-cell>
          <table:table-cell office:value-type="float" office:value="2.6722652885443581" table:style-name="ce153">
            <text:p>2.67</text:p>
          </table:table-cell>
          <table:table-cell office:value-type="float" office:value="55" table:style-name="ce152">
            <text:p>55</text:p>
          </table:table-cell>
          <table:table-cell office:value-type="float" office:value="54" table:style-name="ce152">
            <text:p>54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2">
            <text:p>1</text:p>
          </table:table-cell>
          <table:table-cell office:value-type="float" office:value="4.3227820844099911" table:style-name="ce151">
            <text:p>4.32</text:p>
          </table:table-cell>
          <table:table-cell office:value-type="float" office:value="18" table:style-name="ce152">
            <text:p>18</text:p>
          </table:table-cell>
          <table:table-cell office:value-type="float" office:value="18" table:style-name="ce152">
            <text:p>1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.4147286821705427" table:style-name="ce151">
            <text:p>1.41</text:p>
          </table:table-cell>
          <table:table-cell office:value-type="float" office:value="856" table:style-name="ce152">
            <text:p>856</text:p>
          </table:table-cell>
          <table:table-cell office:value-type="float" office:value="682" table:style-name="ce152">
            <text:p>682</text:p>
          </table:table-cell>
          <table:table-cell office:value-type="float" office:value="1473" table:style-name="ce152">
            <text:p>1,473</text:p>
          </table:table-cell>
          <table:table-cell table:style-name="ce154"/>
          <table:table-cell table:number-columns-repeated="16353" table:style-name="ce93"/>
        </table:table-row>
        <table:table-row table:style-name="ro17">
          <table:table-cell office:value-type="string" table:style-name="ce15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572" table:style-name="ce158">
            <text:p>42,572</text:p>
          </table:table-cell>
          <table:table-cell office:value-type="float" office:value="141327" table:style-name="ce157">
            <text:p>141,327</text:p>
          </table:table-cell>
          <table:table-cell office:value-type="float" office:value="70425" table:style-name="ce157">
            <text:p>70,425</text:p>
          </table:table-cell>
          <table:table-cell office:value-type="float" office:value="70902" table:style-name="ce157">
            <text:p>70,902</text:p>
          </table:table-cell>
          <table:table-cell office:value-type="float" office:value="87" table:style-name="ce157">
            <text:p>87</text:p>
          </table:table-cell>
          <table:table-cell office:value-type="float" office:value="50" table:style-name="ce158">
            <text:p>50</text:p>
          </table:table-cell>
          <table:table-cell office:value-type="float" office:value="37" table:style-name="ce158">
            <text:p>37</text:p>
          </table:table-cell>
          <table:table-cell office:value-type="float" office:value="7.4936196271242848" table:style-name="ce151">
            <text:p>7.49</text:p>
          </table:table-cell>
          <table:table-cell office:value-type="float" office:value="59" table:style-name="ce157">
            <text:p>59</text:p>
          </table:table-cell>
          <table:table-cell office:value-type="float" office:value="32" table:style-name="ce158">
            <text:p>32</text:p>
          </table:table-cell>
          <table:table-cell office:value-type="float" office:value="27" table:style-name="ce158">
            <text:p>27</text:p>
          </table:table-cell>
          <table:table-cell office:value-type="float" office:value="5.0818799770153182" table:style-name="ce151">
            <text:p>5.08</text:p>
          </table:table-cell>
          <table:table-cell office:value-type="float" office:value="28" table:style-name="ce157">
            <text:p>28</text:p>
          </table:table-cell>
          <table:table-cell office:value-type="float" office:value="2.4117396501089643" table:style-name="ce153">
            <text:p>2.41</text:p>
          </table:table-cell>
          <table:table-cell office:value-type="float" office:value="46" table:style-name="ce157">
            <text:p>46</text:p>
          </table:table-cell>
          <table:table-cell office:value-type="float" office:value="45" table:style-name="ce157">
            <text:p>45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3.9621437108932995" table:style-name="ce151">
            <text:p>3.96</text:p>
          </table:table-cell>
          <table:table-cell office:value-type="float" office:value="16" table:style-name="ce157">
            <text:p>16</text:p>
          </table:table-cell>
          <table:table-cell office:value-type="float" office:value="16" table:style-name="ce157">
            <text:p>1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3781369429194084" table:style-name="ce151">
            <text:p>1.38</text:p>
          </table:table-cell>
          <table:table-cell office:value-type="float" office:value="718" table:style-name="ce158">
            <text:p>718</text:p>
          </table:table-cell>
          <table:table-cell office:value-type="float" office:value="599" table:style-name="ce158">
            <text:p>599</text:p>
          </table:table-cell>
          <table:table-cell office:value-type="float" office:value="1203" table:style-name="ce158">
            <text:p>1,203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512" table:style-name="ce157">
            <text:p>3,512</text:p>
          </table:table-cell>
          <table:table-cell office:value-type="float" office:value="13577" table:style-name="ce157">
            <text:p>13,577</text:p>
          </table:table-cell>
          <table:table-cell office:value-type="float" office:value="7866" table:style-name="ce157">
            <text:p>7,866</text:p>
          </table:table-cell>
          <table:table-cell office:value-type="float" office:value="5711" table:style-name="ce157">
            <text:p>5,711</text:p>
          </table:table-cell>
          <table:table-cell office:value-type="float" office:value="12" table:style-name="ce157">
            <text:p>12</text:p>
          </table:table-cell>
          <table:table-cell office:value-type="float" office:value="2" table:style-name="ce158">
            <text:p>2</text:p>
          </table:table-cell>
          <table:table-cell office:value-type="float" office:value="10" table:style-name="ce158">
            <text:p>10</text:p>
          </table:table-cell>
          <table:table-cell office:value-type="float" office:value="10.777691654670949" table:style-name="ce151">
            <text:p>10.78</text:p>
          </table:table-cell>
          <table:table-cell office:value-type="float" office:value="6" table:style-name="ce157">
            <text:p>6</text:p>
          </table:table-cell>
          <table:table-cell office:value-type="float" office:value="4" table:style-name="ce158">
            <text:p>4</text:p>
          </table:table-cell>
          <table:table-cell office:value-type="float" office:value="2" table:style-name="ce158">
            <text:p>2</text:p>
          </table:table-cell>
          <table:table-cell office:value-type="float" office:value="5.3888458273354747" table:style-name="ce151">
            <text:p>5.39</text:p>
          </table:table-cell>
          <table:table-cell office:value-type="float" office:value="6" table:style-name="ce157">
            <text:p>6</text:p>
          </table:table-cell>
          <table:table-cell office:value-type="float" office:value="5.3888458273354747" table:style-name="ce153">
            <text:p>5.39</text:p>
          </table:table-cell>
          <table:table-cell office:value-type="float" office:value="9" table:style-name="ce157">
            <text:p>9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8.0832687410032111" table:style-name="ce151">
            <text:p>8.08</text:p>
          </table:table-cell>
          <table:table-cell office:value-type="float" office:value="2" table:style-name="ce157">
            <text:p>2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7962819424451577" table:style-name="ce151">
            <text:p>1.80</text:p>
          </table:table-cell>
          <table:table-cell office:value-type="float" office:value="138" table:style-name="ce158">
            <text:p>138</text:p>
          </table:table-cell>
          <table:table-cell office:value-type="float" office:value="83" table:style-name="ce158">
            <text:p>83</text:p>
          </table:table-cell>
          <table:table-cell office:value-type="float" office:value="270" table:style-name="ce158">
            <text:p>270</text:p>
          </table:table-cell>
          <table:table-cell table:style-name="ce154"/>
          <table:table-cell table:number-columns-repeated="16353" table:style-name="ce1"/>
        </table:table-row>
        <table:table-row table:style-name="ro19">
          <table:table-cell table:style-name="ce159"/>
          <table:table-cell table:number-columns-repeated="5" table:style-name="ce160"/>
          <table:table-cell table:number-columns-repeated="2" table:style-name="ce161"/>
          <table:table-cell table:style-name="ce162"/>
          <table:table-cell table:style-name="ce160"/>
          <table:table-cell table:number-columns-repeated="2" table:style-name="ce161"/>
          <table:table-cell table:style-name="ce163"/>
          <table:table-cell table:style-name="ce160"/>
          <table:table-cell table:style-name="ce164"/>
          <table:table-cell table:number-columns-repeated="3" table:style-name="ce160"/>
          <table:table-cell table:number-columns-repeated="2" table:style-name="ce161"/>
          <table:table-cell table:style-name="ce162"/>
          <table:table-cell table:number-columns-repeated="3" table:style-name="ce160"/>
          <table:table-cell table:number-columns-repeated="2" table:style-name="ce161"/>
          <table:table-cell table:style-name="ce162"/>
          <table:table-cell table:number-columns-repeated="3" table:style-name="ce161"/>
          <table:table-cell table:style-name="ce154"/>
          <table:table-cell table:number-columns-repeated="16353" table:style-name="ce1"/>
        </table:table-row>
        <table:table-row table:style-name="ro20">
          <table:table-cell table:style-name="ce94"/>
          <table:table-cell office:value-type="string" table:style-name="ce165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6"/>
          <table:table-cell table:number-columns-repeated="3" table:style-name="ce94"/>
          <table:table-cell table:style-name="ce167"/>
          <table:table-cell table:style-name="ce168"/>
          <table:table-cell table:style-name="ce94"/>
          <table:table-cell table:style-name="ce95"/>
          <table:table-cell table:number-columns-repeated="13" table:style-name="ce94"/>
          <table:table-cell office:value-type="string" table:style-name="ce169">
            <text:p><text:s text:c="16"/>內政部戶政司 110年12月10日編製</text:p>
          </table:table-cell>
          <table:table-cell table:number-columns-repeated="16354" table:style-name="ce94"/>
        </table:table-row>
        <table:table-row table:style-name="ro21">
          <table:table-cell table:style-name="ce94"/>
          <table:table-cell office:value-type="string" table:style-name="ce165">
            <text:p><text:s text:c="14"/>2.本表相同性別2人之結婚及終止結婚資料係自108年5月24日起統計。</text:p>
          </table:table-cell>
          <table:table-cell table:number-columns-repeated="13" table:style-name="ce94"/>
          <table:table-cell table:style-name="ce95"/>
          <table:table-cell table:number-columns-repeated="11" table:style-name="ce94"/>
          <table:table-cell table:number-columns-repeated="2" table:style-name="ce170"/>
          <table:table-cell table:number-columns-repeated="16355" table:style-name="ce94"/>
        </table:table-row>
        <table:table-row table:style-name="ro22">
          <table:table-cell table:style-name="ce171"/>
          <table:table-cell table:number-columns-repeated="14" table:style-name="ce94"/>
          <table:table-cell table:style-name="ce95"/>
          <table:table-cell table:number-columns-repeated="16368" table:style-name="ce94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column table:style-name="co25" table:default-cell-style-name="ce173"/>
        <table:table-column table:style-name="co26" table:number-columns-repeated="3" table:default-cell-style-name="ce173"/>
        <table:table-column table:style-name="co27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6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1" table:number-columns-repeated="3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28" table:default-cell-style-name="ce173"/>
        <table:table-column table:style-name="co11" table:number-columns-repeated="2" table:default-cell-style-name="ce173"/>
        <table:table-column table:style-name="co2" table:default-cell-style-name="ce173"/>
        <table:table-column table:style-name="co18" table:default-cell-style-name="ce173"/>
        <table:table-column table:style-name="co29" table:number-columns-repeated="230" table:default-cell-style-name="ce173"/>
        <table:table-row table:style-name="ro24">
          <table:table-cell office:value-type="string" table:number-columns-spanned="25" table:number-rows-spanned="1" table:style-name="ce172">
            <text:p>各 縣 市 人 口 年 齡 結 構 統 計 表</text:p>
          </table:table-cell>
          <table:covered-table-cell table:number-columns-repeated="24"/>
          <table:table-cell table:number-columns-repeated="16359" table:style-name="ce173"/>
        </table:table-row>
        <table:table-row table:style-name="ro25">
          <table:table-cell table:style-name="ce174"/>
          <table:table-cell table:number-columns-repeated="8" table:style-name="ce175"/>
          <table:table-cell table:style-name="ce173"/>
          <table:table-cell office:value-type="string" table:style-name="ce176">
            <text:p>中 華 民 國 110 年 11 月 底</text:p>
          </table:table-cell>
          <table:table-cell table:style-name="ce177"/>
          <table:table-cell table:number-columns-repeated="9" table:style-name="ce175"/>
          <table:table-cell table:number-columns-repeated="3" table:style-name="ce173"/>
          <table:table-cell office:value-type="string" table:style-name="ce178">
            <text:p>單位：人；％</text:p>
          </table:table-cell>
          <table:table-cell table:number-columns-repeated="16359" table:style-name="ce173"/>
        </table:table-row>
        <table:table-row table:style-name="ro7">
          <table:table-cell office:value-type="string" table:number-columns-spanned="1" table:number-rows-spanned="3" table:style-name="ce231">
            <text:p>區域別</text:p>
          </table:table-cell>
          <table:table-cell office:value-type="string" table:number-columns-spanned="4" table:number-rows-spanned="2" table:style-name="ce23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4">
            <text:p>20歲以上</text:p>
          </table:table-cell>
          <table:covered-table-cell table:number-columns-repeated="3"/>
          <table:table-cell table:number-columns-repeated="16359" table:style-name="ce186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6"/>
        </table:table-row>
        <table:table-row table:style-name="ro9">
          <table:covered-table-cell/>
          <table:table-cell office:value-type="string" table:style-name="ce196">
            <text:p>計</text:p>
          </table:table-cell>
          <table:table-cell office:value-type="string" table:style-name="ce196">
            <text:p>男</text:p>
          </table:table-cell>
          <table:table-cell office:value-type="string" table:style-name="ce196">
            <text:p>女</text:p>
          </table:table-cell>
          <table:table-cell office:value-type="string" table:style-name="ce196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table:number-columns-repeated="16359" table:style-name="ce186"/>
        </table:table-row>
        <table:table-row table:style-name="ro27">
          <table:table-cell office:value-type="string" table:style-name="ce198">
            <text:p><text:span text:style-name="T9">總</text:span><text:s text:c="6"/><text:span text:style-name="T9">計</text:span></text:p>
          </table:table-cell>
          <table:table-cell office:value-type="float" office:value="23394787" table:style-name="ce199">
            <text:p>23,394,787</text:p>
          </table:table-cell>
          <table:table-cell office:value-type="float" office:value="11588574" table:style-name="ce199">
            <text:p>11,588,574</text:p>
          </table:table-cell>
          <table:table-cell office:value-type="float" office:value="11806213" table:style-name="ce199">
            <text:p>11,806,213</text:p>
          </table:table-cell>
          <table:table-cell office:value-type="float" office:value="100" table:style-name="ce200">
            <text:p>100.00</text:p>
          </table:table-cell>
          <table:table-cell office:value-type="float" office:value="2894262" table:style-name="ce199">
            <text:p>2,894,262</text:p>
          </table:table-cell>
          <table:table-cell office:value-type="float" office:value="1502499" table:style-name="ce199">
            <text:p>1,502,499</text:p>
          </table:table-cell>
          <table:table-cell office:value-type="float" office:value="1391763" table:style-name="ce199">
            <text:p>1,391,763</text:p>
          </table:table-cell>
          <table:table-cell office:value-type="float" office:value="12.371397097994523" table:style-name="ce200">
            <text:p>12.37</text:p>
          </table:table-cell>
          <table:table-cell office:value-type="float" office:value="16570522" table:style-name="ce199">
            <text:p>16,570,522</text:p>
          </table:table-cell>
          <table:table-cell office:value-type="float" office:value="8297224" table:style-name="ce199">
            <text:p>8,297,224</text:p>
          </table:table-cell>
          <table:table-cell office:value-type="float" office:value="8273298" table:style-name="ce199">
            <text:p>8,273,298</text:p>
          </table:table-cell>
          <table:table-cell office:value-type="float" office:value="70.829975925833395" table:style-name="ce200">
            <text:p>70.83</text:p>
          </table:table-cell>
          <table:table-cell office:value-type="float" office:value="3930003" table:style-name="ce199">
            <text:p>3,930,003</text:p>
          </table:table-cell>
          <table:table-cell office:value-type="float" office:value="1788851" table:style-name="ce199">
            <text:p>1,788,851</text:p>
          </table:table-cell>
          <table:table-cell office:value-type="float" office:value="2141152" table:style-name="ce199">
            <text:p>2,141,152</text:p>
          </table:table-cell>
          <table:table-cell office:value-type="float" office:value="16.798626976172084" table:style-name="ce200">
            <text:p>16.80</text:p>
          </table:table-cell>
          <table:table-cell office:value-type="float" office:value="10189423" table:style-name="ce199">
            <text:p>10,189,423</text:p>
          </table:table-cell>
          <table:table-cell office:value-type="float" office:value="5145782" table:style-name="ce199">
            <text:p>5,145,782</text:p>
          </table:table-cell>
          <table:table-cell office:value-type="float" office:value="5043641" table:style-name="ce199">
            <text:p>5,043,641</text:p>
          </table:table-cell>
          <table:table-cell office:value-type="float" office:value="43.554245653102122" table:style-name="ce200">
            <text:p>43.55</text:p>
          </table:table-cell>
          <table:table-cell office:value-type="float" office:value="19399111" table:style-name="ce199">
            <text:p>19,399,111</text:p>
          </table:table-cell>
          <table:table-cell office:value-type="float" office:value="9510027" table:style-name="ce199">
            <text:p>9,510,027</text:p>
          </table:table-cell>
          <table:table-cell office:value-type="float" office:value="9889084" table:style-name="ce199">
            <text:p>9,889,084</text:p>
          </table:table-cell>
          <table:table-cell office:value-type="float" office:value="82.920656640301956" table:style-name="ce200">
            <text:p>82.92</text:p>
          </table:table-cell>
          <table:table-cell table:style-name="ce201"/>
          <table:table-cell table:number-columns-repeated="16358" table:style-name="ce202"/>
        </table:table-row>
        <table:table-row table:style-name="ro17">
          <table:table-cell office:value-type="string" table:style-name="ce203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11586" table:style-name="ce199">
            <text:p>4,011,586</text:p>
          </table:table-cell>
          <table:table-cell office:value-type="float" office:value="1958931" table:style-name="ce199">
            <text:p>1,958,931</text:p>
          </table:table-cell>
          <table:table-cell office:value-type="float" office:value="2052655" table:style-name="ce199">
            <text:p>2,052,655</text:p>
          </table:table-cell>
          <table:table-cell office:value-type="float" office:value="100" table:style-name="ce200">
            <text:p>100.00</text:p>
          </table:table-cell>
          <table:table-cell office:value-type="float" office:value="473091" table:style-name="ce199">
            <text:p>473,091</text:p>
          </table:table-cell>
          <table:table-cell office:value-type="float" office:value="245131" table:style-name="ce199">
            <text:p>245,131</text:p>
          </table:table-cell>
          <table:table-cell office:value-type="float" office:value="227960" table:style-name="ce199">
            <text:p>227,960</text:p>
          </table:table-cell>
          <table:table-cell office:value-type="float" office:value="11.793116238814275" table:style-name="ce200">
            <text:p>11.79</text:p>
          </table:table-cell>
          <table:table-cell office:value-type="float" office:value="2890145" table:style-name="ce199">
            <text:p>2,890,145</text:p>
          </table:table-cell>
          <table:table-cell office:value-type="float" office:value="1422377" table:style-name="ce199">
            <text:p>1,422,377</text:p>
          </table:table-cell>
          <table:table-cell office:value-type="float" office:value="1467768" table:style-name="ce199">
            <text:p>1,467,768</text:p>
          </table:table-cell>
          <table:table-cell office:value-type="float" office:value="72.044946811560322" table:style-name="ce200">
            <text:p>72.04</text:p>
          </table:table-cell>
          <table:table-cell office:value-type="float" office:value="648350" table:style-name="ce199">
            <text:p>648,350</text:p>
          </table:table-cell>
          <table:table-cell office:value-type="float" office:value="291423" table:style-name="ce199">
            <text:p>291,423</text:p>
          </table:table-cell>
          <table:table-cell office:value-type="float" office:value="356927" table:style-name="ce199">
            <text:p>356,927</text:p>
          </table:table-cell>
          <table:table-cell office:value-type="float" office:value="16.16193694962541" table:style-name="ce200">
            <text:p>16.16</text:p>
          </table:table-cell>
          <table:table-cell office:value-type="float" office:value="1775135" table:style-name="ce199">
            <text:p>1,775,135</text:p>
          </table:table-cell>
          <table:table-cell office:value-type="float" office:value="891913" table:style-name="ce199">
            <text:p>891,913</text:p>
          </table:table-cell>
          <table:table-cell office:value-type="float" office:value="883222" table:style-name="ce199">
            <text:p>883,222</text:p>
          </table:table-cell>
          <table:table-cell office:value-type="float" office:value="44.250204283293442" table:style-name="ce200">
            <text:p>44.25</text:p>
          </table:table-cell>
          <table:table-cell office:value-type="float" office:value="3358206" table:style-name="ce199">
            <text:p>3,358,206</text:p>
          </table:table-cell>
          <table:table-cell office:value-type="float" office:value="1619468" table:style-name="ce199">
            <text:p>1,619,468</text:p>
          </table:table-cell>
          <table:table-cell office:value-type="float" office:value="1738738" table:style-name="ce199">
            <text:p>1,738,738</text:p>
          </table:table-cell>
          <table:table-cell office:value-type="float" office:value="83.712676233290267" table:style-name="ce200">
            <text:p>83.71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3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31659" table:style-name="ce199">
            <text:p>2,531,659</text:p>
          </table:table-cell>
          <table:table-cell office:value-type="float" office:value="1205310" table:style-name="ce199">
            <text:p>1,205,310</text:p>
          </table:table-cell>
          <table:table-cell office:value-type="float" office:value="1326349" table:style-name="ce199">
            <text:p>1,326,349</text:p>
          </table:table-cell>
          <table:table-cell office:value-type="float" office:value="100" table:style-name="ce200">
            <text:p>100.00</text:p>
          </table:table-cell>
          <table:table-cell office:value-type="float" office:value="327544" table:style-name="ce199">
            <text:p>327,544</text:p>
          </table:table-cell>
          <table:table-cell office:value-type="float" office:value="169572" table:style-name="ce199">
            <text:p>169,572</text:p>
          </table:table-cell>
          <table:table-cell office:value-type="float" office:value="157972" table:style-name="ce199">
            <text:p>157,972</text:p>
          </table:table-cell>
          <table:table-cell office:value-type="float" office:value="12.937919364337771" table:style-name="ce200">
            <text:p>12.94</text:p>
          </table:table-cell>
          <table:table-cell office:value-type="float" office:value="1699758" table:style-name="ce199">
            <text:p>1,699,758</text:p>
          </table:table-cell>
          <table:table-cell office:value-type="float" office:value="812132" table:style-name="ce199">
            <text:p>812,132</text:p>
          </table:table-cell>
          <table:table-cell office:value-type="float" office:value="887626" table:style-name="ce199">
            <text:p>887,626</text:p>
          </table:table-cell>
          <table:table-cell office:value-type="float" office:value="67.140084821850024" table:style-name="ce200">
            <text:p>67.14</text:p>
          </table:table-cell>
          <table:table-cell office:value-type="float" office:value="504357" table:style-name="ce199">
            <text:p>504,357</text:p>
          </table:table-cell>
          <table:table-cell office:value-type="float" office:value="223606" table:style-name="ce199">
            <text:p>223,606</text:p>
          </table:table-cell>
          <table:table-cell office:value-type="float" office:value="280751" table:style-name="ce199">
            <text:p>280,751</text:p>
          </table:table-cell>
          <table:table-cell office:value-type="float" office:value="19.921995813812206" table:style-name="ce200">
            <text:p>19.92</text:p>
          </table:table-cell>
          <table:table-cell office:value-type="float" office:value="1029332" table:style-name="ce199">
            <text:p>1,029,332</text:p>
          </table:table-cell>
          <table:table-cell office:value-type="float" office:value="496778" table:style-name="ce199">
            <text:p>496,778</text:p>
          </table:table-cell>
          <table:table-cell office:value-type="float" office:value="532554" table:style-name="ce199">
            <text:p>532,554</text:p>
          </table:table-cell>
          <table:table-cell office:value-type="float" office:value="40.658398307196983" table:style-name="ce200">
            <text:p>40.66</text:p>
          </table:table-cell>
          <table:table-cell office:value-type="float" office:value="2101109" table:style-name="ce199">
            <text:p>2,101,109</text:p>
          </table:table-cell>
          <table:table-cell office:value-type="float" office:value="981883" table:style-name="ce199">
            <text:p>981,883</text:p>
          </table:table-cell>
          <table:table-cell office:value-type="float" office:value="1119226" table:style-name="ce199">
            <text:p>1,119,226</text:p>
          </table:table-cell>
          <table:table-cell office:value-type="float" office:value="82.993365220197504" table:style-name="ce200">
            <text:p>82.99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3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452" table:style-name="ce199">
            <text:p>2,272,452</text:p>
          </table:table-cell>
          <table:table-cell office:value-type="float" office:value="1125250" table:style-name="ce199">
            <text:p>1,125,250</text:p>
          </table:table-cell>
          <table:table-cell office:value-type="float" office:value="1147202" table:style-name="ce199">
            <text:p>1,147,202</text:p>
          </table:table-cell>
          <table:table-cell office:value-type="float" office:value="100" table:style-name="ce200">
            <text:p>100.00</text:p>
          </table:table-cell>
          <table:table-cell office:value-type="float" office:value="326176" table:style-name="ce199">
            <text:p>326,176</text:p>
          </table:table-cell>
          <table:table-cell office:value-type="float" office:value="169491" table:style-name="ce199">
            <text:p>169,491</text:p>
          </table:table-cell>
          <table:table-cell office:value-type="float" office:value="156685" table:style-name="ce199">
            <text:p>156,685</text:p>
          </table:table-cell>
          <table:table-cell office:value-type="float" office:value="14.35348249379965" table:style-name="ce200">
            <text:p>14.35</text:p>
          </table:table-cell>
          <table:table-cell office:value-type="float" office:value="1638379" table:style-name="ce199">
            <text:p>1,638,379</text:p>
          </table:table-cell>
          <table:table-cell office:value-type="float" office:value="815435" table:style-name="ce199">
            <text:p>815,435</text:p>
          </table:table-cell>
          <table:table-cell office:value-type="float" office:value="822944" table:style-name="ce199">
            <text:p>822,944</text:p>
          </table:table-cell>
          <table:table-cell office:value-type="float" office:value="72.097408438110023" table:style-name="ce200">
            <text:p>72.10</text:p>
          </table:table-cell>
          <table:table-cell office:value-type="float" office:value="307897" table:style-name="ce199">
            <text:p>307,897</text:p>
          </table:table-cell>
          <table:table-cell office:value-type="float" office:value="140324" table:style-name="ce199">
            <text:p>140,324</text:p>
          </table:table-cell>
          <table:table-cell office:value-type="float" office:value="167573" table:style-name="ce199">
            <text:p>167,573</text:p>
          </table:table-cell>
          <table:table-cell office:value-type="float" office:value="13.549109068090326" table:style-name="ce200">
            <text:p>13.55</text:p>
          </table:table-cell>
          <table:table-cell office:value-type="float" office:value="1043845" table:style-name="ce199">
            <text:p>1,043,845</text:p>
          </table:table-cell>
          <table:table-cell office:value-type="float" office:value="523294" table:style-name="ce199">
            <text:p>523,294</text:p>
          </table:table-cell>
          <table:table-cell office:value-type="float" office:value="520551" table:style-name="ce199">
            <text:p>520,551</text:p>
          </table:table-cell>
          <table:table-cell office:value-type="float" office:value="45.93474361614679" table:style-name="ce200">
            <text:p>45.93</text:p>
          </table:table-cell>
          <table:table-cell office:value-type="float" office:value="1829117" table:style-name="ce199">
            <text:p>1,829,117</text:p>
          </table:table-cell>
          <table:table-cell office:value-type="float" office:value="894270" table:style-name="ce199">
            <text:p>894,270</text:p>
          </table:table-cell>
          <table:table-cell office:value-type="float" office:value="934847" table:style-name="ce199">
            <text:p>934,847</text:p>
          </table:table-cell>
          <table:table-cell office:value-type="float" office:value="80.490897057451591" table:style-name="ce200">
            <text:p>80.49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3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4422" table:style-name="ce199">
            <text:p>2,814,422</text:p>
          </table:table-cell>
          <table:table-cell office:value-type="float" office:value="1381575" table:style-name="ce199">
            <text:p>1,381,575</text:p>
          </table:table-cell>
          <table:table-cell office:value-type="float" office:value="1432847" table:style-name="ce199">
            <text:p>1,432,847</text:p>
          </table:table-cell>
          <table:table-cell office:value-type="float" office:value="100" table:style-name="ce200">
            <text:p>100.00</text:p>
          </table:table-cell>
          <table:table-cell office:value-type="float" office:value="387123" table:style-name="ce199">
            <text:p>387,123</text:p>
          </table:table-cell>
          <table:table-cell office:value-type="float" office:value="200966" table:style-name="ce199">
            <text:p>200,966</text:p>
          </table:table-cell>
          <table:table-cell office:value-type="float" office:value="186157" table:style-name="ce199">
            <text:p>186,157</text:p>
          </table:table-cell>
          <table:table-cell office:value-type="float" office:value="13.754973490116265" table:style-name="ce200">
            <text:p>13.75</text:p>
          </table:table-cell>
          <table:table-cell office:value-type="float" office:value="2023974" table:style-name="ce199">
            <text:p>2,023,974</text:p>
          </table:table-cell>
          <table:table-cell office:value-type="float" office:value="997236" table:style-name="ce199">
            <text:p>997,236</text:p>
          </table:table-cell>
          <table:table-cell office:value-type="float" office:value="1026738" table:style-name="ce199">
            <text:p>1,026,738</text:p>
          </table:table-cell>
          <table:table-cell office:value-type="float" office:value="71.914375314007643" table:style-name="ce200">
            <text:p>71.91</text:p>
          </table:table-cell>
          <table:table-cell office:value-type="float" office:value="403325" table:style-name="ce199">
            <text:p>403,325</text:p>
          </table:table-cell>
          <table:table-cell office:value-type="float" office:value="183373" table:style-name="ce199">
            <text:p>183,373</text:p>
          </table:table-cell>
          <table:table-cell office:value-type="float" office:value="219952" table:style-name="ce199">
            <text:p>219,952</text:p>
          </table:table-cell>
          <table:table-cell office:value-type="float" office:value="14.330651195876099" table:style-name="ce200">
            <text:p>14.33</text:p>
          </table:table-cell>
          <table:table-cell office:value-type="float" office:value="1274108" table:style-name="ce199">
            <text:p>1,274,108</text:p>
          </table:table-cell>
          <table:table-cell office:value-type="float" office:value="635522" table:style-name="ce199">
            <text:p>635,522</text:p>
          </table:table-cell>
          <table:table-cell office:value-type="float" office:value="638586" table:style-name="ce199">
            <text:p>638,586</text:p>
          </table:table-cell>
          <table:table-cell office:value-type="float" office:value="45.270680800533825" table:style-name="ce200">
            <text:p>45.27</text:p>
          </table:table-cell>
          <table:table-cell office:value-type="float" office:value="2285823" table:style-name="ce199">
            <text:p>2,285,823</text:p>
          </table:table-cell>
          <table:table-cell office:value-type="float" office:value="1107102" table:style-name="ce199">
            <text:p>1,107,102</text:p>
          </table:table-cell>
          <table:table-cell office:value-type="float" office:value="1178721" table:style-name="ce199">
            <text:p>1,178,721</text:p>
          </table:table-cell>
          <table:table-cell office:value-type="float" office:value="81.218203950935575" table:style-name="ce200">
            <text:p>81.22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3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3435" table:style-name="ce199">
            <text:p>1,863,435</text:p>
          </table:table-cell>
          <table:table-cell office:value-type="float" office:value="927924" table:style-name="ce199">
            <text:p>927,924</text:p>
          </table:table-cell>
          <table:table-cell office:value-type="float" office:value="935511" table:style-name="ce199">
            <text:p>935,511</text:p>
          </table:table-cell>
          <table:table-cell office:value-type="float" office:value="100" table:style-name="ce200">
            <text:p>100.00</text:p>
          </table:table-cell>
          <table:table-cell office:value-type="float" office:value="218665" table:style-name="ce199">
            <text:p>218,665</text:p>
          </table:table-cell>
          <table:table-cell office:value-type="float" office:value="113468" table:style-name="ce199">
            <text:p>113,468</text:p>
          </table:table-cell>
          <table:table-cell office:value-type="float" office:value="105197" table:style-name="ce199">
            <text:p>105,197</text:p>
          </table:table-cell>
          <table:table-cell office:value-type="float" office:value="11.734511802128864" table:style-name="ce200">
            <text:p>11.73</text:p>
          </table:table-cell>
          <table:table-cell office:value-type="float" office:value="1323343" table:style-name="ce199">
            <text:p>1,323,343</text:p>
          </table:table-cell>
          <table:table-cell office:value-type="float" office:value="666762" table:style-name="ce199">
            <text:p>666,762</text:p>
          </table:table-cell>
          <table:table-cell office:value-type="float" office:value="656581" table:style-name="ce199">
            <text:p>656,581</text:p>
          </table:table-cell>
          <table:table-cell office:value-type="float" office:value="71.016322007475438" table:style-name="ce200">
            <text:p>71.02</text:p>
          </table:table-cell>
          <table:table-cell office:value-type="float" office:value="321427" table:style-name="ce199">
            <text:p>321,427</text:p>
          </table:table-cell>
          <table:table-cell office:value-type="float" office:value="147694" table:style-name="ce199">
            <text:p>147,694</text:p>
          </table:table-cell>
          <table:table-cell office:value-type="float" office:value="173733" table:style-name="ce199">
            <text:p>173,733</text:p>
          </table:table-cell>
          <table:table-cell office:value-type="float" office:value="17.249166190395691" table:style-name="ce200">
            <text:p>17.25</text:p>
          </table:table-cell>
          <table:table-cell office:value-type="float" office:value="807018" table:style-name="ce199">
            <text:p>807,018</text:p>
          </table:table-cell>
          <table:table-cell office:value-type="float" office:value="410021" table:style-name="ce199">
            <text:p>410,021</text:p>
          </table:table-cell>
          <table:table-cell office:value-type="float" office:value="396997" table:style-name="ce199">
            <text:p>396,997</text:p>
          </table:table-cell>
          <table:table-cell office:value-type="float" office:value="43.308084263738742" table:style-name="ce200">
            <text:p>43.31</text:p>
          </table:table-cell>
          <table:table-cell office:value-type="float" office:value="1562006" table:style-name="ce199">
            <text:p>1,562,006</text:p>
          </table:table-cell>
          <table:table-cell office:value-type="float" office:value="771254" table:style-name="ce199">
            <text:p>771,254</text:p>
          </table:table-cell>
          <table:table-cell office:value-type="float" office:value="790752" table:style-name="ce199">
            <text:p>790,752</text:p>
          </table:table-cell>
          <table:table-cell office:value-type="float" office:value="83.824013179960673" table:style-name="ce200">
            <text:p>83.82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3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46939" table:style-name="ce199">
            <text:p>2,746,939</text:p>
          </table:table-cell>
          <table:table-cell office:value-type="float" office:value="1353894" table:style-name="ce199">
            <text:p>1,353,894</text:p>
          </table:table-cell>
          <table:table-cell office:value-type="float" office:value="1393045" table:style-name="ce199">
            <text:p>1,393,045</text:p>
          </table:table-cell>
          <table:table-cell office:value-type="float" office:value="100" table:style-name="ce200">
            <text:p>100.00</text:p>
          </table:table-cell>
          <table:table-cell office:value-type="float" office:value="316550" table:style-name="ce199">
            <text:p>316,550</text:p>
          </table:table-cell>
          <table:table-cell office:value-type="float" office:value="164249" table:style-name="ce199">
            <text:p>164,249</text:p>
          </table:table-cell>
          <table:table-cell office:value-type="float" office:value="152301" table:style-name="ce199">
            <text:p>152,301</text:p>
          </table:table-cell>
          <table:table-cell office:value-type="float" office:value="11.523736056752625" table:style-name="ce200">
            <text:p>11.52</text:p>
          </table:table-cell>
          <table:table-cell office:value-type="float" office:value="1950173" table:style-name="ce199">
            <text:p>1,950,173</text:p>
          </table:table-cell>
          <table:table-cell office:value-type="float" office:value="972726" table:style-name="ce199">
            <text:p>972,726</text:p>
          </table:table-cell>
          <table:table-cell office:value-type="float" office:value="977447" table:style-name="ce199">
            <text:p>977,447</text:p>
          </table:table-cell>
          <table:table-cell office:value-type="float" office:value="70.994405045033758" table:style-name="ce200">
            <text:p>70.99</text:p>
          </table:table-cell>
          <table:table-cell office:value-type="float" office:value="480216" table:style-name="ce199">
            <text:p>480,216</text:p>
          </table:table-cell>
          <table:table-cell office:value-type="float" office:value="216919" table:style-name="ce199">
            <text:p>216,919</text:p>
          </table:table-cell>
          <table:table-cell office:value-type="float" office:value="263297" table:style-name="ce199">
            <text:p>263,297</text:p>
          </table:table-cell>
          <table:table-cell office:value-type="float" office:value="17.481858898213613" table:style-name="ce200">
            <text:p>17.48</text:p>
          </table:table-cell>
          <table:table-cell office:value-type="float" office:value="1193601" table:style-name="ce199">
            <text:p>1,193,601</text:p>
          </table:table-cell>
          <table:table-cell office:value-type="float" office:value="601701" table:style-name="ce199">
            <text:p>601,701</text:p>
          </table:table-cell>
          <table:table-cell office:value-type="float" office:value="591900" table:style-name="ce199">
            <text:p>591,900</text:p>
          </table:table-cell>
          <table:table-cell office:value-type="float" office:value="43.452038796638732" table:style-name="ce200">
            <text:p>43.45</text:p>
          </table:table-cell>
          <table:table-cell office:value-type="float" office:value="2306199" table:style-name="ce199">
            <text:p>2,306,199</text:p>
          </table:table-cell>
          <table:table-cell office:value-type="float" office:value="1124957" table:style-name="ce199">
            <text:p>1,124,957</text:p>
          </table:table-cell>
          <table:table-cell office:value-type="float" office:value="1181242" table:style-name="ce199">
            <text:p>1,181,242</text:p>
          </table:table-cell>
          <table:table-cell office:value-type="float" office:value="83.955231623272311" table:style-name="ce200">
            <text:p>83.96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3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99390" table:style-name="ce199">
            <text:p>6,999,390</text:p>
          </table:table-cell>
          <table:table-cell office:value-type="float" office:value="3557399" table:style-name="ce199">
            <text:p>3,557,399</text:p>
          </table:table-cell>
          <table:table-cell office:value-type="float" office:value="3441991" table:style-name="ce199">
            <text:p>3,441,991</text:p>
          </table:table-cell>
          <table:table-cell office:value-type="float" office:value="100" table:style-name="ce200">
            <text:p>100.00</text:p>
          </table:table-cell>
          <table:table-cell office:value-type="float" office:value="831331" table:style-name="ce199">
            <text:p>831,331</text:p>
          </table:table-cell>
          <table:table-cell office:value-type="float" office:value="432410" table:style-name="ce199">
            <text:p>432,410</text:p>
          </table:table-cell>
          <table:table-cell office:value-type="float" office:value="398921" table:style-name="ce199">
            <text:p>398,921</text:p>
          </table:table-cell>
          <table:table-cell office:value-type="float" office:value="11.877192155316392" table:style-name="ce200">
            <text:p>11.88</text:p>
          </table:table-cell>
          <table:table-cell office:value-type="float" office:value="4927128" table:style-name="ce199">
            <text:p>4,927,128</text:p>
          </table:table-cell>
          <table:table-cell office:value-type="float" office:value="2550884" table:style-name="ce199">
            <text:p>2,550,884</text:p>
          </table:table-cell>
          <table:table-cell office:value-type="float" office:value="2376244" table:style-name="ce199">
            <text:p>2,376,244</text:p>
          </table:table-cell>
          <table:table-cell office:value-type="float" office:value="70.393677163295649" table:style-name="ce200">
            <text:p>70.39</text:p>
          </table:table-cell>
          <table:table-cell office:value-type="float" office:value="1240931" table:style-name="ce199">
            <text:p>1,240,931</text:p>
          </table:table-cell>
          <table:table-cell office:value-type="float" office:value="574105" table:style-name="ce199">
            <text:p>574,105</text:p>
          </table:table-cell>
          <table:table-cell office:value-type="float" office:value="666826" table:style-name="ce199">
            <text:p>666,826</text:p>
          </table:table-cell>
          <table:table-cell office:value-type="float" office:value="17.72913068138795" table:style-name="ce200">
            <text:p>17.73</text:p>
          </table:table-cell>
          <table:table-cell office:value-type="float" office:value="2996500" table:style-name="ce199">
            <text:p>2,996,500</text:p>
          </table:table-cell>
          <table:table-cell office:value-type="float" office:value="1551227" table:style-name="ce199">
            <text:p>1,551,227</text:p>
          </table:table-cell>
          <table:table-cell office:value-type="float" office:value="1445273" table:style-name="ce199">
            <text:p>1,445,273</text:p>
          </table:table-cell>
          <table:table-cell office:value-type="float" office:value="42.810873518978084" table:style-name="ce200">
            <text:p>42.81</text:p>
          </table:table-cell>
          <table:table-cell office:value-type="float" office:value="5821986" table:style-name="ce199">
            <text:p>5,821,986</text:p>
          </table:table-cell>
          <table:table-cell office:value-type="float" office:value="2943395" table:style-name="ce199">
            <text:p>2,943,395</text:p>
          </table:table-cell>
          <table:table-cell office:value-type="float" office:value="2878591" table:style-name="ce199">
            <text:p>2,878,591</text:p>
          </table:table-cell>
          <table:table-cell office:value-type="float" office:value="83.178476981565538" table:style-name="ce200">
            <text:p>83.18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4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0944" table:style-name="ce205">
            <text:p>450,944</text:p>
          </table:table-cell>
          <table:table-cell office:value-type="float" office:value="227119" table:style-name="ce205">
            <text:p>227,119</text:p>
          </table:table-cell>
          <table:table-cell office:value-type="float" office:value="223825" table:style-name="ce205">
            <text:p>223,825</text:p>
          </table:table-cell>
          <table:table-cell office:value-type="float" office:value="100" table:style-name="ce206">
            <text:p>100.00</text:p>
          </table:table-cell>
          <table:table-cell office:value-type="float" office:value="52099" table:style-name="ce205">
            <text:p>52,099</text:p>
          </table:table-cell>
          <table:table-cell office:value-type="float" office:value="26975" table:style-name="ce205">
            <text:p>26,975</text:p>
          </table:table-cell>
          <table:table-cell office:value-type="float" office:value="25124" table:style-name="ce205">
            <text:p>25,124</text:p>
          </table:table-cell>
          <table:table-cell office:value-type="float" office:value="11.553319259154129" table:style-name="ce206">
            <text:p>11.55</text:p>
          </table:table-cell>
          <table:table-cell office:value-type="float" office:value="317983" table:style-name="ce205">
            <text:p>317,983</text:p>
          </table:table-cell>
          <table:table-cell office:value-type="float" office:value="162773" table:style-name="ce205">
            <text:p>162,773</text:p>
          </table:table-cell>
          <table:table-cell office:value-type="float" office:value="155210" table:style-name="ce205">
            <text:p>155,210</text:p>
          </table:table-cell>
          <table:table-cell office:value-type="float" office:value="70.514964164064722" table:style-name="ce206">
            <text:p>70.51</text:p>
          </table:table-cell>
          <table:table-cell office:value-type="float" office:value="80862" table:style-name="ce205">
            <text:p>80,862</text:p>
          </table:table-cell>
          <table:table-cell office:value-type="float" office:value="37371" table:style-name="ce205">
            <text:p>37,371</text:p>
          </table:table-cell>
          <table:table-cell office:value-type="float" office:value="43491" table:style-name="ce205">
            <text:p>43,491</text:p>
          </table:table-cell>
          <table:table-cell office:value-type="float" office:value="17.931716576781152" table:style-name="ce206">
            <text:p>17.93</text:p>
          </table:table-cell>
          <table:table-cell office:value-type="float" office:value="191081" table:style-name="ce205">
            <text:p>191,081</text:p>
          </table:table-cell>
          <table:table-cell office:value-type="float" office:value="98359" table:style-name="ce205">
            <text:p>98,359</text:p>
          </table:table-cell>
          <table:table-cell office:value-type="float" office:value="92722" table:style-name="ce205">
            <text:p>92,722</text:p>
          </table:table-cell>
          <table:table-cell office:value-type="float" office:value="42.373554144195289" table:style-name="ce206">
            <text:p>42.37</text:p>
          </table:table-cell>
          <table:table-cell office:value-type="float" office:value="377319" table:style-name="ce205">
            <text:p>377,319</text:p>
          </table:table-cell>
          <table:table-cell office:value-type="float" office:value="188935" table:style-name="ce205">
            <text:p>188,935</text:p>
          </table:table-cell>
          <table:table-cell office:value-type="float" office:value="188384" table:style-name="ce205">
            <text:p>188,384</text:p>
          </table:table-cell>
          <table:table-cell office:value-type="float" office:value="83.673139015044001" table:style-name="ce206">
            <text:p>83.67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5131" table:style-name="ce205">
            <text:p>575,131</text:p>
          </table:table-cell>
          <table:table-cell office:value-type="float" office:value="293565" table:style-name="ce205">
            <text:p>293,565</text:p>
          </table:table-cell>
          <table:table-cell office:value-type="float" office:value="281566" table:style-name="ce205">
            <text:p>281,566</text:p>
          </table:table-cell>
          <table:table-cell office:value-type="float" office:value="100" table:style-name="ce206">
            <text:p>100.00</text:p>
          </table:table-cell>
          <table:table-cell office:value-type="float" office:value="91714" table:style-name="ce205">
            <text:p>91,714</text:p>
          </table:table-cell>
          <table:table-cell office:value-type="float" office:value="47559" table:style-name="ce205">
            <text:p>47,559</text:p>
          </table:table-cell>
          <table:table-cell office:value-type="float" office:value="44155" table:style-name="ce205">
            <text:p>44,155</text:p>
          </table:table-cell>
          <table:table-cell office:value-type="float" office:value="15.946627811750712" table:style-name="ce206">
            <text:p>15.95</text:p>
          </table:table-cell>
          <table:table-cell office:value-type="float" office:value="406972" table:style-name="ce205">
            <text:p>406,972</text:p>
          </table:table-cell>
          <table:table-cell office:value-type="float" office:value="209562" table:style-name="ce205">
            <text:p>209,562</text:p>
          </table:table-cell>
          <table:table-cell office:value-type="float" office:value="197410" table:style-name="ce205">
            <text:p>197,410</text:p>
          </table:table-cell>
          <table:table-cell office:value-type="float" office:value="70.761617787947444" table:style-name="ce206">
            <text:p>70.76</text:p>
          </table:table-cell>
          <table:table-cell office:value-type="float" office:value="76445" table:style-name="ce205">
            <text:p>76,445</text:p>
          </table:table-cell>
          <table:table-cell office:value-type="float" office:value="36444" table:style-name="ce205">
            <text:p>36,444</text:p>
          </table:table-cell>
          <table:table-cell office:value-type="float" office:value="40001" table:style-name="ce205">
            <text:p>40,001</text:p>
          </table:table-cell>
          <table:table-cell office:value-type="float" office:value="13.291754400301844" table:style-name="ce206">
            <text:p>13.29</text:p>
          </table:table-cell>
          <table:table-cell office:value-type="float" office:value="260563" table:style-name="ce205">
            <text:p>260,563</text:p>
          </table:table-cell>
          <table:table-cell office:value-type="float" office:value="133498" table:style-name="ce205">
            <text:p>133,498</text:p>
          </table:table-cell>
          <table:table-cell office:value-type="float" office:value="127065" table:style-name="ce205">
            <text:p>127,065</text:p>
          </table:table-cell>
          <table:table-cell office:value-type="float" office:value="45.304982690899983" table:style-name="ce206">
            <text:p>45.30</text:p>
          </table:table-cell>
          <table:table-cell office:value-type="float" office:value="452268" table:style-name="ce205">
            <text:p>452,268</text:p>
          </table:table-cell>
          <table:table-cell office:value-type="float" office:value="229619" table:style-name="ce205">
            <text:p>229,619</text:p>
          </table:table-cell>
          <table:table-cell office:value-type="float" office:value="222649" table:style-name="ce205">
            <text:p>222,649</text:p>
          </table:table-cell>
          <table:table-cell office:value-type="float" office:value="78.637388699270247" table:style-name="ce206">
            <text:p>78.64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8568" table:style-name="ce205">
            <text:p>538,568</text:p>
          </table:table-cell>
          <table:table-cell office:value-type="float" office:value="277597" table:style-name="ce205">
            <text:p>277,597</text:p>
          </table:table-cell>
          <table:table-cell office:value-type="float" office:value="260971" table:style-name="ce205">
            <text:p>260,971</text:p>
          </table:table-cell>
          <table:table-cell office:value-type="float" office:value="100" table:style-name="ce206">
            <text:p>100.00</text:p>
          </table:table-cell>
          <table:table-cell office:value-type="float" office:value="64019" table:style-name="ce205">
            <text:p>64,019</text:p>
          </table:table-cell>
          <table:table-cell office:value-type="float" office:value="33122" table:style-name="ce205">
            <text:p>33,122</text:p>
          </table:table-cell>
          <table:table-cell office:value-type="float" office:value="30897" table:style-name="ce205">
            <text:p>30,897</text:p>
          </table:table-cell>
          <table:table-cell office:value-type="float" office:value="11.886892648653467" table:style-name="ce206">
            <text:p>11.89</text:p>
          </table:table-cell>
          <table:table-cell office:value-type="float" office:value="379079" table:style-name="ce205">
            <text:p>379,079</text:p>
          </table:table-cell>
          <table:table-cell office:value-type="float" office:value="199167" table:style-name="ce205">
            <text:p>199,167</text:p>
          </table:table-cell>
          <table:table-cell office:value-type="float" office:value="179912" table:style-name="ce205">
            <text:p>179,912</text:p>
          </table:table-cell>
          <table:table-cell office:value-type="float" office:value="70.386469303783358" table:style-name="ce206">
            <text:p>70.39</text:p>
          </table:table-cell>
          <table:table-cell office:value-type="float" office:value="95470" table:style-name="ce205">
            <text:p>95,470</text:p>
          </table:table-cell>
          <table:table-cell office:value-type="float" office:value="45308" table:style-name="ce205">
            <text:p>45,308</text:p>
          </table:table-cell>
          <table:table-cell office:value-type="float" office:value="50162" table:style-name="ce205">
            <text:p>50,162</text:p>
          </table:table-cell>
          <table:table-cell office:value-type="float" office:value="17.726638047563167" table:style-name="ce206">
            <text:p>17.73</text:p>
          </table:table-cell>
          <table:table-cell office:value-type="float" office:value="231280" table:style-name="ce205">
            <text:p>231,280</text:p>
          </table:table-cell>
          <table:table-cell office:value-type="float" office:value="121505" table:style-name="ce205">
            <text:p>121,505</text:p>
          </table:table-cell>
          <table:table-cell office:value-type="float" office:value="109775" table:style-name="ce205">
            <text:p>109,775</text:p>
          </table:table-cell>
          <table:table-cell office:value-type="float" office:value="42.943509454702102" table:style-name="ce206">
            <text:p>42.94</text:p>
          </table:table-cell>
          <table:table-cell office:value-type="float" office:value="447434" table:style-name="ce205">
            <text:p>447,434</text:p>
          </table:table-cell>
          <table:table-cell office:value-type="float" office:value="229986" table:style-name="ce205">
            <text:p>229,986</text:p>
          </table:table-cell>
          <table:table-cell office:value-type="float" office:value="217448" table:style-name="ce205">
            <text:p>217,448</text:p>
          </table:table-cell>
          <table:table-cell office:value-type="float" office:value="83.078459915925194" table:style-name="ce206">
            <text:p>83.08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6062" table:style-name="ce205">
            <text:p>1,256,062</text:p>
          </table:table-cell>
          <table:table-cell office:value-type="float" office:value="638116" table:style-name="ce205">
            <text:p>638,116</text:p>
          </table:table-cell>
          <table:table-cell office:value-type="float" office:value="617946" table:style-name="ce205">
            <text:p>617,946</text:p>
          </table:table-cell>
          <table:table-cell office:value-type="float" office:value="100" table:style-name="ce206">
            <text:p>100.00</text:p>
          </table:table-cell>
          <table:table-cell office:value-type="float" office:value="155920" table:style-name="ce205">
            <text:p>155,920</text:p>
          </table:table-cell>
          <table:table-cell office:value-type="float" office:value="81310" table:style-name="ce205">
            <text:p>81,310</text:p>
          </table:table-cell>
          <table:table-cell office:value-type="float" office:value="74610" table:style-name="ce205">
            <text:p>74,610</text:p>
          </table:table-cell>
          <table:table-cell office:value-type="float" office:value="12.413399975478917" table:style-name="ce206">
            <text:p>12.41</text:p>
          </table:table-cell>
          <table:table-cell office:value-type="float" office:value="882215" table:style-name="ce205">
            <text:p>882,215</text:p>
          </table:table-cell>
          <table:table-cell office:value-type="float" office:value="456058" table:style-name="ce205">
            <text:p>456,058</text:p>
          </table:table-cell>
          <table:table-cell office:value-type="float" office:value="426157" table:style-name="ce205">
            <text:p>426,157</text:p>
          </table:table-cell>
          <table:table-cell office:value-type="float" office:value="70.236580678342307" table:style-name="ce206">
            <text:p>70.24</text:p>
          </table:table-cell>
          <table:table-cell office:value-type="float" office:value="217927" table:style-name="ce205">
            <text:p>217,927</text:p>
          </table:table-cell>
          <table:table-cell office:value-type="float" office:value="100748" table:style-name="ce205">
            <text:p>100,748</text:p>
          </table:table-cell>
          <table:table-cell office:value-type="float" office:value="117179" table:style-name="ce205">
            <text:p>117,179</text:p>
          </table:table-cell>
          <table:table-cell office:value-type="float" office:value="17.350019346178772" table:style-name="ce206">
            <text:p>17.35</text:p>
          </table:table-cell>
          <table:table-cell office:value-type="float" office:value="549449" table:style-name="ce205">
            <text:p>549,449</text:p>
          </table:table-cell>
          <table:table-cell office:value-type="float" office:value="284208" table:style-name="ce205">
            <text:p>284,208</text:p>
          </table:table-cell>
          <table:table-cell office:value-type="float" office:value="265241" table:style-name="ce205">
            <text:p>265,241</text:p>
          </table:table-cell>
          <table:table-cell office:value-type="float" office:value="43.743780163718036" table:style-name="ce206">
            <text:p>43.74</text:p>
          </table:table-cell>
          <table:table-cell office:value-type="float" office:value="1035909" table:style-name="ce205">
            <text:p>1,035,909</text:p>
          </table:table-cell>
          <table:table-cell office:value-type="float" office:value="522997" table:style-name="ce205">
            <text:p>522,997</text:p>
          </table:table-cell>
          <table:table-cell office:value-type="float" office:value="512912" table:style-name="ce205">
            <text:p>512,912</text:p>
          </table:table-cell>
          <table:table-cell office:value-type="float" office:value="82.472760102606401" table:style-name="ce206">
            <text:p>82.47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4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5479" table:style-name="ce205">
            <text:p>485,479</text:p>
          </table:table-cell>
          <table:table-cell office:value-type="float" office:value="248004" table:style-name="ce205">
            <text:p>248,004</text:p>
          </table:table-cell>
          <table:table-cell office:value-type="float" office:value="237475" table:style-name="ce205">
            <text:p>237,475</text:p>
          </table:table-cell>
          <table:table-cell office:value-type="float" office:value="100" table:style-name="ce206">
            <text:p>100.00</text:p>
          </table:table-cell>
          <table:table-cell office:value-type="float" office:value="51011" table:style-name="ce205">
            <text:p>51,011</text:p>
          </table:table-cell>
          <table:table-cell office:value-type="float" office:value="26577" table:style-name="ce205">
            <text:p>26,577</text:p>
          </table:table-cell>
          <table:table-cell office:value-type="float" office:value="24434" table:style-name="ce205">
            <text:p>24,434</text:p>
          </table:table-cell>
          <table:table-cell office:value-type="float" office:value="10.507354592062685" table:style-name="ce206">
            <text:p>10.51</text:p>
          </table:table-cell>
          <table:table-cell office:value-type="float" office:value="340358" table:style-name="ce205">
            <text:p>340,358</text:p>
          </table:table-cell>
          <table:table-cell office:value-type="float" office:value="177140" table:style-name="ce205">
            <text:p>177,140</text:p>
          </table:table-cell>
          <table:table-cell office:value-type="float" office:value="163218" table:style-name="ce205">
            <text:p>163,218</text:p>
          </table:table-cell>
          <table:table-cell office:value-type="float" office:value="70.107666860976479" table:style-name="ce206">
            <text:p>70.11</text:p>
          </table:table-cell>
          <table:table-cell office:value-type="float" office:value="94110" table:style-name="ce205">
            <text:p>94,110</text:p>
          </table:table-cell>
          <table:table-cell office:value-type="float" office:value="44287" table:style-name="ce205">
            <text:p>44,287</text:p>
          </table:table-cell>
          <table:table-cell office:value-type="float" office:value="49823" table:style-name="ce205">
            <text:p>49,823</text:p>
          </table:table-cell>
          <table:table-cell office:value-type="float" office:value="19.384978546960838" table:style-name="ce206">
            <text:p>19.38</text:p>
          </table:table-cell>
          <table:table-cell office:value-type="float" office:value="200564" table:style-name="ce205">
            <text:p>200,564</text:p>
          </table:table-cell>
          <table:table-cell office:value-type="float" office:value="105162" table:style-name="ce205">
            <text:p>105,162</text:p>
          </table:table-cell>
          <table:table-cell office:value-type="float" office:value="95402" table:style-name="ce205">
            <text:p>95,402</text:p>
          </table:table-cell>
          <table:table-cell office:value-type="float" office:value="41.312600545028722" table:style-name="ce206">
            <text:p>41.31</text:p>
          </table:table-cell>
          <table:table-cell office:value-type="float" office:value="411141" table:style-name="ce205">
            <text:p>411,141</text:p>
          </table:table-cell>
          <table:table-cell office:value-type="float" office:value="209327" table:style-name="ce205">
            <text:p>209,327</text:p>
          </table:table-cell>
          <table:table-cell office:value-type="float" office:value="201814" table:style-name="ce205">
            <text:p>201,814</text:p>
          </table:table-cell>
          <table:table-cell office:value-type="float" office:value="84.687700188885614" table:style-name="ce206">
            <text:p>84.69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0664" table:style-name="ce205">
            <text:p>670,664</text:p>
          </table:table-cell>
          <table:table-cell office:value-type="float" office:value="346693" table:style-name="ce205">
            <text:p>346,693</text:p>
          </table:table-cell>
          <table:table-cell office:value-type="float" office:value="323971" table:style-name="ce205">
            <text:p>323,971</text:p>
          </table:table-cell>
          <table:table-cell office:value-type="float" office:value="100" table:style-name="ce206">
            <text:p>100.00</text:p>
          </table:table-cell>
          <table:table-cell office:value-type="float" office:value="72639" table:style-name="ce205">
            <text:p>72,639</text:p>
          </table:table-cell>
          <table:table-cell office:value-type="float" office:value="37677" table:style-name="ce205">
            <text:p>37,677</text:p>
          </table:table-cell>
          <table:table-cell office:value-type="float" office:value="34962" table:style-name="ce205">
            <text:p>34,962</text:p>
          </table:table-cell>
          <table:table-cell office:value-type="float" office:value="10.830907876373267" table:style-name="ce206">
            <text:p>10.83</text:p>
          </table:table-cell>
          <table:table-cell office:value-type="float" office:value="466092" table:style-name="ce205">
            <text:p>466,092</text:p>
          </table:table-cell>
          <table:table-cell office:value-type="float" office:value="248284" table:style-name="ce205">
            <text:p>248,284</text:p>
          </table:table-cell>
          <table:table-cell office:value-type="float" office:value="217808" table:style-name="ce205">
            <text:p>217,808</text:p>
          </table:table-cell>
          <table:table-cell office:value-type="float" office:value="69.497095415886349" table:style-name="ce206">
            <text:p>69.50</text:p>
          </table:table-cell>
          <table:table-cell office:value-type="float" office:value="131933" table:style-name="ce205">
            <text:p>131,933</text:p>
          </table:table-cell>
          <table:table-cell office:value-type="float" office:value="60732" table:style-name="ce205">
            <text:p>60,732</text:p>
          </table:table-cell>
          <table:table-cell office:value-type="float" office:value="71201" table:style-name="ce205">
            <text:p>71,201</text:p>
          </table:table-cell>
          <table:table-cell office:value-type="float" office:value="19.671996707740387" table:style-name="ce206">
            <text:p>19.67</text:p>
          </table:table-cell>
          <table:table-cell office:value-type="float" office:value="280764" table:style-name="ce205">
            <text:p>280,764</text:p>
          </table:table-cell>
          <table:table-cell office:value-type="float" office:value="147226" table:style-name="ce205">
            <text:p>147,226</text:p>
          </table:table-cell>
          <table:table-cell office:value-type="float" office:value="133538" table:style-name="ce205">
            <text:p>133,538</text:p>
          </table:table-cell>
          <table:table-cell office:value-type="float" office:value="41.863585938711481" table:style-name="ce206">
            <text:p>41.86</text:p>
          </table:table-cell>
          <table:table-cell office:value-type="float" office:value="564343" table:style-name="ce205">
            <text:p>564,343</text:p>
          </table:table-cell>
          <table:table-cell office:value-type="float" office:value="291358" table:style-name="ce205">
            <text:p>291,358</text:p>
          </table:table-cell>
          <table:table-cell office:value-type="float" office:value="272985" table:style-name="ce205">
            <text:p>272,985</text:p>
          </table:table-cell>
          <table:table-cell office:value-type="float" office:value="84.146905156680546" table:style-name="ce206">
            <text:p>84.15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3855" table:style-name="ce205">
            <text:p>493,855</text:p>
          </table:table-cell>
          <table:table-cell office:value-type="float" office:value="256147" table:style-name="ce205">
            <text:p>256,147</text:p>
          </table:table-cell>
          <table:table-cell office:value-type="float" office:value="237708" table:style-name="ce205">
            <text:p>237,708</text:p>
          </table:table-cell>
          <table:table-cell office:value-type="float" office:value="100" table:style-name="ce206">
            <text:p>100.00</text:p>
          </table:table-cell>
          <table:table-cell office:value-type="float" office:value="43371" table:style-name="ce205">
            <text:p>43,371</text:p>
          </table:table-cell>
          <table:table-cell office:value-type="float" office:value="22510" table:style-name="ce205">
            <text:p>22,510</text:p>
          </table:table-cell>
          <table:table-cell office:value-type="float" office:value="20861" table:style-name="ce205">
            <text:p>20,861</text:p>
          </table:table-cell>
          <table:table-cell office:value-type="float" office:value="8.7821324072855393" table:style-name="ce206">
            <text:p>8.78</text:p>
          </table:table-cell>
          <table:table-cell office:value-type="float" office:value="346552" table:style-name="ce205">
            <text:p>346,552</text:p>
          </table:table-cell>
          <table:table-cell office:value-type="float" office:value="185177" table:style-name="ce205">
            <text:p>185,177</text:p>
          </table:table-cell>
          <table:table-cell office:value-type="float" office:value="161375" table:style-name="ce205">
            <text:p>161,375</text:p>
          </table:table-cell>
          <table:table-cell office:value-type="float" office:value="70.172824007046614" table:style-name="ce206">
            <text:p>70.17</text:p>
          </table:table-cell>
          <table:table-cell office:value-type="float" office:value="103932" table:style-name="ce205">
            <text:p>103,932</text:p>
          </table:table-cell>
          <table:table-cell office:value-type="float" office:value="48460" table:style-name="ce205">
            <text:p>48,460</text:p>
          </table:table-cell>
          <table:table-cell office:value-type="float" office:value="55472" table:style-name="ce205">
            <text:p>55,472</text:p>
          </table:table-cell>
          <table:table-cell office:value-type="float" office:value="21.045043585667859" table:style-name="ce206">
            <text:p>21.05</text:p>
          </table:table-cell>
          <table:table-cell office:value-type="float" office:value="202090" table:style-name="ce205">
            <text:p>202,090</text:p>
          </table:table-cell>
          <table:table-cell office:value-type="float" office:value="106732" table:style-name="ce205">
            <text:p>106,732</text:p>
          </table:table-cell>
          <table:table-cell office:value-type="float" office:value="95358" table:style-name="ce205">
            <text:p>95,358</text:p>
          </table:table-cell>
          <table:table-cell office:value-type="float" office:value="40.920918083243059" table:style-name="ce206">
            <text:p>40.92</text:p>
          </table:table-cell>
          <table:table-cell office:value-type="float" office:value="427126" table:style-name="ce205">
            <text:p>427,126</text:p>
          </table:table-cell>
          <table:table-cell office:value-type="float" office:value="221372" table:style-name="ce205">
            <text:p>221,372</text:p>
          </table:table-cell>
          <table:table-cell office:value-type="float" office:value="205754" table:style-name="ce205">
            <text:p>205,754</text:p>
          </table:table-cell>
          <table:table-cell office:value-type="float" office:value="86.488139231150839" table:style-name="ce206">
            <text:p>86.49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5177" table:style-name="ce205">
            <text:p>805,177</text:p>
          </table:table-cell>
          <table:table-cell office:value-type="float" office:value="410017" table:style-name="ce205">
            <text:p>410,017</text:p>
          </table:table-cell>
          <table:table-cell office:value-type="float" office:value="395160" table:style-name="ce205">
            <text:p>395,160</text:p>
          </table:table-cell>
          <table:table-cell office:value-type="float" office:value="100" table:style-name="ce206">
            <text:p>100.00</text:p>
          </table:table-cell>
          <table:table-cell office:value-type="float" office:value="82387" table:style-name="ce205">
            <text:p>82,387</text:p>
          </table:table-cell>
          <table:table-cell office:value-type="float" office:value="42938" table:style-name="ce205">
            <text:p>42,938</text:p>
          </table:table-cell>
          <table:table-cell office:value-type="float" office:value="39449" table:style-name="ce205">
            <text:p>39,449</text:p>
          </table:table-cell>
          <table:table-cell office:value-type="float" office:value="10.23216013373457" table:style-name="ce206">
            <text:p>10.23</text:p>
          </table:table-cell>
          <table:table-cell office:value-type="float" office:value="571971" table:style-name="ce205">
            <text:p>571,971</text:p>
          </table:table-cell>
          <table:table-cell office:value-type="float" office:value="296744" table:style-name="ce205">
            <text:p>296,744</text:p>
          </table:table-cell>
          <table:table-cell office:value-type="float" office:value="275227" table:style-name="ce205">
            <text:p>275,227</text:p>
          </table:table-cell>
          <table:table-cell office:value-type="float" office:value="71.036678891721948" table:style-name="ce206">
            <text:p>71.04</text:p>
          </table:table-cell>
          <table:table-cell office:value-type="float" office:value="150819" table:style-name="ce205">
            <text:p>150,819</text:p>
          </table:table-cell>
          <table:table-cell office:value-type="float" office:value="70335" table:style-name="ce205">
            <text:p>70,335</text:p>
          </table:table-cell>
          <table:table-cell office:value-type="float" office:value="80484" table:style-name="ce205">
            <text:p>80,484</text:p>
          </table:table-cell>
          <table:table-cell office:value-type="float" office:value="18.731160974543485" table:style-name="ce206">
            <text:p>18.73</text:p>
          </table:table-cell>
          <table:table-cell office:value-type="float" office:value="340663" table:style-name="ce205">
            <text:p>340,663</text:p>
          </table:table-cell>
          <table:table-cell office:value-type="float" office:value="178041" table:style-name="ce205">
            <text:p>178,041</text:p>
          </table:table-cell>
          <table:table-cell office:value-type="float" office:value="162622" table:style-name="ce205">
            <text:p>162,622</text:p>
          </table:table-cell>
          <table:table-cell office:value-type="float" office:value="42.309082350837144" table:style-name="ce206">
            <text:p>42.31</text:p>
          </table:table-cell>
          <table:table-cell office:value-type="float" office:value="685679" table:style-name="ce205">
            <text:p>685,679</text:p>
          </table:table-cell>
          <table:table-cell office:value-type="float" office:value="347710" table:style-name="ce205">
            <text:p>347,710</text:p>
          </table:table-cell>
          <table:table-cell office:value-type="float" office:value="337969" table:style-name="ce205">
            <text:p>337,969</text:p>
          </table:table-cell>
          <table:table-cell office:value-type="float" office:value="85.158791172624163" table:style-name="ce206">
            <text:p>85.16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4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534" table:style-name="ce205">
            <text:p>213,534</text:p>
          </table:table-cell>
          <table:table-cell office:value-type="float" office:value="109585" table:style-name="ce205">
            <text:p>109,585</text:p>
          </table:table-cell>
          <table:table-cell office:value-type="float" office:value="103949" table:style-name="ce205">
            <text:p>103,949</text:p>
          </table:table-cell>
          <table:table-cell office:value-type="float" office:value="100" table:style-name="ce206">
            <text:p>100.00</text:p>
          </table:table-cell>
          <table:table-cell office:value-type="float" office:value="23931" table:style-name="ce205">
            <text:p>23,931</text:p>
          </table:table-cell>
          <table:table-cell office:value-type="float" office:value="12557" table:style-name="ce205">
            <text:p>12,557</text:p>
          </table:table-cell>
          <table:table-cell office:value-type="float" office:value="11374" table:style-name="ce205">
            <text:p>11,374</text:p>
          </table:table-cell>
          <table:table-cell office:value-type="float" office:value="11.207114557869005" table:style-name="ce206">
            <text:p>11.21</text:p>
          </table:table-cell>
          <table:table-cell office:value-type="float" office:value="150952" table:style-name="ce205">
            <text:p>150,952</text:p>
          </table:table-cell>
          <table:table-cell office:value-type="float" office:value="79525" table:style-name="ce205">
            <text:p>79,525</text:p>
          </table:table-cell>
          <table:table-cell office:value-type="float" office:value="71427" table:style-name="ce205">
            <text:p>71,427</text:p>
          </table:table-cell>
          <table:table-cell office:value-type="float" office:value="70.692255097548866" table:style-name="ce206">
            <text:p>70.69</text:p>
          </table:table-cell>
          <table:table-cell office:value-type="float" office:value="38651" table:style-name="ce205">
            <text:p>38,651</text:p>
          </table:table-cell>
          <table:table-cell office:value-type="float" office:value="17503" table:style-name="ce205">
            <text:p>17,503</text:p>
          </table:table-cell>
          <table:table-cell office:value-type="float" office:value="21148" table:style-name="ce205">
            <text:p>21,148</text:p>
          </table:table-cell>
          <table:table-cell office:value-type="float" office:value="18.100630344582129" table:style-name="ce206">
            <text:p>18.10</text:p>
          </table:table-cell>
          <table:table-cell office:value-type="float" office:value="88970" table:style-name="ce205">
            <text:p>88,970</text:p>
          </table:table-cell>
          <table:table-cell office:value-type="float" office:value="46849" table:style-name="ce205">
            <text:p>46,849</text:p>
          </table:table-cell>
          <table:table-cell office:value-type="float" office:value="42121" table:style-name="ce205">
            <text:p>42,121</text:p>
          </table:table-cell>
          <table:table-cell office:value-type="float" office:value="41.665495892925719" table:style-name="ce206">
            <text:p>41.67</text:p>
          </table:table-cell>
          <table:table-cell office:value-type="float" office:value="179109" table:style-name="ce205">
            <text:p>179,109</text:p>
          </table:table-cell>
          <table:table-cell office:value-type="float" office:value="91529" table:style-name="ce205">
            <text:p>91,529</text:p>
          </table:table-cell>
          <table:table-cell office:value-type="float" office:value="87580" table:style-name="ce205">
            <text:p>87,580</text:p>
          </table:table-cell>
          <table:table-cell office:value-type="float" office:value="83.878445587119614" table:style-name="ce206">
            <text:p>83.88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1697" table:style-name="ce205">
            <text:p>321,697</text:p>
          </table:table-cell>
          <table:table-cell office:value-type="float" office:value="162592" table:style-name="ce205">
            <text:p>162,592</text:p>
          </table:table-cell>
          <table:table-cell office:value-type="float" office:value="159105" table:style-name="ce205">
            <text:p>159,105</text:p>
          </table:table-cell>
          <table:table-cell office:value-type="float" office:value="100" table:style-name="ce206">
            <text:p>100.00</text:p>
          </table:table-cell>
          <table:table-cell office:value-type="float" office:value="37167" table:style-name="ce205">
            <text:p>37,167</text:p>
          </table:table-cell>
          <table:table-cell office:value-type="float" office:value="19452" table:style-name="ce205">
            <text:p>19,452</text:p>
          </table:table-cell>
          <table:table-cell office:value-type="float" office:value="17715" table:style-name="ce205">
            <text:p>17,715</text:p>
          </table:table-cell>
          <table:table-cell office:value-type="float" office:value="11.553418278690817" table:style-name="ce206">
            <text:p>11.55</text:p>
          </table:table-cell>
          <table:table-cell office:value-type="float" office:value="225848" table:style-name="ce205">
            <text:p>225,848</text:p>
          </table:table-cell>
          <table:table-cell office:value-type="float" office:value="116164" table:style-name="ce205">
            <text:p>116,164</text:p>
          </table:table-cell>
          <table:table-cell office:value-type="float" office:value="109684" table:style-name="ce205">
            <text:p>109,684</text:p>
          </table:table-cell>
          <table:table-cell office:value-type="float" office:value="70.205193085418898" table:style-name="ce206">
            <text:p>70.21</text:p>
          </table:table-cell>
          <table:table-cell office:value-type="float" office:value="58682" table:style-name="ce205">
            <text:p>58,682</text:p>
          </table:table-cell>
          <table:table-cell office:value-type="float" office:value="26976" table:style-name="ce205">
            <text:p>26,976</text:p>
          </table:table-cell>
          <table:table-cell office:value-type="float" office:value="31706" table:style-name="ce205">
            <text:p>31,706</text:p>
          </table:table-cell>
          <table:table-cell office:value-type="float" office:value="18.241388635890292" table:style-name="ce206">
            <text:p>18.24</text:p>
          </table:table-cell>
          <table:table-cell office:value-type="float" office:value="134837" table:style-name="ce205">
            <text:p>134,837</text:p>
          </table:table-cell>
          <table:table-cell office:value-type="float" office:value="69729" table:style-name="ce205">
            <text:p>69,729</text:p>
          </table:table-cell>
          <table:table-cell office:value-type="float" office:value="65108" table:style-name="ce205">
            <text:p>65,108</text:p>
          </table:table-cell>
          <table:table-cell office:value-type="float" office:value="41.914285803100434" table:style-name="ce206">
            <text:p>41.91</text:p>
          </table:table-cell>
          <table:table-cell office:value-type="float" office:value="269311" table:style-name="ce205">
            <text:p>269,311</text:p>
          </table:table-cell>
          <table:table-cell office:value-type="float" office:value="135126" table:style-name="ce205">
            <text:p>135,126</text:p>
          </table:table-cell>
          <table:table-cell office:value-type="float" office:value="134185" table:style-name="ce205">
            <text:p>134,185</text:p>
          </table:table-cell>
          <table:table-cell office:value-type="float" office:value="83.715732506053826" table:style-name="ce206">
            <text:p>83.72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310" table:style-name="ce205">
            <text:p>106,310</text:p>
          </table:table-cell>
          <table:table-cell office:value-type="float" office:value="54733" table:style-name="ce205">
            <text:p>54,733</text:p>
          </table:table-cell>
          <table:table-cell office:value-type="float" office:value="51577" table:style-name="ce205">
            <text:p>51,577</text:p>
          </table:table-cell>
          <table:table-cell office:value-type="float" office:value="100" table:style-name="ce206">
            <text:p>100.00</text:p>
          </table:table-cell>
          <table:table-cell office:value-type="float" office:value="10737" table:style-name="ce205">
            <text:p>10,737</text:p>
          </table:table-cell>
          <table:table-cell office:value-type="float" office:value="5633" table:style-name="ce205">
            <text:p>5,633</text:p>
          </table:table-cell>
          <table:table-cell office:value-type="float" office:value="5104" table:style-name="ce205">
            <text:p>5,104</text:p>
          </table:table-cell>
          <table:table-cell office:value-type="float" office:value="10.099708399962374" table:style-name="ce206">
            <text:p>10.10</text:p>
          </table:table-cell>
          <table:table-cell office:value-type="float" office:value="76794" table:style-name="ce205">
            <text:p>76,794</text:p>
          </table:table-cell>
          <table:table-cell office:value-type="float" office:value="40328" table:style-name="ce205">
            <text:p>40,328</text:p>
          </table:table-cell>
          <table:table-cell office:value-type="float" office:value="36466" table:style-name="ce205">
            <text:p>36,466</text:p>
          </table:table-cell>
          <table:table-cell office:value-type="float" office:value="72.235913836892109" table:style-name="ce206">
            <text:p>72.24</text:p>
          </table:table-cell>
          <table:table-cell office:value-type="float" office:value="18779" table:style-name="ce205">
            <text:p>18,779</text:p>
          </table:table-cell>
          <table:table-cell office:value-type="float" office:value="8772" table:style-name="ce205">
            <text:p>8,772</text:p>
          </table:table-cell>
          <table:table-cell office:value-type="float" office:value="10007" table:style-name="ce205">
            <text:p>10,007</text:p>
          </table:table-cell>
          <table:table-cell office:value-type="float" office:value="17.664377763145517" table:style-name="ce206">
            <text:p>17.66</text:p>
          </table:table-cell>
          <table:table-cell office:value-type="float" office:value="48047" table:style-name="ce205">
            <text:p>48,047</text:p>
          </table:table-cell>
          <table:table-cell office:value-type="float" office:value="25107" table:style-name="ce205">
            <text:p>25,107</text:p>
          </table:table-cell>
          <table:table-cell office:value-type="float" office:value="22940" table:style-name="ce205">
            <text:p>22,940</text:p>
          </table:table-cell>
          <table:table-cell office:value-type="float" office:value="45.195183896152763" table:style-name="ce206">
            <text:p>45.20</text:p>
          </table:table-cell>
          <table:table-cell office:value-type="float" office:value="90471" table:style-name="ce205">
            <text:p>90,471</text:p>
          </table:table-cell>
          <table:table-cell office:value-type="float" office:value="46375" table:style-name="ce205">
            <text:p>46,375</text:p>
          </table:table-cell>
          <table:table-cell office:value-type="float" office:value="44096" table:style-name="ce205">
            <text:p>44,096</text:p>
          </table:table-cell>
          <table:table-cell office:value-type="float" office:value="85.101119367886369" table:style-name="ce206">
            <text:p>85.10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4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4350" table:style-name="ce205">
            <text:p>364,350</text:p>
          </table:table-cell>
          <table:table-cell office:value-type="float" office:value="181671" table:style-name="ce205">
            <text:p>181,671</text:p>
          </table:table-cell>
          <table:table-cell office:value-type="float" office:value="182679" table:style-name="ce205">
            <text:p>182,679</text:p>
          </table:table-cell>
          <table:table-cell office:value-type="float" office:value="100" table:style-name="ce206">
            <text:p>100.00</text:p>
          </table:table-cell>
          <table:table-cell office:value-type="float" office:value="36551" table:style-name="ce205">
            <text:p>36,551</text:p>
          </table:table-cell>
          <table:table-cell office:value-type="float" office:value="18904" table:style-name="ce205">
            <text:p>18,904</text:p>
          </table:table-cell>
          <table:table-cell office:value-type="float" office:value="17647" table:style-name="ce205">
            <text:p>17,647</text:p>
          </table:table-cell>
          <table:table-cell office:value-type="float" office:value="10.031837518869219" table:style-name="ce206">
            <text:p>10.03</text:p>
          </table:table-cell>
          <table:table-cell office:value-type="float" office:value="260787" table:style-name="ce205">
            <text:p>260,787</text:p>
          </table:table-cell>
          <table:table-cell office:value-type="float" office:value="132513" table:style-name="ce205">
            <text:p>132,513</text:p>
          </table:table-cell>
          <table:table-cell office:value-type="float" office:value="128274" table:style-name="ce205">
            <text:p>128,274</text:p>
          </table:table-cell>
          <table:table-cell office:value-type="float" office:value="71.57595718402635" table:style-name="ce206">
            <text:p>71.58</text:p>
          </table:table-cell>
          <table:table-cell office:value-type="float" office:value="67012" table:style-name="ce205">
            <text:p>67,012</text:p>
          </table:table-cell>
          <table:table-cell office:value-type="float" office:value="30254" table:style-name="ce205">
            <text:p>30,254</text:p>
          </table:table-cell>
          <table:table-cell office:value-type="float" office:value="36758" table:style-name="ce205">
            <text:p>36,758</text:p>
          </table:table-cell>
          <table:table-cell office:value-type="float" office:value="18.392205297104432" table:style-name="ce206">
            <text:p>18.39</text:p>
          </table:table-cell>
          <table:table-cell office:value-type="float" office:value="153390" table:style-name="ce205">
            <text:p>153,390</text:p>
          </table:table-cell>
          <table:table-cell office:value-type="float" office:value="78877" table:style-name="ce205">
            <text:p>78,877</text:p>
          </table:table-cell>
          <table:table-cell office:value-type="float" office:value="74513" table:style-name="ce205">
            <text:p>74,513</text:p>
          </table:table-cell>
          <table:table-cell office:value-type="float" office:value="42.09962947715109" table:style-name="ce206">
            <text:p>42.10</text:p>
          </table:table-cell>
          <table:table-cell office:value-type="float" office:value="312107" table:style-name="ce205">
            <text:p>312,107</text:p>
          </table:table-cell>
          <table:table-cell office:value-type="float" office:value="154535" table:style-name="ce205">
            <text:p>154,535</text:p>
          </table:table-cell>
          <table:table-cell office:value-type="float" office:value="157572" table:style-name="ce205">
            <text:p>157,572</text:p>
          </table:table-cell>
          <table:table-cell office:value-type="float" office:value="85.661314669960191" table:style-name="ce206">
            <text:p>85.66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665" table:style-name="ce205">
            <text:p>452,665</text:p>
          </table:table-cell>
          <table:table-cell office:value-type="float" office:value="223581" table:style-name="ce205">
            <text:p>223,581</text:p>
          </table:table-cell>
          <table:table-cell office:value-type="float" office:value="229084" table:style-name="ce205">
            <text:p>229,084</text:p>
          </table:table-cell>
          <table:table-cell office:value-type="float" office:value="100" table:style-name="ce206">
            <text:p>100.00</text:p>
          </table:table-cell>
          <table:table-cell office:value-type="float" office:value="75394" table:style-name="ce205">
            <text:p>75,394</text:p>
          </table:table-cell>
          <table:table-cell office:value-type="float" office:value="39242" table:style-name="ce205">
            <text:p>39,242</text:p>
          </table:table-cell>
          <table:table-cell office:value-type="float" office:value="36152" table:style-name="ce205">
            <text:p>36,152</text:p>
          </table:table-cell>
          <table:table-cell office:value-type="float" office:value="16.655584151635317" table:style-name="ce206">
            <text:p>16.66</text:p>
          </table:table-cell>
          <table:table-cell office:value-type="float" office:value="315864" table:style-name="ce205">
            <text:p>315,864</text:p>
          </table:table-cell>
          <table:table-cell office:value-type="float" office:value="157171" table:style-name="ce205">
            <text:p>157,171</text:p>
          </table:table-cell>
          <table:table-cell office:value-type="float" office:value="158693" table:style-name="ce205">
            <text:p>158,693</text:p>
          </table:table-cell>
          <table:table-cell office:value-type="float" office:value="69.778754708227936" table:style-name="ce206">
            <text:p>69.78</text:p>
          </table:table-cell>
          <table:table-cell office:value-type="float" office:value="61407" table:style-name="ce205">
            <text:p>61,407</text:p>
          </table:table-cell>
          <table:table-cell office:value-type="float" office:value="27168" table:style-name="ce205">
            <text:p>27,168</text:p>
          </table:table-cell>
          <table:table-cell office:value-type="float" office:value="34239" table:style-name="ce205">
            <text:p>34,239</text:p>
          </table:table-cell>
          <table:table-cell office:value-type="float" office:value="13.565661140136745" table:style-name="ce206">
            <text:p>13.57</text:p>
          </table:table-cell>
          <table:table-cell office:value-type="float" office:value="201994" table:style-name="ce205">
            <text:p>201,994</text:p>
          </table:table-cell>
          <table:table-cell office:value-type="float" office:value="100740" table:style-name="ce205">
            <text:p>100,740</text:p>
          </table:table-cell>
          <table:table-cell office:value-type="float" office:value="101254" table:style-name="ce205">
            <text:p>101,254</text:p>
          </table:table-cell>
          <table:table-cell office:value-type="float" office:value="44.623286536401089" table:style-name="ce206">
            <text:p>44.62</text:p>
          </table:table-cell>
          <table:table-cell office:value-type="float" office:value="353170" table:style-name="ce205">
            <text:p>353,170</text:p>
          </table:table-cell>
          <table:table-cell office:value-type="float" office:value="171776" table:style-name="ce205">
            <text:p>171,776</text:p>
          </table:table-cell>
          <table:table-cell office:value-type="float" office:value="181394" table:style-name="ce205">
            <text:p>181,394</text:p>
          </table:table-cell>
          <table:table-cell office:value-type="float" office:value="78.020169440977327" table:style-name="ce206">
            <text:p>78.02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4954" table:style-name="ce205">
            <text:p>264,954</text:p>
          </table:table-cell>
          <table:table-cell office:value-type="float" office:value="127979" table:style-name="ce205">
            <text:p>127,979</text:p>
          </table:table-cell>
          <table:table-cell office:value-type="float" office:value="136975" table:style-name="ce205">
            <text:p>136,975</text:p>
          </table:table-cell>
          <table:table-cell office:value-type="float" office:value="100" table:style-name="ce206">
            <text:p>100.00</text:p>
          </table:table-cell>
          <table:table-cell office:value-type="float" office:value="34391" table:style-name="ce205">
            <text:p>34,391</text:p>
          </table:table-cell>
          <table:table-cell office:value-type="float" office:value="17954" table:style-name="ce205">
            <text:p>17,954</text:p>
          </table:table-cell>
          <table:table-cell office:value-type="float" office:value="16437" table:style-name="ce205">
            <text:p>16,437</text:p>
          </table:table-cell>
          <table:table-cell office:value-type="float" office:value="12.979988979219033" table:style-name="ce206">
            <text:p>12.98</text:p>
          </table:table-cell>
          <table:table-cell office:value-type="float" office:value="185661" table:style-name="ce205">
            <text:p>185,661</text:p>
          </table:table-cell>
          <table:table-cell office:value-type="float" office:value="90278" table:style-name="ce205">
            <text:p>90,278</text:p>
          </table:table-cell>
          <table:table-cell office:value-type="float" office:value="95383" table:style-name="ce205">
            <text:p>95,383</text:p>
          </table:table-cell>
          <table:table-cell office:value-type="float" office:value="70.072918317896693" table:style-name="ce206">
            <text:p>70.07</text:p>
          </table:table-cell>
          <table:table-cell office:value-type="float" office:value="44902" table:style-name="ce205">
            <text:p>44,902</text:p>
          </table:table-cell>
          <table:table-cell office:value-type="float" office:value="19747" table:style-name="ce205">
            <text:p>19,747</text:p>
          </table:table-cell>
          <table:table-cell office:value-type="float" office:value="25155" table:style-name="ce205">
            <text:p>25,155</text:p>
          </table:table-cell>
          <table:table-cell office:value-type="float" office:value="16.947092702884277" table:style-name="ce206">
            <text:p>16.95</text:p>
          </table:table-cell>
          <table:table-cell office:value-type="float" office:value="112808" table:style-name="ce205">
            <text:p>112,808</text:p>
          </table:table-cell>
          <table:table-cell office:value-type="float" office:value="55194" table:style-name="ce205">
            <text:p>55,194</text:p>
          </table:table-cell>
          <table:table-cell office:value-type="float" office:value="57614" table:style-name="ce205">
            <text:p>57,614</text:p>
          </table:table-cell>
          <table:table-cell office:value-type="float" office:value="42.576447232349764" table:style-name="ce206">
            <text:p>42.58</text:p>
          </table:table-cell>
          <table:table-cell office:value-type="float" office:value="216599" table:style-name="ce205">
            <text:p>216,599</text:p>
          </table:table-cell>
          <table:table-cell office:value-type="float" office:value="102750" table:style-name="ce205">
            <text:p>102,750</text:p>
          </table:table-cell>
          <table:table-cell office:value-type="float" office:value="113849" table:style-name="ce205">
            <text:p>113,849</text:p>
          </table:table-cell>
          <table:table-cell office:value-type="float" office:value="81.749662205514923" table:style-name="ce206">
            <text:p>81.75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3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904" table:style-name="ce199">
            <text:p>154,904</text:p>
          </table:table-cell>
          <table:table-cell office:value-type="float" office:value="78291" table:style-name="ce199">
            <text:p>78,291</text:p>
          </table:table-cell>
          <table:table-cell office:value-type="float" office:value="76613" table:style-name="ce199">
            <text:p>76,613</text:p>
          </table:table-cell>
          <table:table-cell office:value-type="float" office:value="100" table:style-name="ce200">
            <text:p>100.00</text:p>
          </table:table-cell>
          <table:table-cell office:value-type="float" office:value="13782" table:style-name="ce199">
            <text:p>13,782</text:p>
          </table:table-cell>
          <table:table-cell office:value-type="float" office:value="7212" table:style-name="ce199">
            <text:p>7,212</text:p>
          </table:table-cell>
          <table:table-cell office:value-type="float" office:value="6570" table:style-name="ce199">
            <text:p>6,570</text:p>
          </table:table-cell>
          <table:table-cell office:value-type="float" office:value="8.8971233796415845" table:style-name="ce200">
            <text:p>8.90</text:p>
          </table:table-cell>
          <table:table-cell office:value-type="float" office:value="117622" table:style-name="ce199">
            <text:p>117,622</text:p>
          </table:table-cell>
          <table:table-cell office:value-type="float" office:value="59672" table:style-name="ce199">
            <text:p>59,672</text:p>
          </table:table-cell>
          <table:table-cell office:value-type="float" office:value="57950" table:style-name="ce199">
            <text:p>57,950</text:p>
          </table:table-cell>
          <table:table-cell office:value-type="float" office:value="75.93219025977379" table:style-name="ce200">
            <text:p>75.93</text:p>
          </table:table-cell>
          <table:table-cell office:value-type="float" office:value="23500" table:style-name="ce199">
            <text:p>23,500</text:p>
          </table:table-cell>
          <table:table-cell office:value-type="float" office:value="11407" table:style-name="ce199">
            <text:p>11,407</text:p>
          </table:table-cell>
          <table:table-cell office:value-type="float" office:value="12093" table:style-name="ce199">
            <text:p>12,093</text:p>
          </table:table-cell>
          <table:table-cell office:value-type="float" office:value="15.17068636058462" table:style-name="ce200">
            <text:p>15.17</text:p>
          </table:table-cell>
          <table:table-cell office:value-type="float" office:value="69884" table:style-name="ce199">
            <text:p>69,884</text:p>
          </table:table-cell>
          <table:table-cell office:value-type="float" office:value="35326" table:style-name="ce199">
            <text:p>35,326</text:p>
          </table:table-cell>
          <table:table-cell office:value-type="float" office:value="34558" table:style-name="ce199">
            <text:p>34,558</text:p>
          </table:table-cell>
          <table:table-cell office:value-type="float" office:value="45.114393430770029" table:style-name="ce200">
            <text:p>45.11</text:p>
          </table:table-cell>
          <table:table-cell office:value-type="float" office:value="134665" table:style-name="ce199">
            <text:p>134,665</text:p>
          </table:table-cell>
          <table:table-cell office:value-type="float" office:value="67698" table:style-name="ce199">
            <text:p>67,698</text:p>
          </table:table-cell>
          <table:table-cell office:value-type="float" office:value="66967" table:style-name="ce199">
            <text:p>66,967</text:p>
          </table:table-cell>
          <table:table-cell office:value-type="float" office:value="86.934488457367138" table:style-name="ce200">
            <text:p>86.93</text:p>
          </table:table-cell>
          <table:table-cell table:number-columns-repeated="16359" table:style-name="ce186"/>
        </table:table-row>
        <table:table-row table:style-name="ro17">
          <table:table-cell office:value-type="string" table:style-name="ce204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1327" table:style-name="ce205">
            <text:p>141,327</text:p>
          </table:table-cell>
          <table:table-cell office:value-type="float" office:value="70425" table:style-name="ce205">
            <text:p>70,425</text:p>
          </table:table-cell>
          <table:table-cell office:value-type="float" office:value="70902" table:style-name="ce205">
            <text:p>70,902</text:p>
          </table:table-cell>
          <table:table-cell office:value-type="float" office:value="100" table:style-name="ce206">
            <text:p>100.00</text:p>
          </table:table-cell>
          <table:table-cell office:value-type="float" office:value="12312" table:style-name="ce205">
            <text:p>12,312</text:p>
          </table:table-cell>
          <table:table-cell office:value-type="float" office:value="6425" table:style-name="ce205">
            <text:p>6,425</text:p>
          </table:table-cell>
          <table:table-cell office:value-type="float" office:value="5887" table:style-name="ce205">
            <text:p>5,887</text:p>
          </table:table-cell>
          <table:table-cell office:value-type="float" office:value="8.7117111379991083" table:style-name="ce206">
            <text:p>8.71</text:p>
          </table:table-cell>
          <table:table-cell office:value-type="float" office:value="107316" table:style-name="ce205">
            <text:p>107,316</text:p>
          </table:table-cell>
          <table:table-cell office:value-type="float" office:value="53572" table:style-name="ce205">
            <text:p>53,572</text:p>
          </table:table-cell>
          <table:table-cell office:value-type="float" office:value="53744" table:style-name="ce205">
            <text:p>53,744</text:p>
          </table:table-cell>
          <table:table-cell office:value-type="float" office:value="75.934534802267081" table:style-name="ce206">
            <text:p>75.93</text:p>
          </table:table-cell>
          <table:table-cell office:value-type="float" office:value="21699" table:style-name="ce205">
            <text:p>21,699</text:p>
          </table:table-cell>
          <table:table-cell office:value-type="float" office:value="10428" table:style-name="ce205">
            <text:p>10,428</text:p>
          </table:table-cell>
          <table:table-cell office:value-type="float" office:value="11271" table:style-name="ce205">
            <text:p>11,271</text:p>
          </table:table-cell>
          <table:table-cell office:value-type="float" office:value="15.353754059733809" table:style-name="ce206">
            <text:p>15.35</text:p>
          </table:table-cell>
          <table:table-cell office:value-type="float" office:value="63460" table:style-name="ce205">
            <text:p>63,460</text:p>
          </table:table-cell>
          <table:table-cell office:value-type="float" office:value="31557" table:style-name="ce205">
            <text:p>31,557</text:p>
          </table:table-cell>
          <table:table-cell office:value-type="float" office:value="31903" table:style-name="ce205">
            <text:p>31,903</text:p>
          </table:table-cell>
          <table:table-cell office:value-type="float" office:value="44.902955556970717" table:style-name="ce206">
            <text:p>44.90</text:p>
          </table:table-cell>
          <table:table-cell office:value-type="float" office:value="123097" table:style-name="ce205">
            <text:p>123,097</text:p>
          </table:table-cell>
          <table:table-cell office:value-type="float" office:value="60915" table:style-name="ce205">
            <text:p>60,915</text:p>
          </table:table-cell>
          <table:table-cell office:value-type="float" office:value="62182" table:style-name="ce205">
            <text:p>62,182</text:p>
          </table:table-cell>
          <table:table-cell office:value-type="float" office:value="87.100837065811902" table:style-name="ce206">
            <text:p>87.10</text:p>
          </table:table-cell>
          <table:table-cell table:number-columns-repeated="16359" table:style-name="ce186"/>
        </table:table-row>
        <table:table-row table:style-name="ro18">
          <table:table-cell office:value-type="string" table:style-name="ce204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577" table:style-name="ce205">
            <text:p>13,577</text:p>
          </table:table-cell>
          <table:table-cell office:value-type="float" office:value="7866" table:style-name="ce205">
            <text:p>7,866</text:p>
          </table:table-cell>
          <table:table-cell office:value-type="float" office:value="5711" table:style-name="ce205">
            <text:p>5,711</text:p>
          </table:table-cell>
          <table:table-cell office:value-type="float" office:value="100" table:style-name="ce206">
            <text:p>100.00</text:p>
          </table:table-cell>
          <table:table-cell office:value-type="float" office:value="1470" table:style-name="ce205">
            <text:p>1,470</text:p>
          </table:table-cell>
          <table:table-cell office:value-type="float" office:value="787" table:style-name="ce205">
            <text:p>787</text:p>
          </table:table-cell>
          <table:table-cell office:value-type="float" office:value="683" table:style-name="ce205">
            <text:p>683</text:p>
          </table:table-cell>
          <table:table-cell office:value-type="float" office:value="10.827134123885983" table:style-name="ce206">
            <text:p>10.83</text:p>
          </table:table-cell>
          <table:table-cell office:value-type="float" office:value="10306" table:style-name="ce205">
            <text:p>10,306</text:p>
          </table:table-cell>
          <table:table-cell office:value-type="float" office:value="6100" table:style-name="ce205">
            <text:p>6,100</text:p>
          </table:table-cell>
          <table:table-cell office:value-type="float" office:value="4206" table:style-name="ce205">
            <text:p>4,206</text:p>
          </table:table-cell>
          <table:table-cell office:value-type="float" office:value="75.907785225012887" table:style-name="ce206">
            <text:p>75.91</text:p>
          </table:table-cell>
          <table:table-cell office:value-type="float" office:value="1801" table:style-name="ce205">
            <text:p>1,801</text:p>
          </table:table-cell>
          <table:table-cell office:value-type="float" office:value="979" table:style-name="ce205">
            <text:p>979</text:p>
          </table:table-cell>
          <table:table-cell office:value-type="float" office:value="822" table:style-name="ce205">
            <text:p>822</text:p>
          </table:table-cell>
          <table:table-cell office:value-type="float" office:value="13.265080651101128" table:style-name="ce206">
            <text:p>13.27</text:p>
          </table:table-cell>
          <table:table-cell office:value-type="float" office:value="6424" table:style-name="ce205">
            <text:p>6,424</text:p>
          </table:table-cell>
          <table:table-cell office:value-type="float" office:value="3769" table:style-name="ce205">
            <text:p>3,769</text:p>
          </table:table-cell>
          <table:table-cell office:value-type="float" office:value="2655" table:style-name="ce205">
            <text:p>2,655</text:p>
          </table:table-cell>
          <table:table-cell office:value-type="float" office:value="47.315312661118071" table:style-name="ce206">
            <text:p>47.32</text:p>
          </table:table-cell>
          <table:table-cell office:value-type="float" office:value="11568" table:style-name="ce205">
            <text:p>11,568</text:p>
          </table:table-cell>
          <table:table-cell office:value-type="float" office:value="6783" table:style-name="ce205">
            <text:p>6,783</text:p>
          </table:table-cell>
          <table:table-cell office:value-type="float" office:value="4785" table:style-name="ce205">
            <text:p>4,785</text:p>
          </table:table-cell>
          <table:table-cell office:value-type="float" office:value="85.202916697355818" table:style-name="ce206">
            <text:p>85.20</text:p>
          </table:table-cell>
          <table:table-cell table:number-columns-repeated="16359" table:style-name="ce207"/>
        </table:table-row>
        <table:table-row table:style-name="ro28">
          <table:table-cell table:style-name="ce208"/>
          <table:table-cell table:number-columns-repeated="3" table:style-name="ce209"/>
          <table:table-cell table:style-name="ce210"/>
          <table:table-cell table:number-columns-repeated="3" table:style-name="ce209"/>
          <table:table-cell table:style-name="ce210"/>
          <table:table-cell table:number-columns-repeated="3" table:style-name="ce209"/>
          <table:table-cell table:style-name="ce210"/>
          <table:table-cell table:number-columns-repeated="3" table:style-name="ce209"/>
          <table:table-cell table:style-name="ce210"/>
          <table:table-cell table:number-columns-repeated="3" table:style-name="ce209"/>
          <table:table-cell table:style-name="ce210"/>
          <table:table-cell table:number-columns-repeated="3" table:style-name="ce209"/>
          <table:table-cell table:style-name="ce210"/>
          <table:table-cell table:number-columns-repeated="16359" table:style-name="ce186"/>
        </table:table-row>
        <table:table-row table:style-name="ro20">
          <table:table-cell table:style-name="ce211"/>
          <table:table-cell table:number-columns-repeated="23" table:style-name="ce212"/>
          <table:table-cell office:value-type="string" table:style-name="ce213">
            <text:p><text:s text:c="16"/>內政部戶政司 110年12月10日編製</text:p>
          </table:table-cell>
          <table:table-cell table:number-columns-repeated="16359" table:style-name="ce207"/>
        </table:table-row>
        <table:table-row table:style-name="ro11">
          <table:table-cell table:number-columns-repeated="25" table:style-name="ce173"/>
          <table:table-cell table:number-columns-repeated="16359" table:style-name="ce212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4"/>
        <table:table-row table:style-name="ro23">
          <table:table-cell table:style-name="ce94">
            <draw:frame draw:z-index="1" draw:id="id0" draw:style-name="a0" draw:name="Object 1" svg:x="0.15625in" svg:y="0.19792in" svg:width="6.72917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4">
            <draw:frame draw:z-index="2" draw:id="id1" draw:style-name="a1" draw:name="Object 2" svg:x="0.16667in" svg:y="0.07292in" svg:width="6.67708in" svg:height="10.0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94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4"/>
          <table:table-cell table:number-columns-repeated="16372"/>
        </table:table-row>
        <table:table-row table:style-name="ro30">
          <table:table-cell table:number-columns-repeated="11"/>
          <table:table-cell table:style-name="ce215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50:56Z</meta:creation-date>
    <dc:date>2021-12-03T03:51:54Z</dc:date>
  </office:meta>
</office:document-meta>
</file>